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Web" style:master-page-name="MP0" style:family="paragraph">
      <style:paragraph-properties fo:break-before="page" fo:text-align="justify" fo:margin-top="0in" fo:background-color="#FFFFFF"/>
    </style:style>
    <style:style style:name="T2" style:parent-style-name="Strong" style:family="text">
      <style:text-properties style:font-name="Arial" style:font-name-complex="Arial" fo:color="#333333" fo:font-size="13.5pt" style:font-size-asian="13.5pt" style:font-size-complex="13.5pt"/>
    </style:style>
    <style:style style:name="P3"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4" style:parent-style-name="NormalWeb" style:family="paragraph">
      <style:paragraph-properties fo:text-align="justify" fo:margin-top="0in" fo:background-color="#FFFFFF"/>
    </style:style>
    <style:style style:name="T5" style:parent-style-name="Strong" style:family="text">
      <style:text-properties style:font-name="Arial" style:font-name-complex="Arial" fo:color="#333333" fo:font-size="13.5pt" style:font-size-asian="13.5pt" style:font-size-complex="13.5pt"/>
    </style:style>
    <style:style style:name="P6"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7" style:parent-style-name="NormalWeb" style:family="paragraph">
      <style:paragraph-properties fo:text-align="justify" fo:margin-top="0in" fo:background-color="#FFFFFF"/>
    </style:style>
    <style:style style:name="T8" style:parent-style-name="Strong" style:family="text">
      <style:text-properties style:font-name="Arial" style:font-name-complex="Arial" fo:color="#333333" fo:font-size="13.5pt" style:font-size-asian="13.5pt" style:font-size-complex="13.5pt"/>
    </style:style>
    <style:style style:name="P9"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0" style:parent-style-name="NormalWeb" style:family="paragraph">
      <style:paragraph-properties fo:text-align="justify" fo:margin-top="0in" fo:background-color="#FFFFFF"/>
    </style:style>
    <style:style style:name="T11" style:parent-style-name="Strong" style:family="text">
      <style:text-properties style:font-name="Arial" style:font-name-complex="Arial" fo:color="#333333" fo:font-size="13.5pt" style:font-size-asian="13.5pt" style:font-size-complex="13.5pt"/>
    </style:style>
    <style:style style:name="P12"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3" style:parent-style-name="NormalWeb" style:family="paragraph">
      <style:paragraph-properties fo:text-align="justify" fo:margin-top="0in" fo:background-color="#FFFFFF"/>
    </style:style>
    <style:style style:name="T14" style:parent-style-name="Strong" style:family="text">
      <style:text-properties style:font-name="Arial" style:font-name-complex="Arial" fo:color="#333333" fo:font-size="13.5pt" style:font-size-asian="13.5pt" style:font-size-complex="13.5pt"/>
    </style:style>
    <style:style style:name="P15"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6" style:parent-style-name="NormalWeb" style:family="paragraph">
      <style:paragraph-properties fo:text-align="justify" fo:margin-top="0in" fo:background-color="#FFFFFF"/>
    </style:style>
    <style:style style:name="P17" style:parent-style-name="NormalWeb" style:family="paragraph">
      <style:paragraph-properties fo:text-align="justify" fo:margin-top="0in" fo:background-color="#FFFFFF"/>
    </style:style>
    <style:style style:name="P18" style:parent-style-name="NormalWeb" style:family="paragraph">
      <style:paragraph-properties fo:text-align="justify" fo:margin-top="0in" fo:background-color="#FFFFFF"/>
    </style:style>
    <style:style style:name="P19" style:parent-style-name="NormalWeb" style:family="paragraph">
      <style:paragraph-properties fo:text-align="justify" fo:margin-top="0in" fo:background-color="#FFFFFF"/>
    </style:style>
    <style:style style:name="T20" style:parent-style-name="Strong" style:family="text">
      <style:text-properties style:font-name="Arial" style:font-name-complex="Arial" fo:color="#333333" fo:font-size="13.5pt" style:font-size-asian="13.5pt" style:font-size-complex="13.5pt"/>
    </style:style>
    <style:style style:name="P21"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2" style:parent-style-name="NormalWeb" style:family="paragraph">
      <style:paragraph-properties fo:text-align="justify" fo:margin-top="0in" fo:background-color="#FFFFFF"/>
    </style:style>
    <style:style style:name="T23" style:parent-style-name="Strong" style:family="text">
      <style:text-properties style:font-name="Arial" style:font-name-complex="Arial" fo:color="#333333" fo:font-size="13.5pt" style:font-size-asian="13.5pt" style:font-size-complex="13.5pt"/>
    </style:style>
    <style:style style:name="P24"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5" style:parent-style-name="NormalWeb" style:family="paragraph">
      <style:paragraph-properties fo:text-align="justify" fo:margin-top="0in" fo:background-color="#FFFFFF"/>
    </style:style>
    <style:style style:name="T26" style:parent-style-name="Strong" style:family="text">
      <style:text-properties style:font-name="Arial" style:font-name-complex="Arial" fo:color="#333333" fo:font-size="13.5pt" style:font-size-asian="13.5pt" style:font-size-complex="13.5pt"/>
    </style:style>
    <style:style style:name="P27"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8" style:parent-style-name="NormalWeb" style:family="paragraph">
      <style:paragraph-properties fo:text-align="justify" fo:margin-top="0in" fo:background-color="#FFFFFF"/>
    </style:style>
    <style:style style:name="T29" style:parent-style-name="Strong" style:family="text">
      <style:text-properties style:font-name="Arial" style:font-name-complex="Arial" fo:color="#333333" fo:font-size="13.5pt" style:font-size-asian="13.5pt" style:font-size-complex="13.5pt"/>
    </style:style>
    <style:style style:name="P30"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31" style:parent-style-name="NormalWeb" style:family="paragraph">
      <style:paragraph-properties fo:text-align="justify" fo:margin-top="0in" fo:background-color="#FFFFFF"/>
    </style:style>
    <style:style style:name="P32" style:parent-style-name="NormalWeb" style:family="paragraph">
      <style:paragraph-properties fo:text-align="justify" fo:margin-top="0in" fo:background-color="#FFFFFF"/>
    </style:style>
    <style:style style:name="P33" style:parent-style-name="NormalWeb" style:family="paragraph">
      <style:paragraph-properties fo:text-align="justify" fo:margin-top="0in" fo:background-color="#FFFFFF"/>
    </style:style>
    <style:style style:name="P34" style:parent-style-name="NormalWeb" style:family="paragraph">
      <style:paragraph-properties fo:text-align="justify" fo:margin-top="0in" fo:background-color="#FFFFFF"/>
    </style:style>
    <style:style style:name="T35" style:parent-style-name="Strong" style:family="text">
      <style:text-properties style:font-name="Arial" style:font-name-complex="Arial" fo:color="#333333" fo:font-size="13.5pt" style:font-size-asian="13.5pt" style:font-size-complex="13.5pt"/>
    </style:style>
    <style:style style:name="P36" style:parent-style-name="NormalWeb" style:family="paragraph">
      <style:paragraph-properties fo:text-align="justify" fo:margin-top="0in" fo:background-color="#FFFFFF"/>
    </style:style>
    <style:style style:name="T37" style:parent-style-name="DefaultParagraphFont" style:family="text">
      <style:text-properties style:font-name="Arial" style:font-name-complex="Arial" fo:color="#333333" fo:font-size="13.5pt" style:font-size-asian="13.5pt" style:font-size-complex="13.5pt"/>
    </style:style>
    <style:style style:name="P38" style:parent-style-name="NormalWeb" style:family="paragraph">
      <style:paragraph-properties fo:text-align="justify" fo:margin-top="0in" fo:background-color="#FFFFFF"/>
    </style:style>
    <style:style style:name="T39" style:parent-style-name="Strong" style:family="text">
      <style:text-properties style:font-name="Arial" style:font-name-complex="Arial" fo:color="#333333" fo:font-size="13.5pt" style:font-size-asian="13.5pt" style:font-size-complex="13.5pt"/>
    </style:style>
    <style:style style:name="P40" style:parent-style-name="NormalWeb" style:family="paragraph">
      <style:paragraph-properties fo:text-align="justify" fo:margin-top="0in" fo:background-color="#FFFFFF"/>
    </style:style>
    <style:style style:name="T41" style:parent-style-name="DefaultParagraphFont" style:family="text">
      <style:text-properties style:font-name="Arial" style:font-name-complex="Arial" fo:color="#333333" fo:font-size="13.5pt" style:font-size-asian="13.5pt" style:font-size-complex="13.5pt"/>
    </style:style>
    <style:style style:name="T42" style:parent-style-name="Emphasis" style:family="text">
      <style:text-properties style:font-name="Arial" style:font-name-complex="Arial" fo:color="#333333" fo:font-size="13.5pt" style:font-size-asian="13.5pt" style:font-size-complex="13.5pt"/>
    </style:style>
    <style:style style:name="T43" style:parent-style-name="DefaultParagraphFont" style:family="text">
      <style:text-properties style:font-name="Arial" style:font-name-complex="Arial" fo:color="#333333" fo:font-size="13.5pt" style:font-size-asian="13.5pt" style:font-size-complex="13.5pt"/>
    </style:style>
    <style:style style:name="T44" style:parent-style-name="Emphasis" style:family="text">
      <style:text-properties style:font-name="Arial" style:font-name-complex="Arial" fo:color="#333333" fo:font-size="13.5pt" style:font-size-asian="13.5pt" style:font-size-complex="13.5pt"/>
    </style:style>
    <style:style style:name="T45" style:parent-style-name="DefaultParagraphFont" style:family="text">
      <style:text-properties style:font-name="Arial" style:font-name-complex="Arial" fo:color="#333333" fo:font-size="13.5pt" style:font-size-asian="13.5pt" style:font-size-complex="13.5pt"/>
    </style:style>
    <style:style style:name="P46" style:parent-style-name="NormalWeb" style:family="paragraph">
      <style:paragraph-properties fo:text-align="justify" fo:margin-top="0in" fo:background-color="#FFFFFF"/>
    </style:style>
    <style:style style:name="T47" style:parent-style-name="Strong" style:family="text">
      <style:text-properties style:font-name="Arial" style:font-name-complex="Arial" fo:color="#333333" fo:font-size="13.5pt" style:font-size-asian="13.5pt" style:font-size-complex="13.5pt"/>
    </style:style>
    <style:style style:name="P48"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49" style:parent-style-name="NormalWeb" style:family="paragraph">
      <style:paragraph-properties fo:text-align="justify" fo:margin-top="0in" fo:background-color="#FFFFFF"/>
    </style:style>
    <style:style style:name="T50" style:parent-style-name="Strong" style:family="text">
      <style:text-properties style:font-name="Arial" style:font-name-complex="Arial" fo:color="#333333" fo:font-size="13.5pt" style:font-size-asian="13.5pt" style:font-size-complex="13.5pt"/>
    </style:style>
    <style:style style:name="P51"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2" style:parent-style-name="NormalWeb" style:family="paragraph">
      <style:paragraph-properties fo:text-align="justify" fo:margin-top="0in" fo:background-color="#FFFFFF"/>
    </style:style>
    <style:style style:name="T53" style:parent-style-name="Strong" style:family="text">
      <style:text-properties style:font-name="Arial" style:font-name-complex="Arial" fo:color="#333333" fo:font-size="13.5pt" style:font-size-asian="13.5pt" style:font-size-complex="13.5pt"/>
    </style:style>
    <style:style style:name="P54"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5" style:parent-style-name="NormalWeb" style:family="paragraph">
      <style:paragraph-properties fo:text-align="justify" fo:margin-top="0in" fo:background-color="#FFFFFF"/>
    </style:style>
    <style:style style:name="P56" style:parent-style-name="NormalWeb" style:family="paragraph">
      <style:paragraph-properties fo:text-align="justify" fo:margin-top="0in" fo:background-color="#FFFFFF"/>
    </style:style>
    <style:style style:name="P57" style:parent-style-name="NormalWeb" style:family="paragraph">
      <style:paragraph-properties fo:text-align="justify" fo:margin-top="0in" fo:background-color="#FFFFFF"/>
    </style:style>
    <style:style style:name="T58" style:parent-style-name="Strong" style:family="text">
      <style:text-properties style:font-name="Arial" style:font-name-complex="Arial" fo:color="#333333" fo:font-size="13.5pt" style:font-size-asian="13.5pt" style:font-size-complex="13.5pt"/>
    </style:style>
    <style:style style:name="P59" style:parent-style-name="NormalWeb" style:family="paragraph">
      <style:paragraph-properties fo:text-align="justify" fo:margin-top="0in" fo:background-color="#FFFFFF"/>
    </style:style>
    <style:style style:name="T60" style:parent-style-name="DefaultParagraphFont" style:family="text">
      <style:text-properties style:font-name="Arial" style:font-name-complex="Arial" fo:color="#333333" fo:font-size="13.5pt" style:font-size-asian="13.5pt" style:font-size-complex="13.5pt"/>
    </style:style>
    <style:style style:name="P61" style:parent-style-name="NormalWeb" style:family="paragraph">
      <style:paragraph-properties fo:text-align="justify" fo:margin-top="0in" fo:background-color="#FFFFFF"/>
    </style:style>
    <style:style style:name="T62" style:parent-style-name="Strong" style:family="text">
      <style:text-properties style:font-name="Arial" style:font-name-complex="Arial" fo:color="#333333" fo:font-size="13.5pt" style:font-size-asian="13.5pt" style:font-size-complex="13.5pt"/>
    </style:style>
    <style:style style:name="P63"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64" style:parent-style-name="NormalWeb" style:family="paragraph">
      <style:paragraph-properties fo:text-align="justify" fo:margin-top="0in" fo:background-color="#FFFFFF"/>
    </style:style>
    <style:style style:name="T65" style:parent-style-name="Strong" style:family="text">
      <style:text-properties style:font-name="Arial" style:font-name-complex="Arial" fo:color="#333333" fo:font-size="13.5pt" style:font-size-asian="13.5pt" style:font-size-complex="13.5pt"/>
    </style:style>
    <style:style style:name="P66"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67" style:parent-style-name="NormalWeb" style:family="paragraph">
      <style:paragraph-properties fo:text-align="justify" fo:margin-top="0in" fo:background-color="#FFFFFF"/>
    </style:style>
    <style:style style:name="T68" style:parent-style-name="Strong" style:family="text">
      <style:text-properties style:font-name="Arial" style:font-name-complex="Arial" fo:color="#333333" fo:font-size="13.5pt" style:font-size-asian="13.5pt" style:font-size-complex="13.5pt"/>
    </style:style>
    <style:style style:name="P69"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70" style:parent-style-name="NormalWeb" style:family="paragraph">
      <style:paragraph-properties fo:text-align="justify" fo:margin-top="0in" fo:background-color="#FFFFFF"/>
    </style:style>
    <style:style style:name="T71" style:parent-style-name="Strong" style:family="text">
      <style:text-properties style:font-name="Arial" style:font-name-complex="Arial" fo:color="#333333" fo:font-size="13.5pt" style:font-size-asian="13.5pt" style:font-size-complex="13.5pt"/>
    </style:style>
    <style:style style:name="P72"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73" style:parent-style-name="NormalWeb" style:family="paragraph">
      <style:paragraph-properties fo:text-align="justify" fo:margin-top="0in" fo:background-color="#FFFFFF"/>
    </style:style>
    <style:style style:name="T74" style:parent-style-name="Strong" style:family="text">
      <style:text-properties style:font-name="Arial" style:font-name-complex="Arial" fo:color="#333333" fo:font-size="13.5pt" style:font-size-asian="13.5pt" style:font-size-complex="13.5pt"/>
    </style:style>
    <style:style style:name="P75"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76" style:parent-style-name="NormalWeb" style:family="paragraph">
      <style:paragraph-properties fo:text-align="justify" fo:margin-top="0in" fo:background-color="#FFFFFF"/>
    </style:style>
    <style:style style:name="T77" style:parent-style-name="Strong" style:family="text">
      <style:text-properties style:font-name="Arial" style:font-name-complex="Arial" fo:color="#333333" fo:font-size="13.5pt" style:font-size-asian="13.5pt" style:font-size-complex="13.5pt"/>
    </style:style>
    <style:style style:name="P78"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79" style:parent-style-name="NormalWeb" style:family="paragraph">
      <style:paragraph-properties fo:text-align="justify" fo:margin-top="0in" fo:background-color="#FFFFFF"/>
    </style:style>
    <style:style style:name="T80" style:parent-style-name="Strong" style:family="text">
      <style:text-properties style:font-name="Arial" style:font-name-complex="Arial" fo:color="#333333" fo:font-size="13.5pt" style:font-size-asian="13.5pt" style:font-size-complex="13.5pt"/>
    </style:style>
    <style:style style:name="P81"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82" style:parent-style-name="NormalWeb" style:family="paragraph">
      <style:paragraph-properties fo:text-align="justify" fo:margin-top="0in" fo:background-color="#FFFFFF"/>
    </style:style>
    <style:style style:name="T83" style:parent-style-name="Strong" style:family="text">
      <style:text-properties style:font-name="Arial" style:font-name-complex="Arial" fo:color="#333333" fo:font-size="13.5pt" style:font-size-asian="13.5pt" style:font-size-complex="13.5pt"/>
    </style:style>
    <style:style style:name="P84"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85" style:parent-style-name="NormalWeb" style:family="paragraph">
      <style:paragraph-properties fo:text-align="justify" fo:margin-top="0in" fo:background-color="#FFFFFF"/>
    </style:style>
    <style:style style:name="T86" style:parent-style-name="Strong" style:family="text">
      <style:text-properties style:font-name="Arial" style:font-name-complex="Arial" fo:color="#333333" fo:font-size="13.5pt" style:font-size-asian="13.5pt" style:font-size-complex="13.5pt"/>
    </style:style>
    <style:style style:name="P87"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88" style:parent-style-name="NormalWeb" style:family="paragraph">
      <style:paragraph-properties fo:text-align="justify" fo:margin-top="0in" fo:background-color="#FFFFFF"/>
    </style:style>
    <style:style style:name="T89" style:parent-style-name="Strong" style:family="text">
      <style:text-properties style:font-name="Arial" style:font-name-complex="Arial" fo:color="#333333" fo:font-size="13.5pt" style:font-size-asian="13.5pt" style:font-size-complex="13.5pt"/>
    </style:style>
    <style:style style:name="P90"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91" style:parent-style-name="NormalWeb" style:family="paragraph">
      <style:paragraph-properties fo:text-align="justify" fo:margin-top="0in" fo:background-color="#FFFFFF"/>
    </style:style>
    <style:style style:name="T92" style:parent-style-name="Strong" style:family="text">
      <style:text-properties style:font-name="Arial" style:font-name-complex="Arial" fo:color="#333333" fo:font-size="13.5pt" style:font-size-asian="13.5pt" style:font-size-complex="13.5pt"/>
    </style:style>
    <style:style style:name="P93"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94" style:parent-style-name="NormalWeb" style:family="paragraph">
      <style:paragraph-properties fo:text-align="justify" fo:margin-top="0in" fo:background-color="#FFFFFF"/>
    </style:style>
    <style:style style:name="T95" style:parent-style-name="Strong" style:family="text">
      <style:text-properties style:font-name="Arial" style:font-name-complex="Arial" fo:color="#333333" fo:font-size="13.5pt" style:font-size-asian="13.5pt" style:font-size-complex="13.5pt"/>
    </style:style>
    <style:style style:name="P96"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97" style:parent-style-name="NormalWeb" style:family="paragraph">
      <style:paragraph-properties fo:text-align="justify" fo:margin-top="0in" fo:background-color="#FFFFFF"/>
    </style:style>
    <style:style style:name="T98" style:parent-style-name="Strong" style:family="text">
      <style:text-properties style:font-name="Arial" style:font-name-complex="Arial" fo:color="#333333" fo:font-size="13.5pt" style:font-size-asian="13.5pt" style:font-size-complex="13.5pt"/>
    </style:style>
    <style:style style:name="P99"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00" style:parent-style-name="NormalWeb" style:family="paragraph">
      <style:paragraph-properties fo:text-align="justify" fo:margin-top="0in" fo:background-color="#FFFFFF"/>
    </style:style>
    <style:style style:name="T101" style:parent-style-name="Strong" style:family="text">
      <style:text-properties style:font-name="Arial" style:font-name-complex="Arial" fo:color="#333333" fo:font-size="13.5pt" style:font-size-asian="13.5pt" style:font-size-complex="13.5pt"/>
    </style:style>
    <style:style style:name="P102" style:parent-style-name="NormalWeb" style:family="paragraph">
      <style:paragraph-properties fo:text-align="justify" fo:margin-top="0in" fo:background-color="#FFFFFF"/>
    </style:style>
    <style:style style:name="T103" style:parent-style-name="DefaultParagraphFont" style:family="text">
      <style:text-properties style:font-name="Arial" style:font-name-complex="Arial" fo:color="#333333" fo:font-size="13.5pt" style:font-size-asian="13.5pt" style:font-size-complex="13.5pt"/>
    </style:style>
    <style:style style:name="T104" style:parent-style-name="Emphasis" style:family="text">
      <style:text-properties style:font-name="Arial" style:font-name-complex="Arial" fo:color="#333333" fo:font-size="13.5pt" style:font-size-asian="13.5pt" style:font-size-complex="13.5pt"/>
    </style:style>
    <style:style style:name="T105" style:parent-style-name="DefaultParagraphFont" style:family="text">
      <style:text-properties style:font-name="Arial" style:font-name-complex="Arial" fo:color="#333333" fo:font-size="13.5pt" style:font-size-asian="13.5pt" style:font-size-complex="13.5pt"/>
    </style:style>
    <style:style style:name="P106" style:parent-style-name="NormalWeb" style:family="paragraph">
      <style:paragraph-properties fo:text-align="justify" fo:margin-top="0in" fo:background-color="#FFFFFF"/>
    </style:style>
    <style:style style:name="T107" style:parent-style-name="Strong" style:family="text">
      <style:text-properties style:font-name="Arial" style:font-name-complex="Arial" fo:color="#333333" fo:font-size="13.5pt" style:font-size-asian="13.5pt" style:font-size-complex="13.5pt"/>
    </style:style>
    <style:style style:name="P108"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09" style:parent-style-name="NormalWeb" style:family="paragraph">
      <style:paragraph-properties fo:text-align="justify" fo:margin-top="0in" fo:background-color="#FFFFFF"/>
    </style:style>
    <style:style style:name="T110" style:parent-style-name="Strong" style:family="text">
      <style:text-properties style:font-name="Arial" style:font-name-complex="Arial" fo:color="#333333" fo:font-size="13.5pt" style:font-size-asian="13.5pt" style:font-size-complex="13.5pt"/>
    </style:style>
    <style:style style:name="P111"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12" style:parent-style-name="NormalWeb" style:family="paragraph">
      <style:paragraph-properties fo:text-align="justify" fo:margin-top="0in" fo:background-color="#FFFFFF"/>
    </style:style>
    <style:style style:name="T113" style:parent-style-name="Strong" style:family="text">
      <style:text-properties style:font-name="Arial" style:font-name-complex="Arial" fo:color="#333333" fo:font-size="13.5pt" style:font-size-asian="13.5pt" style:font-size-complex="13.5pt"/>
    </style:style>
    <style:style style:name="P114"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15"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16" style:parent-style-name="NormalWeb" style:family="paragraph">
      <style:paragraph-properties fo:text-align="justify" fo:margin-top="0in" fo:background-color="#FFFFFF"/>
    </style:style>
    <style:style style:name="T117" style:parent-style-name="Strong" style:family="text">
      <style:text-properties style:font-name="Arial" style:font-name-complex="Arial" fo:color="#333333" fo:font-size="13.5pt" style:font-size-asian="13.5pt" style:font-size-complex="13.5pt"/>
    </style:style>
    <style:style style:name="P118"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19" style:parent-style-name="NormalWeb" style:family="paragraph">
      <style:paragraph-properties fo:text-align="justify" fo:margin-top="0in" fo:background-color="#FFFFFF"/>
    </style:style>
    <style:style style:name="T120" style:parent-style-name="Strong" style:family="text">
      <style:text-properties style:font-name="Arial" style:font-name-complex="Arial" fo:color="#333333" fo:font-size="13.5pt" style:font-size-asian="13.5pt" style:font-size-complex="13.5pt"/>
    </style:style>
    <style:style style:name="P121"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22" style:parent-style-name="NormalWeb" style:family="paragraph">
      <style:paragraph-properties fo:text-align="justify" fo:margin-top="0in" fo:background-color="#FFFFFF"/>
    </style:style>
    <style:style style:name="T123" style:parent-style-name="Strong" style:family="text">
      <style:text-properties style:font-name="Arial" style:font-name-complex="Arial" fo:color="#333333" fo:font-size="13.5pt" style:font-size-asian="13.5pt" style:font-size-complex="13.5pt"/>
    </style:style>
    <style:style style:name="P124"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25" style:parent-style-name="NormalWeb" style:family="paragraph">
      <style:paragraph-properties fo:text-align="justify" fo:margin-top="0in" fo:background-color="#FFFFFF"/>
    </style:style>
    <style:style style:name="T126" style:parent-style-name="Strong" style:family="text">
      <style:text-properties style:font-name="Arial" style:font-name-complex="Arial" fo:color="#333333" fo:font-size="13.5pt" style:font-size-asian="13.5pt" style:font-size-complex="13.5pt"/>
    </style:style>
    <style:style style:name="P127"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28" style:parent-style-name="NormalWeb" style:family="paragraph">
      <style:paragraph-properties fo:text-align="justify" fo:margin-top="0in" fo:background-color="#FFFFFF"/>
    </style:style>
    <style:style style:name="T129" style:parent-style-name="Strong" style:family="text">
      <style:text-properties style:font-name="Arial" style:font-name-complex="Arial" fo:color="#333333" fo:font-size="13.5pt" style:font-size-asian="13.5pt" style:font-size-complex="13.5pt"/>
    </style:style>
    <style:style style:name="P130"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31" style:parent-style-name="NormalWeb" style:family="paragraph">
      <style:paragraph-properties fo:text-align="justify" fo:margin-top="0in" fo:background-color="#FFFFFF"/>
    </style:style>
    <style:style style:name="P132" style:parent-style-name="NormalWeb" style:family="paragraph">
      <style:paragraph-properties fo:text-align="justify" fo:margin-top="0in" fo:background-color="#FFFFFF"/>
    </style:style>
    <style:style style:name="T133" style:parent-style-name="Strong" style:family="text">
      <style:text-properties style:font-name="Arial" style:font-name-complex="Arial" fo:color="#333333" fo:font-size="13.5pt" style:font-size-asian="13.5pt" style:font-size-complex="13.5pt"/>
    </style:style>
    <style:style style:name="P134"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35"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36" style:parent-style-name="NormalWeb" style:family="paragraph">
      <style:paragraph-properties fo:text-align="justify" fo:margin-top="0in" fo:background-color="#FFFFFF"/>
    </style:style>
    <style:style style:name="T137" style:parent-style-name="Strong" style:family="text">
      <style:text-properties style:font-name="Arial" style:font-name-complex="Arial" fo:color="#333333" fo:font-size="13.5pt" style:font-size-asian="13.5pt" style:font-size-complex="13.5pt"/>
    </style:style>
    <style:style style:name="P138"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39" style:parent-style-name="NormalWeb" style:family="paragraph">
      <style:paragraph-properties fo:text-align="justify" fo:margin-top="0in" fo:background-color="#FFFFFF"/>
    </style:style>
    <style:style style:name="T140" style:parent-style-name="Strong" style:family="text">
      <style:text-properties style:font-name="Arial" style:font-name-complex="Arial" fo:color="#333333" fo:font-size="13.5pt" style:font-size-asian="13.5pt" style:font-size-complex="13.5pt"/>
    </style:style>
    <style:style style:name="P141"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42" style:parent-style-name="NormalWeb" style:family="paragraph">
      <style:paragraph-properties fo:text-align="justify" fo:margin-top="0in" fo:background-color="#FFFFFF"/>
    </style:style>
    <style:style style:name="T143" style:parent-style-name="Strong" style:family="text">
      <style:text-properties style:font-name="Arial" style:font-name-complex="Arial" fo:color="#333333" fo:font-size="13.5pt" style:font-size-asian="13.5pt" style:font-size-complex="13.5pt"/>
    </style:style>
    <style:style style:name="P144"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45" style:parent-style-name="NormalWeb" style:family="paragraph">
      <style:paragraph-properties fo:text-align="justify" fo:margin-top="0in" fo:background-color="#FFFFFF"/>
    </style:style>
    <style:style style:name="P146" style:parent-style-name="NormalWeb" style:family="paragraph">
      <style:paragraph-properties fo:text-align="justify" fo:margin-top="0in" fo:background-color="#FFFFFF"/>
    </style:style>
    <style:style style:name="P147" style:parent-style-name="NormalWeb" style:family="paragraph">
      <style:paragraph-properties fo:text-align="justify" fo:margin-top="0in" fo:background-color="#FFFFFF"/>
    </style:style>
    <style:style style:name="P148" style:parent-style-name="NormalWeb" style:family="paragraph">
      <style:paragraph-properties fo:text-align="justify" fo:margin-top="0in" fo:background-color="#FFFFFF"/>
    </style:style>
    <style:style style:name="T149" style:parent-style-name="Strong" style:family="text">
      <style:text-properties style:font-name="Arial" style:font-name-complex="Arial" fo:color="#333333" fo:font-size="13.5pt" style:font-size-asian="13.5pt" style:font-size-complex="13.5pt"/>
    </style:style>
    <style:style style:name="P150"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51" style:parent-style-name="NormalWeb" style:family="paragraph">
      <style:paragraph-properties fo:text-align="justify" fo:margin-top="0in" fo:background-color="#FFFFFF"/>
    </style:style>
    <style:style style:name="T152" style:parent-style-name="Strong" style:family="text">
      <style:text-properties style:font-name="Arial" style:font-name-complex="Arial" fo:color="#333333" fo:font-size="13.5pt" style:font-size-asian="13.5pt" style:font-size-complex="13.5pt"/>
    </style:style>
    <style:style style:name="P153"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54"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55" style:parent-style-name="NormalWeb" style:family="paragraph">
      <style:paragraph-properties fo:text-align="justify" fo:margin-top="0in" fo:background-color="#FFFFFF"/>
    </style:style>
    <style:style style:name="T156" style:parent-style-name="Strong" style:family="text">
      <style:text-properties style:font-name="Arial" style:font-name-complex="Arial" fo:color="#333333" fo:font-size="13.5pt" style:font-size-asian="13.5pt" style:font-size-complex="13.5pt"/>
    </style:style>
    <style:style style:name="P157" style:parent-style-name="NormalWeb" style:family="paragraph">
      <style:paragraph-properties fo:text-align="justify" fo:margin-top="0in" fo:background-color="#FFFFFF"/>
    </style:style>
    <style:style style:name="T158" style:parent-style-name="DefaultParagraphFont" style:family="text">
      <style:text-properties style:font-name="Arial" style:font-name-complex="Arial" fo:color="#333333" fo:font-size="13.5pt" style:font-size-asian="13.5pt" style:font-size-complex="13.5pt"/>
    </style:style>
    <style:style style:name="T159" style:parent-style-name="Hyperlink" style:family="text">
      <style:text-properties style:font-name="Arial" style:font-name-complex="Arial" fo:color="#6BB536" fo:font-size="13.5pt" style:font-size-asian="13.5pt" style:font-size-complex="13.5pt" style:text-underline-type="none"/>
    </style:style>
    <style:style style:name="T160" style:parent-style-name="DefaultParagraphFont" style:family="text">
      <style:text-properties style:font-name="Arial" style:font-name-complex="Arial" fo:color="#333333" fo:font-size="13.5pt" style:font-size-asian="13.5pt" style:font-size-complex="13.5pt"/>
    </style:style>
    <style:style style:name="P161" style:parent-style-name="NormalWeb" style:family="paragraph">
      <style:paragraph-properties fo:text-align="justify" fo:margin-top="0in" fo:background-color="#FFFFFF"/>
    </style:style>
    <style:style style:name="T162" style:parent-style-name="Strong" style:family="text">
      <style:text-properties style:font-name="Arial" style:font-name-complex="Arial" fo:color="#333333" fo:font-size="13.5pt" style:font-size-asian="13.5pt" style:font-size-complex="13.5pt"/>
    </style:style>
    <style:style style:name="P163"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64"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65"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66" style:parent-style-name="NormalWeb" style:family="paragraph">
      <style:paragraph-properties fo:text-align="justify" fo:margin-top="0in" fo:background-color="#FFFFFF"/>
    </style:style>
    <style:style style:name="T167" style:parent-style-name="Strong" style:family="text">
      <style:text-properties style:font-name="Arial" style:font-name-complex="Arial" fo:color="#333333" fo:font-size="13.5pt" style:font-size-asian="13.5pt" style:font-size-complex="13.5pt"/>
    </style:style>
    <style:style style:name="P168"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69" style:parent-style-name="NormalWeb" style:family="paragraph">
      <style:paragraph-properties fo:text-align="justify" fo:margin-top="0in" fo:background-color="#FFFFFF"/>
    </style:style>
    <style:style style:name="T170" style:parent-style-name="Strong" style:family="text">
      <style:text-properties style:font-name="Arial" style:font-name-complex="Arial" fo:color="#333333" fo:font-size="13.5pt" style:font-size-asian="13.5pt" style:font-size-complex="13.5pt"/>
    </style:style>
    <style:style style:name="P171"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72" style:parent-style-name="NormalWeb" style:family="paragraph">
      <style:paragraph-properties fo:text-align="justify" fo:margin-top="0in" fo:background-color="#FFFFFF"/>
    </style:style>
    <style:style style:name="T173" style:parent-style-name="Strong" style:family="text">
      <style:text-properties style:font-name="Arial" style:font-name-complex="Arial" fo:color="#333333" fo:font-size="13.5pt" style:font-size-asian="13.5pt" style:font-size-complex="13.5pt"/>
    </style:style>
    <style:style style:name="P174"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75" style:parent-style-name="NormalWeb" style:family="paragraph">
      <style:paragraph-properties fo:text-align="justify" fo:margin-top="0in" fo:background-color="#FFFFFF"/>
    </style:style>
    <style:style style:name="T176" style:parent-style-name="Strong" style:family="text">
      <style:text-properties style:font-name="Arial" style:font-name-complex="Arial" fo:color="#333333" fo:font-size="13.5pt" style:font-size-asian="13.5pt" style:font-size-complex="13.5pt"/>
    </style:style>
    <style:style style:name="P177"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78" style:parent-style-name="NormalWeb" style:family="paragraph">
      <style:paragraph-properties fo:text-align="justify" fo:margin-top="0in" fo:background-color="#FFFFFF"/>
    </style:style>
    <style:style style:name="P179" style:parent-style-name="NormalWeb" style:family="paragraph">
      <style:paragraph-properties fo:text-align="justify" fo:margin-top="0in" fo:background-color="#FFFFFF"/>
    </style:style>
    <style:style style:name="P180" style:parent-style-name="NormalWeb" style:family="paragraph">
      <style:paragraph-properties fo:text-align="justify" fo:margin-top="0in" fo:background-color="#FFFFFF"/>
    </style:style>
    <style:style style:name="P181" style:parent-style-name="NormalWeb" style:family="paragraph">
      <style:paragraph-properties fo:text-align="justify" fo:margin-top="0in" fo:background-color="#FFFFFF"/>
    </style:style>
    <style:style style:name="P182" style:parent-style-name="NormalWeb" style:family="paragraph">
      <style:paragraph-properties fo:text-align="justify" fo:margin-top="0in" fo:background-color="#FFFFFF"/>
    </style:style>
    <style:style style:name="T183" style:parent-style-name="Strong" style:family="text">
      <style:text-properties style:font-name="Arial" style:font-name-complex="Arial" fo:color="#333333" fo:font-size="13.5pt" style:font-size-asian="13.5pt" style:font-size-complex="13.5pt"/>
    </style:style>
    <style:style style:name="P184"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85" style:parent-style-name="NormalWeb" style:family="paragraph">
      <style:paragraph-properties fo:text-align="justify" fo:margin-top="0in" fo:background-color="#FFFFFF"/>
    </style:style>
    <style:style style:name="T186" style:parent-style-name="Strong" style:family="text">
      <style:text-properties style:font-name="Arial" style:font-name-complex="Arial" fo:color="#333333" fo:font-size="13.5pt" style:font-size-asian="13.5pt" style:font-size-complex="13.5pt"/>
    </style:style>
    <style:style style:name="P187"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88" style:parent-style-name="NormalWeb" style:family="paragraph">
      <style:paragraph-properties fo:text-align="justify" fo:margin-top="0in" fo:background-color="#FFFFFF"/>
    </style:style>
    <style:style style:name="T189" style:parent-style-name="Strong" style:family="text">
      <style:text-properties style:font-name="Arial" style:font-name-complex="Arial" fo:color="#333333" fo:font-size="13.5pt" style:font-size-asian="13.5pt" style:font-size-complex="13.5pt"/>
    </style:style>
    <style:style style:name="P190"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91" style:parent-style-name="NormalWeb" style:family="paragraph">
      <style:paragraph-properties fo:text-align="justify" fo:margin-top="0in" fo:background-color="#FFFFFF"/>
    </style:style>
    <style:style style:name="T192" style:parent-style-name="Strong" style:family="text">
      <style:text-properties style:font-name="Arial" style:font-name-complex="Arial" fo:color="#333333" fo:font-size="13.5pt" style:font-size-asian="13.5pt" style:font-size-complex="13.5pt"/>
    </style:style>
    <style:style style:name="P193"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94"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195" style:parent-style-name="NormalWeb" style:family="paragraph">
      <style:paragraph-properties fo:text-align="justify" fo:margin-top="0in" fo:background-color="#FFFFFF"/>
    </style:style>
    <style:style style:name="P196" style:parent-style-name="NormalWeb" style:family="paragraph">
      <style:paragraph-properties fo:text-align="justify" fo:margin-top="0in" fo:background-color="#FFFFFF"/>
    </style:style>
    <style:style style:name="P197" style:parent-style-name="NormalWeb" style:family="paragraph">
      <style:paragraph-properties fo:text-align="justify" fo:margin-top="0in" fo:background-color="#FFFFFF"/>
    </style:style>
    <style:style style:name="P198" style:parent-style-name="NormalWeb" style:family="paragraph">
      <style:paragraph-properties fo:text-align="justify" fo:margin-top="0in" fo:background-color="#FFFFFF"/>
    </style:style>
    <style:style style:name="T199" style:parent-style-name="Strong" style:family="text">
      <style:text-properties style:font-name="Arial" style:font-name-complex="Arial" fo:color="#333333" fo:font-size="13.5pt" style:font-size-asian="13.5pt" style:font-size-complex="13.5pt"/>
    </style:style>
    <style:style style:name="P200"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01"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02" style:parent-style-name="NormalWeb" style:family="paragraph">
      <style:paragraph-properties fo:text-align="justify" fo:margin-top="0in" fo:background-color="#FFFFFF"/>
    </style:style>
    <style:style style:name="T203" style:parent-style-name="Strong" style:family="text">
      <style:text-properties style:font-name="Arial" style:font-name-complex="Arial" fo:color="#333333" fo:font-size="13.5pt" style:font-size-asian="13.5pt" style:font-size-complex="13.5pt"/>
    </style:style>
    <style:style style:name="P204"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05"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06" style:parent-style-name="NormalWeb" style:family="paragraph">
      <style:paragraph-properties fo:text-align="justify" fo:margin-top="0in" fo:background-color="#FFFFFF"/>
    </style:style>
    <style:style style:name="T207" style:parent-style-name="Strong" style:family="text">
      <style:text-properties style:font-name="Arial" style:font-name-complex="Arial" fo:color="#333333" fo:font-size="13.5pt" style:font-size-asian="13.5pt" style:font-size-complex="13.5pt"/>
    </style:style>
    <style:style style:name="P208"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09" style:parent-style-name="NormalWeb" style:family="paragraph">
      <style:paragraph-properties fo:text-align="justify" fo:margin-top="0in" fo:background-color="#FFFFFF"/>
    </style:style>
    <style:style style:name="P210" style:parent-style-name="NormalWeb" style:family="paragraph">
      <style:paragraph-properties fo:text-align="justify" fo:margin-top="0in" fo:background-color="#FFFFFF"/>
    </style:style>
    <style:style style:name="P211" style:parent-style-name="NormalWeb" style:family="paragraph">
      <style:paragraph-properties fo:text-align="justify" fo:margin-top="0in" fo:background-color="#FFFFFF"/>
    </style:style>
    <style:style style:name="P212" style:parent-style-name="NormalWeb" style:family="paragraph">
      <style:paragraph-properties fo:text-align="justify" fo:margin-top="0in" fo:background-color="#FFFFFF"/>
    </style:style>
    <style:style style:name="P213" style:parent-style-name="NormalWeb" style:family="paragraph">
      <style:paragraph-properties fo:text-align="justify" fo:margin-top="0in" fo:background-color="#FFFFFF"/>
    </style:style>
    <style:style style:name="P214" style:parent-style-name="NormalWeb" style:family="paragraph">
      <style:paragraph-properties fo:text-align="justify" fo:margin-top="0in" fo:background-color="#FFFFFF"/>
    </style:style>
    <style:style style:name="P215" style:parent-style-name="NormalWeb" style:family="paragraph">
      <style:paragraph-properties fo:text-align="justify" fo:margin-top="0in" fo:background-color="#FFFFFF"/>
    </style:style>
    <style:style style:name="T216" style:parent-style-name="Strong" style:family="text">
      <style:text-properties style:font-name="Arial" style:font-name-complex="Arial" fo:color="#333333" fo:font-size="13.5pt" style:font-size-asian="13.5pt" style:font-size-complex="13.5pt"/>
    </style:style>
    <style:style style:name="P217"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18"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19" style:parent-style-name="NormalWeb" style:family="paragraph">
      <style:paragraph-properties fo:text-align="justify" fo:margin-top="0in" fo:background-color="#FFFFFF"/>
    </style:style>
    <style:style style:name="T220" style:parent-style-name="Strong" style:family="text">
      <style:text-properties style:font-name="Arial" style:font-name-complex="Arial" fo:color="#333333" fo:font-size="13.5pt" style:font-size-asian="13.5pt" style:font-size-complex="13.5pt"/>
    </style:style>
    <style:style style:name="P221"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22"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23" style:parent-style-name="NormalWeb" style:family="paragraph">
      <style:paragraph-properties fo:text-align="justify" fo:margin-top="0in" fo:background-color="#FFFFFF"/>
    </style:style>
    <style:style style:name="T224" style:parent-style-name="Strong" style:family="text">
      <style:text-properties style:font-name="Arial" style:font-name-complex="Arial" fo:color="#333333" fo:font-size="13.5pt" style:font-size-asian="13.5pt" style:font-size-complex="13.5pt"/>
    </style:style>
    <style:style style:name="P225"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26" style:parent-style-name="NormalWeb" style:family="paragraph">
      <style:paragraph-properties fo:text-align="justify" fo:margin-top="0in" fo:background-color="#FFFFFF"/>
    </style:style>
    <style:style style:name="T227" style:parent-style-name="Strong" style:family="text">
      <style:text-properties style:font-name="Arial" style:font-name-complex="Arial" fo:color="#333333" fo:font-size="13.5pt" style:font-size-asian="13.5pt" style:font-size-complex="13.5pt"/>
    </style:style>
    <style:style style:name="P228"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29" style:parent-style-name="NormalWeb" style:family="paragraph">
      <style:paragraph-properties fo:text-align="justify" fo:margin-top="0in" fo:background-color="#FFFFFF"/>
    </style:style>
    <style:style style:name="T230" style:parent-style-name="Strong" style:family="text">
      <style:text-properties style:font-name="Arial" style:font-name-complex="Arial" fo:color="#333333" fo:font-size="13.5pt" style:font-size-asian="13.5pt" style:font-size-complex="13.5pt"/>
    </style:style>
    <style:style style:name="P231"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32" style:parent-style-name="NormalWeb" style:family="paragraph">
      <style:paragraph-properties fo:text-align="justify" fo:margin-top="0in" fo:background-color="#FFFFFF"/>
    </style:style>
    <style:style style:name="T233" style:parent-style-name="Strong" style:family="text">
      <style:text-properties style:font-name="Arial" style:font-name-complex="Arial" fo:color="#333333" fo:font-size="13.5pt" style:font-size-asian="13.5pt" style:font-size-complex="13.5pt"/>
    </style:style>
    <style:style style:name="P234"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35" style:parent-style-name="NormalWeb" style:family="paragraph">
      <style:paragraph-properties fo:text-align="justify" fo:margin-top="0in" fo:background-color="#FFFFFF"/>
    </style:style>
    <style:style style:name="T236" style:parent-style-name="Strong" style:family="text">
      <style:text-properties style:font-name="Arial" style:font-name-complex="Arial" fo:color="#333333" fo:font-size="13.5pt" style:font-size-asian="13.5pt" style:font-size-complex="13.5pt"/>
    </style:style>
    <style:style style:name="P237"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38" style:parent-style-name="NormalWeb" style:family="paragraph">
      <style:paragraph-properties fo:text-align="justify" fo:margin-top="0in" fo:background-color="#FFFFFF"/>
    </style:style>
    <style:style style:name="T239" style:parent-style-name="Strong" style:family="text">
      <style:text-properties style:font-name="Arial" style:font-name-complex="Arial" fo:color="#333333" fo:font-size="13.5pt" style:font-size-asian="13.5pt" style:font-size-complex="13.5pt"/>
    </style:style>
    <style:style style:name="P240"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41"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42"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43"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44" style:parent-style-name="NormalWeb" style:family="paragraph">
      <style:paragraph-properties fo:text-align="justify" fo:margin-top="0in" fo:background-color="#FFFFFF"/>
    </style:style>
    <style:style style:name="T245" style:parent-style-name="Strong" style:family="text">
      <style:text-properties style:font-name="Arial" style:font-name-complex="Arial" fo:color="#333333" fo:font-size="13.5pt" style:font-size-asian="13.5pt" style:font-size-complex="13.5pt"/>
    </style:style>
    <style:style style:name="P246"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47" style:parent-style-name="NormalWeb" style:family="paragraph">
      <style:paragraph-properties fo:text-align="justify" fo:margin-top="0in" fo:background-color="#FFFFFF"/>
    </style:style>
    <style:style style:name="T248" style:parent-style-name="Strong" style:family="text">
      <style:text-properties style:font-name="Arial" style:font-name-complex="Arial" fo:color="#333333" fo:font-size="13.5pt" style:font-size-asian="13.5pt" style:font-size-complex="13.5pt"/>
    </style:style>
    <style:style style:name="P249"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50" style:parent-style-name="NormalWeb" style:family="paragraph">
      <style:paragraph-properties fo:text-align="justify" fo:margin-top="0in" fo:background-color="#FFFFFF"/>
    </style:style>
    <style:style style:name="T251" style:parent-style-name="Strong" style:family="text">
      <style:text-properties style:font-name="Arial" style:font-name-complex="Arial" fo:color="#333333" fo:font-size="13.5pt" style:font-size-asian="13.5pt" style:font-size-complex="13.5pt"/>
    </style:style>
    <style:style style:name="P252"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53" style:parent-style-name="NormalWeb" style:family="paragraph">
      <style:paragraph-properties fo:text-align="justify" fo:margin-top="0in" fo:background-color="#FFFFFF"/>
    </style:style>
    <style:style style:name="P254" style:parent-style-name="NormalWeb" style:family="paragraph">
      <style:paragraph-properties fo:text-align="justify" fo:margin-top="0in" fo:background-color="#FFFFFF"/>
    </style:style>
    <style:style style:name="P255" style:parent-style-name="NormalWeb" style:family="paragraph">
      <style:paragraph-properties fo:text-align="justify" fo:margin-top="0in" fo:background-color="#FFFFFF"/>
    </style:style>
    <style:style style:name="P256" style:parent-style-name="NormalWeb" style:family="paragraph">
      <style:paragraph-properties fo:text-align="justify" fo:margin-top="0in" fo:background-color="#FFFFFF"/>
    </style:style>
    <style:style style:name="P257" style:parent-style-name="NormalWeb" style:family="paragraph">
      <style:paragraph-properties fo:text-align="justify" fo:margin-top="0in" fo:background-color="#FFFFFF"/>
    </style:style>
    <style:style style:name="P258" style:parent-style-name="NormalWeb" style:family="paragraph">
      <style:paragraph-properties fo:text-align="justify" fo:margin-top="0in" fo:background-color="#FFFFFF"/>
    </style:style>
    <style:style style:name="T259" style:parent-style-name="Strong" style:family="text">
      <style:text-properties style:font-name="Arial" style:font-name-complex="Arial" fo:color="#333333" fo:font-size="13.5pt" style:font-size-asian="13.5pt" style:font-size-complex="13.5pt"/>
    </style:style>
    <style:style style:name="P260"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61" style:parent-style-name="NormalWeb" style:family="paragraph">
      <style:paragraph-properties fo:text-align="justify" fo:margin-top="0in" fo:background-color="#FFFFFF"/>
    </style:style>
    <style:style style:name="T262" style:parent-style-name="Strong" style:family="text">
      <style:text-properties style:font-name="Arial" style:font-name-complex="Arial" fo:color="#333333" fo:font-size="13.5pt" style:font-size-asian="13.5pt" style:font-size-complex="13.5pt"/>
    </style:style>
    <style:style style:name="P263"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64" style:parent-style-name="NormalWeb" style:family="paragraph">
      <style:paragraph-properties fo:text-align="justify" fo:margin-top="0in" fo:background-color="#FFFFFF"/>
    </style:style>
    <style:style style:name="T265" style:parent-style-name="Strong" style:family="text">
      <style:text-properties style:font-name="Arial" style:font-name-complex="Arial" fo:color="#333333" fo:font-size="13.5pt" style:font-size-asian="13.5pt" style:font-size-complex="13.5pt"/>
    </style:style>
    <style:style style:name="P266"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67" style:parent-style-name="NormalWeb" style:family="paragraph">
      <style:paragraph-properties fo:text-align="justify" fo:margin-top="0in" fo:background-color="#FFFFFF"/>
    </style:style>
    <style:style style:name="T268" style:parent-style-name="Strong" style:family="text">
      <style:text-properties style:font-name="Arial" style:font-name-complex="Arial" fo:color="#333333" fo:font-size="13.5pt" style:font-size-asian="13.5pt" style:font-size-complex="13.5pt"/>
    </style:style>
    <style:style style:name="P269"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70" style:parent-style-name="NormalWeb" style:family="paragraph">
      <style:paragraph-properties fo:text-align="justify" fo:margin-top="0in" fo:background-color="#FFFFFF"/>
    </style:style>
    <style:style style:name="T271" style:parent-style-name="Strong" style:family="text">
      <style:text-properties style:font-name="Arial" style:font-name-complex="Arial" fo:color="#333333" fo:font-size="13.5pt" style:font-size-asian="13.5pt" style:font-size-complex="13.5pt"/>
    </style:style>
    <style:style style:name="P272"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73" style:parent-style-name="NormalWeb" style:family="paragraph">
      <style:paragraph-properties fo:text-align="justify" fo:margin-top="0in" fo:background-color="#FFFFFF"/>
    </style:style>
    <style:style style:name="T274" style:parent-style-name="Strong" style:family="text">
      <style:text-properties style:font-name="Arial" style:font-name-complex="Arial" fo:color="#333333" fo:font-size="13.5pt" style:font-size-asian="13.5pt" style:font-size-complex="13.5pt"/>
    </style:style>
    <style:style style:name="P275"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76" style:parent-style-name="NormalWeb" style:family="paragraph">
      <style:paragraph-properties fo:text-align="justify" fo:margin-top="0in" fo:background-color="#FFFFFF"/>
    </style:style>
    <style:style style:name="T277" style:parent-style-name="Strong" style:family="text">
      <style:text-properties style:font-name="Arial" style:font-name-complex="Arial" fo:color="#333333" fo:font-size="13.5pt" style:font-size-asian="13.5pt" style:font-size-complex="13.5pt"/>
    </style:style>
    <style:style style:name="P278"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79"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80" style:parent-style-name="NormalWeb" style:family="paragraph">
      <style:paragraph-properties fo:text-align="justify" fo:margin-top="0in" fo:background-color="#FFFFFF"/>
    </style:style>
    <style:style style:name="T281" style:parent-style-name="Strong" style:family="text">
      <style:text-properties style:font-name="Arial" style:font-name-complex="Arial" fo:color="#333333" fo:font-size="13.5pt" style:font-size-asian="13.5pt" style:font-size-complex="13.5pt"/>
    </style:style>
    <style:style style:name="P282"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83" style:parent-style-name="NormalWeb" style:family="paragraph">
      <style:paragraph-properties fo:text-align="justify" fo:margin-top="0in" fo:background-color="#FFFFFF"/>
    </style:style>
    <style:style style:name="T284" style:parent-style-name="Strong" style:family="text">
      <style:text-properties style:font-name="Arial" style:font-name-complex="Arial" fo:color="#333333" fo:font-size="13.5pt" style:font-size-asian="13.5pt" style:font-size-complex="13.5pt"/>
    </style:style>
    <style:style style:name="P285"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86" style:parent-style-name="NormalWeb" style:family="paragraph">
      <style:paragraph-properties fo:text-align="justify" fo:margin-top="0in" fo:background-color="#FFFFFF"/>
    </style:style>
    <style:style style:name="T287" style:parent-style-name="Strong" style:family="text">
      <style:text-properties style:font-name="Arial" style:font-name-complex="Arial" fo:color="#333333" fo:font-size="13.5pt" style:font-size-asian="13.5pt" style:font-size-complex="13.5pt"/>
    </style:style>
    <style:style style:name="P288"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89" style:parent-style-name="NormalWeb" style:family="paragraph">
      <style:paragraph-properties fo:text-align="justify" fo:margin-top="0in" fo:background-color="#FFFFFF"/>
    </style:style>
    <style:style style:name="T290" style:parent-style-name="Strong" style:family="text">
      <style:text-properties style:font-name="Arial" style:font-name-complex="Arial" fo:color="#333333" fo:font-size="13.5pt" style:font-size-asian="13.5pt" style:font-size-complex="13.5pt"/>
    </style:style>
    <style:style style:name="P291"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92" style:parent-style-name="NormalWeb" style:family="paragraph">
      <style:paragraph-properties fo:text-align="justify" fo:margin-top="0in" fo:background-color="#FFFFFF"/>
    </style:style>
    <style:style style:name="T293" style:parent-style-name="Strong" style:family="text">
      <style:text-properties style:font-name="Arial" style:font-name-complex="Arial" fo:color="#333333" fo:font-size="13.5pt" style:font-size-asian="13.5pt" style:font-size-complex="13.5pt"/>
    </style:style>
    <style:style style:name="P294"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95"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296" style:parent-style-name="NormalWeb" style:family="paragraph">
      <style:paragraph-properties fo:text-align="justify" fo:margin-top="0in" fo:background-color="#FFFFFF"/>
    </style:style>
    <style:style style:name="P297" style:parent-style-name="NormalWeb" style:family="paragraph">
      <style:paragraph-properties fo:text-align="justify" fo:margin-top="0in" fo:background-color="#FFFFFF"/>
    </style:style>
    <style:style style:name="T298" style:parent-style-name="Strong" style:family="text">
      <style:text-properties style:font-name="Arial" style:font-name-complex="Arial" fo:color="#333333" fo:font-size="13.5pt" style:font-size-asian="13.5pt" style:font-size-complex="13.5pt"/>
    </style:style>
    <style:style style:name="P299"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300" style:parent-style-name="NormalWeb" style:family="paragraph">
      <style:paragraph-properties fo:text-align="justify" fo:margin-top="0in" fo:background-color="#FFFFFF"/>
    </style:style>
    <style:style style:name="T301" style:parent-style-name="Strong" style:family="text">
      <style:text-properties style:font-name="Arial" style:font-name-complex="Arial" fo:color="#333333" fo:font-size="13.5pt" style:font-size-asian="13.5pt" style:font-size-complex="13.5pt"/>
    </style:style>
    <style:style style:name="P302"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303" style:parent-style-name="NormalWeb" style:family="paragraph">
      <style:paragraph-properties fo:text-align="justify" fo:margin-top="0in" fo:background-color="#FFFFFF"/>
    </style:style>
    <style:style style:name="T304" style:parent-style-name="Strong" style:family="text">
      <style:text-properties style:font-name="Arial" style:font-name-complex="Arial" fo:color="#333333" fo:font-size="13.5pt" style:font-size-asian="13.5pt" style:font-size-complex="13.5pt"/>
    </style:style>
    <style:style style:name="P305"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306" style:parent-style-name="NormalWeb" style:family="paragraph">
      <style:paragraph-properties fo:text-align="justify" fo:margin-top="0in" fo:background-color="#FFFFFF"/>
    </style:style>
    <style:style style:name="P307" style:parent-style-name="NormalWeb" style:family="paragraph">
      <style:paragraph-properties fo:text-align="justify" fo:margin-top="0in" fo:background-color="#FFFFFF"/>
    </style:style>
    <style:style style:name="P308" style:parent-style-name="NormalWeb" style:family="paragraph">
      <style:paragraph-properties fo:text-align="justify" fo:margin-top="0in" fo:background-color="#FFFFFF"/>
    </style:style>
    <style:style style:name="P309" style:parent-style-name="NormalWeb" style:family="paragraph">
      <style:paragraph-properties fo:text-align="justify" fo:margin-top="0in" fo:background-color="#FFFFFF"/>
    </style:style>
    <style:style style:name="P310" style:parent-style-name="NormalWeb" style:family="paragraph">
      <style:paragraph-properties fo:text-align="justify" fo:margin-top="0in" fo:background-color="#FFFFFF"/>
    </style:style>
    <style:style style:name="P311" style:parent-style-name="NormalWeb" style:family="paragraph">
      <style:paragraph-properties fo:text-align="justify" fo:margin-top="0in" fo:background-color="#FFFFFF"/>
    </style:style>
    <style:style style:name="T312" style:parent-style-name="Strong" style:family="text">
      <style:text-properties style:font-name="Arial" style:font-name-complex="Arial" fo:color="#333333" fo:font-size="13.5pt" style:font-size-asian="13.5pt" style:font-size-complex="13.5pt"/>
    </style:style>
    <style:style style:name="P313"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314" style:parent-style-name="NormalWeb" style:family="paragraph">
      <style:paragraph-properties fo:text-align="justify" fo:margin-top="0in" fo:background-color="#FFFFFF"/>
    </style:style>
    <style:style style:name="T315" style:parent-style-name="Strong" style:family="text">
      <style:text-properties style:font-name="Arial" style:font-name-complex="Arial" fo:color="#333333" fo:font-size="13.5pt" style:font-size-asian="13.5pt" style:font-size-complex="13.5pt"/>
    </style:style>
    <style:style style:name="P316" style:parent-style-name="NormalWeb" style:family="paragraph">
      <style:paragraph-properties fo:text-align="justify" fo:margin-top="0in" fo:background-color="#FFFFFF"/>
    </style:style>
    <style:style style:name="T317" style:parent-style-name="DefaultParagraphFont" style:family="text">
      <style:text-properties style:font-name="Arial" style:font-name-complex="Arial" fo:color="#333333" fo:font-size="13.5pt" style:font-size-asian="13.5pt" style:font-size-complex="13.5pt"/>
    </style:style>
    <style:style style:name="T318" style:parent-style-name="Hyperlink" style:family="text">
      <style:text-properties style:font-name="Arial" style:font-name-complex="Arial" fo:color="#6BB536" fo:font-size="13.5pt" style:font-size-asian="13.5pt" style:font-size-complex="13.5pt" style:text-underline-type="none"/>
    </style:style>
    <style:style style:name="T319" style:parent-style-name="DefaultParagraphFont" style:family="text">
      <style:text-properties style:font-name="Arial" style:font-name-complex="Arial" fo:color="#333333" fo:font-size="13.5pt" style:font-size-asian="13.5pt" style:font-size-complex="13.5pt"/>
    </style:style>
    <style:style style:name="P320" style:parent-style-name="NormalWeb" style:family="paragraph">
      <style:paragraph-properties fo:text-align="justify" fo:margin-top="0in" fo:background-color="#FFFFFF"/>
    </style:style>
    <style:style style:name="T321" style:parent-style-name="Strong" style:family="text">
      <style:text-properties style:font-name="Arial" style:font-name-complex="Arial" fo:color="#333333" fo:font-size="13.5pt" style:font-size-asian="13.5pt" style:font-size-complex="13.5pt"/>
    </style:style>
    <style:style style:name="P322" style:parent-style-name="NormalWeb" style:family="paragraph">
      <style:paragraph-properties fo:text-align="justify" fo:margin-top="0in" fo:background-color="#FFFFFF"/>
    </style:style>
    <style:style style:name="T323" style:parent-style-name="DefaultParagraphFont" style:family="text">
      <style:text-properties style:font-name="Arial" style:font-name-complex="Arial" fo:color="#333333" fo:font-size="13.5pt" style:font-size-asian="13.5pt" style:font-size-complex="13.5pt"/>
    </style:style>
    <style:style style:name="T324" style:parent-style-name="Emphasis" style:family="text">
      <style:text-properties style:font-name="Arial" style:font-name-complex="Arial" fo:color="#333333" fo:font-size="13.5pt" style:font-size-asian="13.5pt" style:font-size-complex="13.5pt"/>
    </style:style>
    <style:style style:name="T325" style:parent-style-name="DefaultParagraphFont" style:family="text">
      <style:text-properties style:font-name="Arial" style:font-name-complex="Arial" fo:color="#333333" fo:font-size="13.5pt" style:font-size-asian="13.5pt" style:font-size-complex="13.5pt"/>
    </style:style>
    <style:style style:name="T326" style:parent-style-name="Emphasis" style:family="text">
      <style:text-properties style:font-name="Arial" style:font-name-complex="Arial" fo:color="#333333" fo:font-size="13.5pt" style:font-size-asian="13.5pt" style:font-size-complex="13.5pt"/>
    </style:style>
    <style:style style:name="T327" style:parent-style-name="DefaultParagraphFont" style:family="text">
      <style:text-properties style:font-name="Arial" style:font-name-complex="Arial" fo:color="#333333" fo:font-size="13.5pt" style:font-size-asian="13.5pt" style:font-size-complex="13.5pt"/>
    </style:style>
    <style:style style:name="T328" style:parent-style-name="Emphasis" style:family="text">
      <style:text-properties style:font-name="Arial" style:font-name-complex="Arial" fo:color="#333333" fo:font-size="13.5pt" style:font-size-asian="13.5pt" style:font-size-complex="13.5pt"/>
    </style:style>
    <style:style style:name="T329" style:parent-style-name="DefaultParagraphFont" style:family="text">
      <style:text-properties style:font-name="Arial" style:font-name-complex="Arial" fo:color="#333333" fo:font-size="13.5pt" style:font-size-asian="13.5pt" style:font-size-complex="13.5pt"/>
    </style:style>
    <style:style style:name="T330" style:parent-style-name="Emphasis" style:family="text">
      <style:text-properties style:font-name="Arial" style:font-name-complex="Arial" fo:color="#333333" fo:font-size="13.5pt" style:font-size-asian="13.5pt" style:font-size-complex="13.5pt"/>
    </style:style>
    <style:style style:name="T331" style:parent-style-name="DefaultParagraphFont" style:family="text">
      <style:text-properties style:font-name="Arial" style:font-name-complex="Arial" fo:color="#333333" fo:font-size="13.5pt" style:font-size-asian="13.5pt" style:font-size-complex="13.5pt"/>
    </style:style>
    <style:style style:name="T332" style:parent-style-name="Emphasis" style:family="text">
      <style:text-properties style:font-name="Arial" style:font-name-complex="Arial" fo:color="#333333" fo:font-size="13.5pt" style:font-size-asian="13.5pt" style:font-size-complex="13.5pt"/>
    </style:style>
    <style:style style:name="T333" style:parent-style-name="DefaultParagraphFont" style:family="text">
      <style:text-properties style:font-name="Arial" style:font-name-complex="Arial" fo:color="#333333" fo:font-size="13.5pt" style:font-size-asian="13.5pt" style:font-size-complex="13.5pt"/>
    </style:style>
    <style:style style:name="P334" style:parent-style-name="NormalWeb" style:family="paragraph">
      <style:paragraph-properties fo:text-align="justify" fo:margin-top="0in" fo:background-color="#FFFFFF"/>
    </style:style>
    <style:style style:name="T335" style:parent-style-name="Strong" style:family="text">
      <style:text-properties style:font-name="Arial" style:font-name-complex="Arial" fo:color="#333333" fo:font-size="13.5pt" style:font-size-asian="13.5pt" style:font-size-complex="13.5pt"/>
    </style:style>
    <style:style style:name="P336"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337"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338"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339"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340" style:parent-style-name="NormalWeb" style:family="paragraph">
      <style:paragraph-properties fo:text-align="justify" fo:margin-top="0in" fo:background-color="#FFFFFF"/>
    </style:style>
    <style:style style:name="T341" style:parent-style-name="Strong" style:family="text">
      <style:text-properties style:font-name="Arial" style:font-name-complex="Arial" fo:color="#333333" fo:font-size="13.5pt" style:font-size-asian="13.5pt" style:font-size-complex="13.5pt"/>
    </style:style>
    <style:style style:name="P342"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343" style:parent-style-name="NormalWeb" style:family="paragraph">
      <style:paragraph-properties fo:text-align="justify" fo:margin-top="0in" fo:background-color="#FFFFFF"/>
    </style:style>
    <style:style style:name="T344" style:parent-style-name="Strong" style:family="text">
      <style:text-properties style:font-name="Arial" style:font-name-complex="Arial" fo:color="#333333" fo:font-size="13.5pt" style:font-size-asian="13.5pt" style:font-size-complex="13.5pt"/>
    </style:style>
    <style:style style:name="P345"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346" style:parent-style-name="NormalWeb" style:family="paragraph">
      <style:paragraph-properties fo:text-align="justify" fo:margin-top="0in" fo:background-color="#FFFFFF"/>
    </style:style>
    <style:style style:name="T347" style:parent-style-name="Strong" style:family="text">
      <style:text-properties style:font-name="Arial" style:font-name-complex="Arial" fo:color="#333333" fo:font-size="13.5pt" style:font-size-asian="13.5pt" style:font-size-complex="13.5pt"/>
    </style:style>
    <style:style style:name="P348"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349" style:parent-style-name="NormalWeb" style:family="paragraph">
      <style:paragraph-properties fo:text-align="justify" fo:margin-top="0in" fo:background-color="#FFFFFF"/>
    </style:style>
    <style:style style:name="T350" style:parent-style-name="Strong" style:family="text">
      <style:text-properties style:font-name="Arial" style:font-name-complex="Arial" fo:color="#333333" fo:font-size="13.5pt" style:font-size-asian="13.5pt" style:font-size-complex="13.5pt"/>
    </style:style>
    <style:style style:name="P351"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352"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353" style:parent-style-name="NormalWeb" style:family="paragraph">
      <style:paragraph-properties fo:text-align="justify" fo:margin-top="0in" fo:background-color="#FFFFFF"/>
    </style:style>
    <style:style style:name="T354" style:parent-style-name="Strong" style:family="text">
      <style:text-properties style:font-name="Arial" style:font-name-complex="Arial" fo:color="#333333" fo:font-size="13.5pt" style:font-size-asian="13.5pt" style:font-size-complex="13.5pt"/>
    </style:style>
    <style:style style:name="P355"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356" style:parent-style-name="NormalWeb" style:family="paragraph">
      <style:paragraph-properties fo:text-align="justify" fo:margin-top="0in" fo:background-color="#FFFFFF"/>
    </style:style>
    <style:style style:name="T357" style:parent-style-name="Strong" style:family="text">
      <style:text-properties style:font-name="Arial" style:font-name-complex="Arial" fo:color="#333333" fo:font-size="13.5pt" style:font-size-asian="13.5pt" style:font-size-complex="13.5pt"/>
    </style:style>
    <style:style style:name="P358"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359" style:parent-style-name="NormalWeb" style:family="paragraph">
      <style:paragraph-properties fo:text-align="justify" fo:margin-top="0in" fo:background-color="#FFFFFF"/>
    </style:style>
    <style:style style:name="T360" style:parent-style-name="Strong" style:family="text">
      <style:text-properties style:font-name="Arial" style:font-name-complex="Arial" fo:color="#333333" fo:font-size="13.5pt" style:font-size-asian="13.5pt" style:font-size-complex="13.5pt"/>
    </style:style>
    <style:style style:name="P361"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362" style:parent-style-name="NormalWeb" style:family="paragraph">
      <style:paragraph-properties fo:text-align="justify" fo:margin-top="0in" fo:background-color="#FFFFFF"/>
    </style:style>
    <style:style style:name="T363" style:parent-style-name="Strong" style:family="text">
      <style:text-properties style:font-name="Arial" style:font-name-complex="Arial" fo:color="#333333" fo:font-size="13.5pt" style:font-size-asian="13.5pt" style:font-size-complex="13.5pt"/>
    </style:style>
    <style:style style:name="P364"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365" style:parent-style-name="NormalWeb" style:family="paragraph">
      <style:paragraph-properties fo:text-align="justify" fo:margin-top="0in" fo:background-color="#FFFFFF"/>
    </style:style>
    <style:style style:name="T366" style:parent-style-name="Strong" style:family="text">
      <style:text-properties style:font-name="Arial" style:font-name-complex="Arial" fo:color="#333333" fo:font-size="13.5pt" style:font-size-asian="13.5pt" style:font-size-complex="13.5pt"/>
    </style:style>
    <style:style style:name="P367"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368" style:parent-style-name="NormalWeb" style:family="paragraph">
      <style:paragraph-properties fo:text-align="justify" fo:margin-top="0in" fo:background-color="#FFFFFF"/>
    </style:style>
    <style:style style:name="T369" style:parent-style-name="Strong" style:family="text">
      <style:text-properties style:font-name="Arial" style:font-name-complex="Arial" fo:color="#333333" fo:font-size="13.5pt" style:font-size-asian="13.5pt" style:font-size-complex="13.5pt"/>
    </style:style>
    <style:style style:name="P370"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371" style:parent-style-name="NormalWeb" style:family="paragraph">
      <style:paragraph-properties fo:text-align="justify" fo:margin-top="0in" fo:background-color="#FFFFFF"/>
    </style:style>
    <style:style style:name="T372" style:parent-style-name="Strong" style:family="text">
      <style:text-properties style:font-name="Arial" style:font-name-complex="Arial" fo:color="#333333" fo:font-size="13.5pt" style:font-size-asian="13.5pt" style:font-size-complex="13.5pt"/>
    </style:style>
    <style:style style:name="P373"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374" style:parent-style-name="NormalWeb" style:family="paragraph">
      <style:paragraph-properties fo:text-align="justify" fo:margin-top="0in" fo:background-color="#FFFFFF"/>
    </style:style>
    <style:style style:name="T375" style:parent-style-name="Strong" style:family="text">
      <style:text-properties style:font-name="Arial" style:font-name-complex="Arial" fo:color="#333333" fo:font-size="13.5pt" style:font-size-asian="13.5pt" style:font-size-complex="13.5pt"/>
    </style:style>
    <style:style style:name="P376"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377" style:parent-style-name="NormalWeb" style:family="paragraph">
      <style:paragraph-properties fo:text-align="justify" fo:margin-top="0in" fo:background-color="#FFFFFF"/>
    </style:style>
    <style:style style:name="P378" style:parent-style-name="NormalWeb" style:family="paragraph">
      <style:paragraph-properties fo:text-align="justify" fo:margin-top="0in" fo:background-color="#FFFFFF"/>
    </style:style>
    <style:style style:name="P379" style:parent-style-name="NormalWeb" style:family="paragraph">
      <style:paragraph-properties fo:text-align="justify" fo:margin-top="0in" fo:background-color="#FFFFFF"/>
    </style:style>
    <style:style style:name="P380" style:parent-style-name="NormalWeb" style:family="paragraph">
      <style:paragraph-properties fo:text-align="justify" fo:margin-top="0in" fo:background-color="#FFFFFF"/>
    </style:style>
    <style:style style:name="P381" style:parent-style-name="NormalWeb" style:family="paragraph">
      <style:paragraph-properties fo:text-align="justify" fo:margin-top="0in" fo:background-color="#FFFFFF"/>
    </style:style>
    <style:style style:name="T382" style:parent-style-name="Strong" style:family="text">
      <style:text-properties style:font-name="Arial" style:font-name-complex="Arial" fo:color="#333333" fo:font-size="13.5pt" style:font-size-asian="13.5pt" style:font-size-complex="13.5pt"/>
    </style:style>
    <style:style style:name="P383"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384" style:parent-style-name="NormalWeb" style:family="paragraph">
      <style:paragraph-properties fo:text-align="justify" fo:margin-top="0in" fo:background-color="#FFFFFF"/>
    </style:style>
    <style:style style:name="T385" style:parent-style-name="Strong" style:family="text">
      <style:text-properties style:font-name="Arial" style:font-name-complex="Arial" fo:color="#333333" fo:font-size="13.5pt" style:font-size-asian="13.5pt" style:font-size-complex="13.5pt"/>
    </style:style>
    <style:style style:name="P386"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387" style:parent-style-name="NormalWeb" style:family="paragraph">
      <style:paragraph-properties fo:text-align="justify" fo:margin-top="0in" fo:background-color="#FFFFFF"/>
    </style:style>
    <style:style style:name="T388" style:parent-style-name="Strong" style:family="text">
      <style:text-properties style:font-name="Arial" style:font-name-complex="Arial" fo:color="#333333" fo:font-size="13.5pt" style:font-size-asian="13.5pt" style:font-size-complex="13.5pt"/>
    </style:style>
    <style:style style:name="P389"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390" style:parent-style-name="NormalWeb" style:family="paragraph">
      <style:paragraph-properties fo:text-align="justify" fo:margin-top="0in" fo:background-color="#FFFFFF"/>
    </style:style>
    <style:style style:name="T391" style:parent-style-name="Strong" style:family="text">
      <style:text-properties style:font-name="Arial" style:font-name-complex="Arial" fo:color="#333333" fo:font-size="13.5pt" style:font-size-asian="13.5pt" style:font-size-complex="13.5pt"/>
    </style:style>
    <style:style style:name="P392"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393"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394" style:parent-style-name="NormalWeb" style:family="paragraph">
      <style:paragraph-properties fo:text-align="justify" fo:margin-top="0in" fo:background-color="#FFFFFF"/>
    </style:style>
    <style:style style:name="T395" style:parent-style-name="Strong" style:family="text">
      <style:text-properties style:font-name="Arial" style:font-name-complex="Arial" fo:color="#333333" fo:font-size="13.5pt" style:font-size-asian="13.5pt" style:font-size-complex="13.5pt"/>
    </style:style>
    <style:style style:name="P396"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397" style:parent-style-name="NormalWeb" style:family="paragraph">
      <style:paragraph-properties fo:text-align="justify" fo:margin-top="0in" fo:background-color="#FFFFFF"/>
    </style:style>
    <style:style style:name="T398" style:parent-style-name="Strong" style:family="text">
      <style:text-properties style:font-name="Arial" style:font-name-complex="Arial" fo:color="#333333" fo:font-size="13.5pt" style:font-size-asian="13.5pt" style:font-size-complex="13.5pt"/>
    </style:style>
    <style:style style:name="P399"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400" style:parent-style-name="NormalWeb" style:family="paragraph">
      <style:paragraph-properties fo:text-align="justify" fo:margin-top="0in" fo:background-color="#FFFFFF"/>
    </style:style>
    <style:style style:name="T401" style:parent-style-name="Strong" style:family="text">
      <style:text-properties style:font-name="Arial" style:font-name-complex="Arial" fo:color="#333333" fo:font-size="13.5pt" style:font-size-asian="13.5pt" style:font-size-complex="13.5pt"/>
    </style:style>
    <style:style style:name="P402"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403" style:parent-style-name="NormalWeb" style:family="paragraph">
      <style:paragraph-properties fo:text-align="justify" fo:margin-top="0in" fo:background-color="#FFFFFF"/>
    </style:style>
    <style:style style:name="T404" style:parent-style-name="Strong" style:family="text">
      <style:text-properties style:font-name="Arial" style:font-name-complex="Arial" fo:color="#333333" fo:font-size="13.5pt" style:font-size-asian="13.5pt" style:font-size-complex="13.5pt"/>
    </style:style>
    <style:style style:name="P405"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406"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407" style:parent-style-name="NormalWeb" style:family="paragraph">
      <style:paragraph-properties fo:text-align="justify" fo:margin-top="0in" fo:background-color="#FFFFFF"/>
    </style:style>
    <style:style style:name="T408" style:parent-style-name="Strong" style:family="text">
      <style:text-properties style:font-name="Arial" style:font-name-complex="Arial" fo:color="#333333" fo:font-size="13.5pt" style:font-size-asian="13.5pt" style:font-size-complex="13.5pt"/>
    </style:style>
    <style:style style:name="P409"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410" style:parent-style-name="NormalWeb" style:family="paragraph">
      <style:paragraph-properties fo:text-align="justify" fo:margin-top="0in" fo:background-color="#FFFFFF"/>
    </style:style>
    <style:style style:name="T411" style:parent-style-name="Strong" style:family="text">
      <style:text-properties style:font-name="Arial" style:font-name-complex="Arial" fo:color="#333333" fo:font-size="13.5pt" style:font-size-asian="13.5pt" style:font-size-complex="13.5pt"/>
    </style:style>
    <style:style style:name="P412"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413" style:parent-style-name="NormalWeb" style:family="paragraph">
      <style:paragraph-properties fo:text-align="justify" fo:margin-top="0in" fo:background-color="#FFFFFF"/>
    </style:style>
    <style:style style:name="T414" style:parent-style-name="Strong" style:family="text">
      <style:text-properties style:font-name="Arial" style:font-name-complex="Arial" fo:color="#333333" fo:font-size="13.5pt" style:font-size-asian="13.5pt" style:font-size-complex="13.5pt"/>
    </style:style>
    <style:style style:name="P415"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416" style:parent-style-name="NormalWeb" style:family="paragraph">
      <style:paragraph-properties fo:text-align="justify" fo:margin-top="0in" fo:background-color="#FFFFFF"/>
    </style:style>
    <style:style style:name="T417" style:parent-style-name="Strong" style:family="text">
      <style:text-properties style:font-name="Arial" style:font-name-complex="Arial" fo:color="#333333" fo:font-size="13.5pt" style:font-size-asian="13.5pt" style:font-size-complex="13.5pt"/>
    </style:style>
    <style:style style:name="P418"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419" style:parent-style-name="NormalWeb" style:family="paragraph">
      <style:paragraph-properties fo:text-align="justify" fo:margin-top="0in" fo:background-color="#FFFFFF"/>
    </style:style>
    <style:style style:name="P420" style:parent-style-name="NormalWeb" style:family="paragraph">
      <style:paragraph-properties fo:text-align="justify" fo:margin-top="0in" fo:background-color="#FFFFFF"/>
    </style:style>
    <style:style style:name="P421" style:parent-style-name="NormalWeb" style:family="paragraph">
      <style:paragraph-properties fo:text-align="justify" fo:margin-top="0in" fo:background-color="#FFFFFF"/>
    </style:style>
    <style:style style:name="P422" style:parent-style-name="NormalWeb" style:family="paragraph">
      <style:paragraph-properties fo:text-align="justify" fo:margin-top="0in" fo:background-color="#FFFFFF"/>
    </style:style>
    <style:style style:name="T423" style:parent-style-name="Strong" style:family="text">
      <style:text-properties style:font-name="Arial" style:font-name-complex="Arial" fo:color="#333333" fo:font-size="13.5pt" style:font-size-asian="13.5pt" style:font-size-complex="13.5pt"/>
    </style:style>
    <style:style style:name="P424"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425"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426" style:parent-style-name="NormalWeb" style:family="paragraph">
      <style:paragraph-properties fo:text-align="justify" fo:margin-top="0in" fo:background-color="#FFFFFF"/>
    </style:style>
    <style:style style:name="T427" style:parent-style-name="Strong" style:family="text">
      <style:text-properties style:font-name="Arial" style:font-name-complex="Arial" fo:color="#333333" fo:font-size="13.5pt" style:font-size-asian="13.5pt" style:font-size-complex="13.5pt"/>
    </style:style>
    <style:style style:name="P428"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429" style:parent-style-name="NormalWeb" style:family="paragraph">
      <style:paragraph-properties fo:text-align="justify" fo:margin-top="0in" fo:background-color="#FFFFFF"/>
    </style:style>
    <style:style style:name="T430" style:parent-style-name="Strong" style:family="text">
      <style:text-properties style:font-name="Arial" style:font-name-complex="Arial" fo:color="#333333" fo:font-size="13.5pt" style:font-size-asian="13.5pt" style:font-size-complex="13.5pt"/>
    </style:style>
    <style:style style:name="P431"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432" style:parent-style-name="NormalWeb" style:family="paragraph">
      <style:paragraph-properties fo:text-align="justify" fo:margin-top="0in" fo:background-color="#FFFFFF"/>
    </style:style>
    <style:style style:name="P433" style:parent-style-name="NormalWeb" style:family="paragraph">
      <style:paragraph-properties fo:text-align="justify" fo:margin-top="0in" fo:background-color="#FFFFFF"/>
    </style:style>
    <style:style style:name="P434" style:parent-style-name="NormalWeb" style:family="paragraph">
      <style:paragraph-properties fo:text-align="justify" fo:margin-top="0in" fo:background-color="#FFFFFF"/>
    </style:style>
    <style:style style:name="P435" style:parent-style-name="NormalWeb" style:family="paragraph">
      <style:paragraph-properties fo:text-align="justify" fo:margin-top="0in" fo:background-color="#FFFFFF"/>
    </style:style>
    <style:style style:name="P436" style:parent-style-name="NormalWeb" style:family="paragraph">
      <style:paragraph-properties fo:text-align="justify" fo:margin-top="0in" fo:background-color="#FFFFFF"/>
    </style:style>
    <style:style style:name="P437" style:parent-style-name="NormalWeb" style:family="paragraph">
      <style:paragraph-properties fo:text-align="justify" fo:margin-top="0in" fo:background-color="#FFFFFF"/>
    </style:style>
    <style:style style:name="T438" style:parent-style-name="Strong" style:family="text">
      <style:text-properties style:font-name="Arial" style:font-name-complex="Arial" fo:color="#333333" fo:font-size="13.5pt" style:font-size-asian="13.5pt" style:font-size-complex="13.5pt"/>
    </style:style>
    <style:style style:name="P439"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440" style:parent-style-name="NormalWeb" style:family="paragraph">
      <style:paragraph-properties fo:text-align="justify" fo:margin-top="0in" fo:background-color="#FFFFFF"/>
    </style:style>
    <style:style style:name="T441" style:parent-style-name="Strong" style:family="text">
      <style:text-properties style:font-name="Arial" style:font-name-complex="Arial" fo:color="#333333" fo:font-size="13.5pt" style:font-size-asian="13.5pt" style:font-size-complex="13.5pt"/>
    </style:style>
    <style:style style:name="P442"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443" style:parent-style-name="NormalWeb" style:family="paragraph">
      <style:paragraph-properties fo:text-align="justify" fo:margin-top="0in" fo:background-color="#FFFFFF"/>
    </style:style>
    <style:style style:name="T444" style:parent-style-name="Strong" style:family="text">
      <style:text-properties style:font-name="Arial" style:font-name-complex="Arial" fo:color="#333333" fo:font-size="13.5pt" style:font-size-asian="13.5pt" style:font-size-complex="13.5pt"/>
    </style:style>
    <style:style style:name="P445"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446" style:parent-style-name="NormalWeb" style:family="paragraph">
      <style:paragraph-properties fo:text-align="justify" fo:margin-top="0in" fo:background-color="#FFFFFF"/>
    </style:style>
    <style:style style:name="T447" style:parent-style-name="Strong" style:family="text">
      <style:text-properties style:font-name="Arial" style:font-name-complex="Arial" fo:color="#333333" fo:font-size="13.5pt" style:font-size-asian="13.5pt" style:font-size-complex="13.5pt"/>
    </style:style>
    <style:style style:name="P448"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449" style:parent-style-name="NormalWeb" style:family="paragraph">
      <style:paragraph-properties fo:text-align="justify" fo:margin-top="0in" fo:background-color="#FFFFFF"/>
    </style:style>
    <style:style style:name="T450" style:parent-style-name="Strong" style:family="text">
      <style:text-properties style:font-name="Arial" style:font-name-complex="Arial" fo:color="#333333" fo:font-size="13.5pt" style:font-size-asian="13.5pt" style:font-size-complex="13.5pt"/>
    </style:style>
    <style:style style:name="P451"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452" style:parent-style-name="NormalWeb" style:family="paragraph">
      <style:paragraph-properties fo:text-align="justify" fo:margin-top="0in" fo:background-color="#FFFFFF"/>
    </style:style>
    <style:style style:name="T453" style:parent-style-name="Strong" style:family="text">
      <style:text-properties style:font-name="Arial" style:font-name-complex="Arial" fo:color="#333333" fo:font-size="13.5pt" style:font-size-asian="13.5pt" style:font-size-complex="13.5pt"/>
    </style:style>
    <style:style style:name="P454"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455" style:parent-style-name="NormalWeb" style:family="paragraph">
      <style:paragraph-properties fo:text-align="justify" fo:margin-top="0in" fo:background-color="#FFFFFF"/>
    </style:style>
    <style:style style:name="T456" style:parent-style-name="Strong" style:family="text">
      <style:text-properties style:font-name="Arial" style:font-name-complex="Arial" fo:color="#333333" fo:font-size="13.5pt" style:font-size-asian="13.5pt" style:font-size-complex="13.5pt"/>
    </style:style>
    <style:style style:name="P457"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458" style:parent-style-name="NormalWeb" style:family="paragraph">
      <style:paragraph-properties fo:text-align="justify" fo:margin-top="0in" fo:background-color="#FFFFFF"/>
    </style:style>
    <style:style style:name="T459" style:parent-style-name="Strong" style:family="text">
      <style:text-properties style:font-name="Arial" style:font-name-complex="Arial" fo:color="#333333" fo:font-size="13.5pt" style:font-size-asian="13.5pt" style:font-size-complex="13.5pt"/>
    </style:style>
    <style:style style:name="P460"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461" style:parent-style-name="NormalWeb" style:family="paragraph">
      <style:paragraph-properties fo:text-align="justify" fo:margin-top="0in" fo:background-color="#FFFFFF"/>
    </style:style>
    <style:style style:name="P462" style:parent-style-name="NormalWeb" style:family="paragraph">
      <style:paragraph-properties fo:text-align="justify" fo:margin-top="0in" fo:background-color="#FFFFFF"/>
    </style:style>
    <style:style style:name="P463" style:parent-style-name="NormalWeb" style:family="paragraph">
      <style:paragraph-properties fo:text-align="justify" fo:margin-top="0in" fo:background-color="#FFFFFF"/>
    </style:style>
    <style:style style:name="P464" style:parent-style-name="NormalWeb" style:family="paragraph">
      <style:paragraph-properties fo:text-align="justify" fo:margin-top="0in" fo:background-color="#FFFFFF"/>
    </style:style>
    <style:style style:name="P465" style:parent-style-name="NormalWeb" style:family="paragraph">
      <style:paragraph-properties fo:text-align="justify" fo:margin-top="0in" fo:background-color="#FFFFFF"/>
    </style:style>
    <style:style style:name="P466" style:parent-style-name="NormalWeb" style:family="paragraph">
      <style:paragraph-properties fo:text-align="justify" fo:margin-top="0in" fo:background-color="#FFFFFF"/>
    </style:style>
    <style:style style:name="T467" style:parent-style-name="Strong" style:family="text">
      <style:text-properties style:font-name="Arial" style:font-name-complex="Arial" fo:color="#333333" fo:font-size="13.5pt" style:font-size-asian="13.5pt" style:font-size-complex="13.5pt"/>
    </style:style>
    <style:style style:name="P468"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469"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470" style:parent-style-name="NormalWeb" style:family="paragraph">
      <style:paragraph-properties fo:text-align="justify" fo:margin-top="0in" fo:background-color="#FFFFFF"/>
    </style:style>
    <style:style style:name="T471" style:parent-style-name="Strong" style:family="text">
      <style:text-properties style:font-name="Arial" style:font-name-complex="Arial" fo:color="#333333" fo:font-size="13.5pt" style:font-size-asian="13.5pt" style:font-size-complex="13.5pt"/>
    </style:style>
    <style:style style:name="P472"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473" style:parent-style-name="NormalWeb" style:family="paragraph">
      <style:paragraph-properties fo:text-align="justify" fo:margin-top="0in" fo:background-color="#FFFFFF"/>
    </style:style>
    <style:style style:name="T474" style:parent-style-name="Strong" style:family="text">
      <style:text-properties style:font-name="Arial" style:font-name-complex="Arial" fo:color="#333333" fo:font-size="13.5pt" style:font-size-asian="13.5pt" style:font-size-complex="13.5pt"/>
    </style:style>
    <style:style style:name="P475"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476" style:parent-style-name="NormalWeb" style:family="paragraph">
      <style:paragraph-properties fo:text-align="justify" fo:margin-top="0in" fo:background-color="#FFFFFF"/>
    </style:style>
    <style:style style:name="P477" style:parent-style-name="NormalWeb" style:family="paragraph">
      <style:paragraph-properties fo:text-align="justify" fo:margin-top="0in" fo:background-color="#FFFFFF"/>
    </style:style>
    <style:style style:name="P478" style:parent-style-name="NormalWeb" style:family="paragraph">
      <style:paragraph-properties fo:text-align="justify" fo:margin-top="0in" fo:background-color="#FFFFFF"/>
    </style:style>
    <style:style style:name="P479" style:parent-style-name="NormalWeb" style:family="paragraph">
      <style:paragraph-properties fo:text-align="justify" fo:margin-top="0in" fo:background-color="#FFFFFF"/>
    </style:style>
    <style:style style:name="P480" style:parent-style-name="NormalWeb" style:family="paragraph">
      <style:paragraph-properties fo:text-align="justify" fo:margin-top="0in" fo:background-color="#FFFFFF"/>
    </style:style>
    <style:style style:name="P481" style:parent-style-name="NormalWeb" style:family="paragraph">
      <style:paragraph-properties fo:text-align="justify" fo:margin-top="0in" fo:background-color="#FFFFFF"/>
    </style:style>
    <style:style style:name="T482" style:parent-style-name="Strong" style:family="text">
      <style:text-properties style:font-name="Arial" style:font-name-complex="Arial" fo:color="#333333" fo:font-size="13.5pt" style:font-size-asian="13.5pt" style:font-size-complex="13.5pt"/>
    </style:style>
    <style:style style:name="P483"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484" style:parent-style-name="NormalWeb" style:family="paragraph">
      <style:paragraph-properties fo:text-align="justify" fo:margin-top="0in" fo:background-color="#FFFFFF"/>
    </style:style>
    <style:style style:name="T485" style:parent-style-name="Strong" style:family="text">
      <style:text-properties style:font-name="Arial" style:font-name-complex="Arial" fo:color="#333333" fo:font-size="13.5pt" style:font-size-asian="13.5pt" style:font-size-complex="13.5pt"/>
    </style:style>
    <style:style style:name="P486"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487" style:parent-style-name="NormalWeb" style:family="paragraph">
      <style:paragraph-properties fo:text-align="justify" fo:margin-top="0in" fo:background-color="#FFFFFF"/>
    </style:style>
    <style:style style:name="T488" style:parent-style-name="Strong" style:family="text">
      <style:text-properties style:font-name="Arial" style:font-name-complex="Arial" fo:color="#333333" fo:font-size="13.5pt" style:font-size-asian="13.5pt" style:font-size-complex="13.5pt"/>
    </style:style>
    <style:style style:name="P489"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490" style:parent-style-name="NormalWeb" style:family="paragraph">
      <style:paragraph-properties fo:text-align="justify" fo:margin-top="0in" fo:background-color="#FFFFFF"/>
    </style:style>
    <style:style style:name="T491" style:parent-style-name="Strong" style:family="text">
      <style:text-properties style:font-name="Arial" style:font-name-complex="Arial" fo:color="#333333" fo:font-size="13.5pt" style:font-size-asian="13.5pt" style:font-size-complex="13.5pt"/>
    </style:style>
    <style:style style:name="P492"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493" style:parent-style-name="NormalWeb" style:family="paragraph">
      <style:paragraph-properties fo:text-align="justify" fo:margin-top="0in" fo:background-color="#FFFFFF"/>
    </style:style>
    <style:style style:name="T494" style:parent-style-name="Strong" style:family="text">
      <style:text-properties style:font-name="Arial" style:font-name-complex="Arial" fo:color="#333333" fo:font-size="13.5pt" style:font-size-asian="13.5pt" style:font-size-complex="13.5pt"/>
    </style:style>
    <style:style style:name="P495"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496" style:parent-style-name="NormalWeb" style:family="paragraph">
      <style:paragraph-properties fo:text-align="justify" fo:margin-top="0in" fo:background-color="#FFFFFF"/>
    </style:style>
    <style:style style:name="T497" style:parent-style-name="Strong" style:family="text">
      <style:text-properties style:font-name="Arial" style:font-name-complex="Arial" fo:color="#333333" fo:font-size="13.5pt" style:font-size-asian="13.5pt" style:font-size-complex="13.5pt"/>
    </style:style>
    <style:style style:name="P498"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499" style:parent-style-name="NormalWeb" style:family="paragraph">
      <style:paragraph-properties fo:text-align="justify" fo:margin-top="0in" fo:background-color="#FFFFFF"/>
    </style:style>
    <style:style style:name="T500" style:parent-style-name="Strong" style:family="text">
      <style:text-properties style:font-name="Arial" style:font-name-complex="Arial" fo:color="#333333" fo:font-size="13.5pt" style:font-size-asian="13.5pt" style:font-size-complex="13.5pt"/>
    </style:style>
    <style:style style:name="P501"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02" style:parent-style-name="NormalWeb" style:family="paragraph">
      <style:paragraph-properties fo:text-align="justify" fo:margin-top="0in" fo:background-color="#FFFFFF"/>
    </style:style>
    <style:style style:name="T503" style:parent-style-name="Strong" style:family="text">
      <style:text-properties style:font-name="Arial" style:font-name-complex="Arial" fo:color="#333333" fo:font-size="13.5pt" style:font-size-asian="13.5pt" style:font-size-complex="13.5pt"/>
    </style:style>
    <style:style style:name="P504"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05"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06" style:parent-style-name="NormalWeb" style:family="paragraph">
      <style:paragraph-properties fo:text-align="justify" fo:margin-top="0in" fo:background-color="#FFFFFF"/>
    </style:style>
    <style:style style:name="T507" style:parent-style-name="Strong" style:family="text">
      <style:text-properties style:font-name="Arial" style:font-name-complex="Arial" fo:color="#333333" fo:font-size="13.5pt" style:font-size-asian="13.5pt" style:font-size-complex="13.5pt"/>
    </style:style>
    <style:style style:name="P508"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09" style:parent-style-name="NormalWeb" style:family="paragraph">
      <style:paragraph-properties fo:text-align="justify" fo:margin-top="0in" fo:background-color="#FFFFFF"/>
    </style:style>
    <style:style style:name="T510" style:parent-style-name="Strong" style:family="text">
      <style:text-properties style:font-name="Arial" style:font-name-complex="Arial" fo:color="#333333" fo:font-size="13.5pt" style:font-size-asian="13.5pt" style:font-size-complex="13.5pt"/>
    </style:style>
    <style:style style:name="P511"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12" style:parent-style-name="NormalWeb" style:family="paragraph">
      <style:paragraph-properties fo:text-align="justify" fo:margin-top="0in" fo:background-color="#FFFFFF"/>
    </style:style>
    <style:style style:name="T513" style:parent-style-name="Strong" style:family="text">
      <style:text-properties style:font-name="Arial" style:font-name-complex="Arial" fo:color="#333333" fo:font-size="13.5pt" style:font-size-asian="13.5pt" style:font-size-complex="13.5pt"/>
    </style:style>
    <style:style style:name="P514"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15" style:parent-style-name="NormalWeb" style:family="paragraph">
      <style:paragraph-properties fo:text-align="justify" fo:margin-top="0in" fo:background-color="#FFFFFF"/>
    </style:style>
    <style:style style:name="T516" style:parent-style-name="Strong" style:family="text">
      <style:text-properties style:font-name="Arial" style:font-name-complex="Arial" fo:color="#333333" fo:font-size="13.5pt" style:font-size-asian="13.5pt" style:font-size-complex="13.5pt"/>
    </style:style>
    <style:style style:name="P517"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18" style:parent-style-name="NormalWeb" style:family="paragraph">
      <style:paragraph-properties fo:text-align="justify" fo:margin-top="0in" fo:background-color="#FFFFFF"/>
    </style:style>
    <style:style style:name="T519" style:parent-style-name="Strong" style:family="text">
      <style:text-properties style:font-name="Arial" style:font-name-complex="Arial" fo:color="#333333" fo:font-size="13.5pt" style:font-size-asian="13.5pt" style:font-size-complex="13.5pt"/>
    </style:style>
    <style:style style:name="P520"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21" style:parent-style-name="NormalWeb" style:family="paragraph">
      <style:paragraph-properties fo:text-align="justify" fo:margin-top="0in" fo:background-color="#FFFFFF"/>
    </style:style>
    <style:style style:name="T522" style:parent-style-name="Strong" style:family="text">
      <style:text-properties style:font-name="Arial" style:font-name-complex="Arial" fo:color="#333333" fo:font-size="13.5pt" style:font-size-asian="13.5pt" style:font-size-complex="13.5pt"/>
    </style:style>
    <style:style style:name="P523"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24" style:parent-style-name="NormalWeb" style:family="paragraph">
      <style:paragraph-properties fo:text-align="justify" fo:margin-top="0in" fo:background-color="#FFFFFF"/>
    </style:style>
    <style:style style:name="T525" style:parent-style-name="Strong" style:family="text">
      <style:text-properties style:font-name="Arial" style:font-name-complex="Arial" fo:color="#333333" fo:font-size="13.5pt" style:font-size-asian="13.5pt" style:font-size-complex="13.5pt"/>
    </style:style>
    <style:style style:name="P526"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27" style:parent-style-name="NormalWeb" style:family="paragraph">
      <style:paragraph-properties fo:text-align="justify" fo:margin-top="0in" fo:background-color="#FFFFFF"/>
    </style:style>
    <style:style style:name="T528" style:parent-style-name="Strong" style:family="text">
      <style:text-properties style:font-name="Arial" style:font-name-complex="Arial" fo:color="#333333" fo:font-size="13.5pt" style:font-size-asian="13.5pt" style:font-size-complex="13.5pt"/>
    </style:style>
    <style:style style:name="P529"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30" style:parent-style-name="NormalWeb" style:family="paragraph">
      <style:paragraph-properties fo:text-align="justify" fo:margin-top="0in" fo:background-color="#FFFFFF"/>
    </style:style>
    <style:style style:name="P531" style:parent-style-name="NormalWeb" style:family="paragraph">
      <style:paragraph-properties fo:text-align="justify" fo:margin-top="0in" fo:background-color="#FFFFFF"/>
    </style:style>
    <style:style style:name="P532" style:parent-style-name="NormalWeb" style:family="paragraph">
      <style:paragraph-properties fo:text-align="justify" fo:margin-top="0in" fo:background-color="#FFFFFF"/>
    </style:style>
    <style:style style:name="P533" style:parent-style-name="NormalWeb" style:family="paragraph">
      <style:paragraph-properties fo:text-align="justify" fo:margin-top="0in" fo:background-color="#FFFFFF"/>
    </style:style>
    <style:style style:name="P534" style:parent-style-name="NormalWeb" style:family="paragraph">
      <style:paragraph-properties fo:text-align="justify" fo:margin-top="0in" fo:background-color="#FFFFFF"/>
    </style:style>
    <style:style style:name="T535" style:parent-style-name="Strong" style:family="text">
      <style:text-properties style:font-name="Arial" style:font-name-complex="Arial" fo:color="#333333" fo:font-size="13.5pt" style:font-size-asian="13.5pt" style:font-size-complex="13.5pt"/>
    </style:style>
    <style:style style:name="P536"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37"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38" style:parent-style-name="NormalWeb" style:family="paragraph">
      <style:paragraph-properties fo:text-align="justify" fo:margin-top="0in" fo:background-color="#FFFFFF"/>
    </style:style>
    <style:style style:name="T539" style:parent-style-name="Strong" style:family="text">
      <style:text-properties style:font-name="Arial" style:font-name-complex="Arial" fo:color="#333333" fo:font-size="13.5pt" style:font-size-asian="13.5pt" style:font-size-complex="13.5pt"/>
    </style:style>
    <style:style style:name="P540"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41"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42"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43"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44"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45"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46"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47"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48"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49"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50"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51"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52"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53"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54"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55"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56"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57" style:parent-style-name="NormalWeb" style:family="paragraph">
      <style:paragraph-properties fo:text-align="justify" fo:margin-top="0in" fo:background-color="#FFFFFF"/>
      <style:text-properties style:font-name="Arial" style:font-name-complex="Arial" fo:color="#333333" fo:font-size="13.5pt" style:font-size-asian="13.5pt" style:font-size-complex="13.5pt"/>
    </style:style>
    <style:style style:name="P558" style:parent-style-name="NormalWeb" style:family="paragraph">
      <style:paragraph-properties fo:text-align="justify" fo:margin-top="0in" fo:background-color="#FFFFFF"/>
    </style:style>
  </office:automatic-styles>
  <office:body>
    <office:text text:use-soft-page-breaks="true">
      <text:p text:style-name="P1"><text:span text:style-name="T2">Avinas ir Avinas</text:span></text:p>
      <text:p text:style-name="P3">Neišsenkančios kalbos apie viską pasaulyje ir taip mėgstamas aktyvus laisvalaikis kartu stiprins šios poros santykius. Aistra lovoje veršis per kraštus, tačiau abipusis noras dominuoti gali kelti audringus ginčus. Taigi, labai svarbu, kad abu partneriai šioje poroje suprastų, jog kartais reikia nusileisti savo išrinktajam, neįrodinėti savo tiesų.</text:p>
      <text:p text:style-name="P4"><text:span text:style-name="T5">Avinas ir Jautis</text:span></text:p>
      <text:p text:style-name="P6">Avinas – veržlus nutrūktgalvis švaistūnas. Jautis – ramus, praktiškas ir šiek tiek konservatyvus taupuolis. Avinui patinka Jaučio protas ir saugumo jausmas, o Jautį žavi Avino aistra ir spontaniškumas. Abu ženklai jausmingi ir be galo mėgstantys komfortą. Tai juos vienija, tačiau ilgainiui lėtesnis Jaučio gyvenimo tempas ir praktiškumas Avinui gali pabosti. Visgi tokie santykiai gali trukti ilgai, jeigu tik Jautis leis Avinui dominuoti.</text:p>
      <text:p text:style-name="P7"><text:span text:style-name="T8">Avinas ir Dvyniai</text:span></text:p>
      <text:p text:style-name="P9">Ši sąjunga žada daug nepamirštamų akimirkų. Abu ženklai be galo aktyvūs, kūrybingi, nepailstantys optimistai, tad judviejų santykiai gali būti kaip vienas didelis nuotykis. Tik Dvyniai turėtų atsisakyti savo pomėgio flirtuoti su priešingos lyties atstovais, nes Avinas nemėgsta savo partneriu dalintis dar su kažkuo.</text:p>
      <text:p text:style-name="P10"><text:span text:style-name="T11">Avinas ir Vėžys</text:span></text:p>
      <text:p text:style-name="P12">Ši kombinacija gana sudėtinga. Vėžys vertina šeimą ir namų židinį, todėl bando pririšti partnerį prie savęs, namų. Tuo tarpu Avino tokia perspektyva visai nedžiugina, jis jaučiasi supančiotas ir veržiasi išsivaduoti. Visgi stiprus seksualinis potraukis gali kurį laiką šią porą išlaikyti drauge, tačiau neilgai.</text:p>
      <text:p text:style-name="P13"><text:span text:style-name="T14">Avinas ir Liūtas</text:span></text:p>
      <text:p text:style-name="P15">Abu Zodiako ženklai pasižymi stipriu lytiniu potraukiu ir neišsenkančia seksualine energija. Tad liepsnojanti aistra gali šiuodu ugnies ženklus sulipdyti į įspūdingą porą. Tačiau Avino noras vadovauti, būti dėmesio centre ir Liūto išdidumas, garbės ir neišsenkančio dėmesio troškimas gali juos paversti amžinais varžovais. Kad ši sąjunga taptų ilgalaike, abu partneriai turi būti supratingi ir taktiški vienas kito atžvilgiu. Avinas turėtų pasistengti neužgauti Liūto išdidumo ir leisti jam „sužibėti“ viešumoje.</text:p>
      <text:p text:style-name="P16"/>
      <text:p text:style-name="P17"/>
      <text:p text:style-name="P18"/>
      <text:soft-page-break/>
      <text:p text:style-name="P19"><text:span text:style-name="T20">Avinas ir Mergelė</text:span></text:p>
      <text:p text:style-name="P21">Šie zodiako ženklai labai skirtingi, tačiau kartais priešingybės traukia. Mergelės - viską apskaičiuojančios ir kruopščiai planuojančios strategės. Avinai - impulsyvūs, nenuspėjami, šia diena gyvenantys nutrūktgalviai. Gyvenimas su Avinu Mergelei tikras išbandymas. Avino impulsyvumas ir nenuspėjamumas gali ardyti kruopščius Mergelės planus ir kelti nepasitenkinimą. Tačiau ją intriguoja Avino drąsa ir aistra. Tuo tarpu Avinui patinka Mergelės pastovumas. Sėkminga sąjunga įmanoma, jeigu tik abu partneriai atsižvelgs į vienas kito norus ir poreikius. Tačiau šių santykių palaikymas pareikalaus daug kantrybės.</text:p>
      <text:p text:style-name="P22"><text:span text:style-name="T23">Avinas ir Svarstyklės</text:span></text:p>
      <text:p text:style-name="P24">Aviną ir Svarstykles jungia bendras požiūris į gyvenimą. Tai pora, kurioje abu zodiako ženklai natūraliai vienas kitą traukia ir papildo. Svarstyklės įkvepia Aviną dideliems darbams ir savo taktiškumu malšina jų įsiūtį. Avinas suteikia Svarstyklėms ryžto greičiau priimti svarbius sprendimus, nepilstant iš tuščio į kiaurą. Tačiau Avino egoizmas gali trikdyti Svarstykles. O ir Avinas ilgainiui pasiges partnerio dėmesio, kurio jam taip reikia. Tad jų skirtumai gali kelti įtampą santykiuose ir baigtis išsiskyrimu.</text:p>
      <text:p text:style-name="P25"><text:span text:style-name="T26">Avinas ir Skorpionas</text:span></text:p>
      <text:p text:style-name="P27">Aistra lovoje veršis per kraštus, tačiau šie santykiai gali pasirodyti aštroki. Abu Zodiako ženklai kovingi, energingi ir mėgstantys kontroliuoti, o būti kontroliuojamu nemėgsta nei vienas. Skorpiono savininkiškumas vargins Aviną, jis jausis supančiotas ir stengsis išsivaduoti. Tuo tarpu Skorpionas Avino savarankiškume matys išdavystę. Ši sąjunga gali būti ilgalaikė tik tuo atveju, jeigu abu Zodiako ženklai stengsis suprasti vienas kitą ir iškilusias problemas spręs iš karto, neatidėliodami.</text:p>
      <text:p text:style-name="P28"><text:span text:style-name="T29">Avinas ir Šaulys</text:span></text:p>
      <text:p text:style-name="P30">Ši sąjunga gali būti labai harmoninga. Abu ugnies ženklai aistringi, seksualūs ir išradingi, todėl puikiai dera miegamajame. Abu aktyvūs, spontaniški, linkę į nuotykius, tad smagiai leis laiką kartu džiaugdamiesi nerūpestingu gyvenimu. O ir kasdienėje veikloje šie ženklai puikiai papildo vienas kitą. Avinas padės mažiau ryžto turinčiam Šauliui įgyvendinti jo siekius ir planus, tuo tarpu Šaulys suteiks Avinui asmeninės erdvės, nekankindamas jokiais suvaržymais.</text:p>
      <text:p text:style-name="P31"/>
      <text:p text:style-name="P32"/>
      <text:p text:style-name="P33"/>
      <text:soft-page-break/>
      <text:p text:style-name="P34"><text:span text:style-name="T35">Avinas ir Ožiaragis</text:span></text:p>
      <text:p text:style-name="P36"><text:span text:style-name="T37">Gana konfliktiškas derinukas. Avino polinkis rizikuoti pinigais ar švaistyti juos nereikalingiems dalykams (žiūrint Ožiaragio akimis), kels Ožiaragio nepasitenkinimą. Tuo tarpu optimistą Aviną erzins gana dažnos pesimistinės Ožiaragio nuotaikos. Taigi, šie Zodiako ženklai kalba skirtingomis kalbomis ir suprasti vienas kitą jiems greičiausiai nepavyks..</text:span></text:p>
      <text:p text:style-name="P38"><text:span text:style-name="T39">Avinas ir Vandenis</text:span></text:p>
      <text:p text:style-name="P40"><text:span text:style-name="T41">Aktyvus ir energingas </text:span><text:span text:style-name="T42">Avinas</text:span><text:span text:style-name="T43"> traukia permainų trokštantį Vandenį, o Aviną žavi Vandenio nenuspėjamumas. Be to </text:span><text:span text:style-name="T44">Vandenis</text:span><text:span text:style-name="T45"> įkvepią Aviną ir pasikrauna iš jo energijos. Abu Zodiako ženklai atviri naujovėms ir aktyviam gyvenimo būdui. Jie puikiai vienas kitą supranta ir gerbia vienas kito laisvę. Taigi, ši sąjunga gana įdomi ir harmoninga.</text:span></text:p>
      <text:p text:style-name="P46"><text:span text:style-name="T47">Avinas ir Žuvys</text:span></text:p>
      <text:p text:style-name="P48">Energingas užkariautojas Avinas ir ramios, švelnios svajoklės Žuvys. Iš pirmo žvilgsnio sudėtingas, tačiau gana dažnas, derinys. Avinas trokšta vadovauti, o Žuvys nieko prieš nusileisti, joms netgi reikia tvirto partnerio peties. Taigi, Avinas suteikia Žuvims saugumo jausmą ir aktyvesni gyvenimą, tuo tarpu Žuvys suteikia Avinui vidinės ramybės. Lyg ir visi patenkinti.., tik Avinas turėtų pasistengti neužgauti jautrios Žuvų sielos.</text:p>
      <text:p text:style-name="P49"><text:span text:style-name="T50">Jautis ir Avinas</text:span></text:p>
      <text:p text:style-name="P51">Avinas – veržlus nutrūktgalvis švaistūnas. Jautis – ramus, praktiškas ir šiek tiek konservatyvus taupuolis. Avinui patinka Jaučio protas ir saugumo jausmas, o Jautį žavi Avino aistra ir spontaniškumas. Abu ženklai jausmingi ir be galo mėgstantys komfortą. Tai juos vienija, tačiau ilgainiui lėtesnis Jaučio gyvenimo tempas ir praktiškumas Avinui gali pabosti. Visgi tokie santykiai gali trukti ilgai, jeigu tik Jautis leis Avinui dominuoti.</text:p>
      <text:p text:style-name="P52"><text:span text:style-name="T53">Jautis ir Jautis</text:span></text:p>
      <text:p text:style-name="P54">Vienodas temperamentas, požiūris į gyvenimą, siekiai, leidžia jiems kartu jaustis gerai. Abu vertina šeimą, namų jaukumą, prabangą, meną, gražius daiktus. Be to yra gana konservatyvūs ir bijo permainų, tad nemaloniais siurprizais vienas kito nedžiugins. Tačiau abu labai užsispyrę ir tai gali trukdyti ilgalaikiams santykiams. Du Jautukai puikiai sutars, jeigu išmoks kartais nusileisti vienas kitam, nedemonstruoti savo legendinio užsispyrimo.</text:p>
      <text:p text:style-name="P55"/>
      <text:p text:style-name="P56"/>
      <text:soft-page-break/>
      <text:p text:style-name="P57"><text:span text:style-name="T58">Jautis ir Dvyniai</text:span></text:p>
      <text:p text:style-name="P59"><text:span text:style-name="T60">Tai labai skirtingi zodiako ženklai, todėl ilgalaikis ryšys tarp jų sudėtingas. Dėl permainingos Dvynių prigimties Jaučiui atrodo, kad jie išsiblaškę, nepastovūs ir paviršutiniški. Tiesa santykių pradžioje Jautį žavi Dvynių gyvybingumas ir linksmumas, tačiau ilgainiui iškyla ne viena problema. Didžiausia iš jų – pavydas. Labai judrūs ir daug bendraujantys Dvyniai, šeimą ir namų jaukumą vertinantiems Jaučiams, neatrodo labai patikimi partneriai santuokai ar ilgalaikiam ryšiui. O Dvyniams sunkiai suvokiamas Jaučio konservatyvumas ir ramybės troškimas.</text:span></text:p>
      <text:p text:style-name="P61"><text:span text:style-name="T62">Jautis ir Vėžys</text:span></text:p>
      <text:p text:style-name="P63">Abiems Zodiako ženklams svarbi šeima, jaukus namų židinys, patikimumas. Jie mėgaujasi patogia, estetiška aplinka, mėgsta prabangą, tad jų namai bus įrengti prabangiai ir patogiai, o svarbiausia abu tai vertins ir didžiuosis. Partneriai papildys ir palaikys vienas kitą įvairiose gyvenimo situacijose, kartu planuos namų biudžetą, pinigines investicijas ir kt. Taigi, ši sąjunga itin harmoninga, galima sakyti net tobula.</text:p>
      <text:p text:style-name="P64"><text:span text:style-name="T65">Jautis ir Svarstyklės</text:span></text:p>
      <text:p text:style-name="P66">Abu Zodiako ženklai neabejingi menui, muzikai ir prabangai. Be to tiek Jautį tiek Svarstykles valdo Venera, kuri suteikia jų santykiams jausmingumo ir aistros, tad miegamajame jie suderinami, tačiau tai ir viskas.. Jaučiai pernelyg ramūs, linkę planuoti toli į ateitį ir kurti jaukų namų lizdelį, kas gąsdina įsipareigoti ne itin linkusias ir pasilinksminimus mėgstančias Svarstykles. Tokia sąjunga galima tik tuo atveju, jeigu abu ženklai bus lankstesni, stengsis nepastebėti partnerio „netobulumų“ ir prisiderins vienas prie kito.</text:p>
      <text:p text:style-name="P67"><text:span text:style-name="T68">Jautis ir Skorpionas</text:span></text:p>
      <text:p text:style-name="P69">Abu Zodiako ženklai be galo aistringi ir jaučia didelę trauką vienas kitam. Skorpionas pavydus ir nelinkęs keisti partnerių, o Jautis vertina šeimos židinį, tad nei vienas iš partnerių nejaus poreikio neištikimybei. Kita vertus abu ženklai labai užsispyrę ir trokštantys valdyti, tad bendras gyvenimas gali būti labai triukšmingas. Bet jeigu jie sugebės prisitaikyti vienas prie kito, greičiausiai šios poros laukia rojus žemėje.</text:p>
      <text:p text:style-name="P70"><text:span text:style-name="T71">Jautis ir Šaulys</text:span></text:p>
      <text:p text:style-name="P72">Tai labai skirtingos asmenybės ir jų skirtumai sunkiai suderinami. Jaukų namų židinį vertinantis Jautis niekada nesupras vėjavaikiško Šaulio gyvenimo būdo, jo laisvės ir nuotykių troškimo. Tuo tarpu Šauliui svetimas Jaučio konservatyvumas, jis atviras pokyčiams ir trokšta pažinti visas gyvenimo spalvas. Trumpalaikis ryšys galimas, tačiau ilgainiui besikartojantys priekaištai ir užgauliojimai juos išskirs.</text:p>
      <text:soft-page-break/>
      <text:p text:style-name="P73"><text:span text:style-name="T74">Jautis ir Ožiaragis</text:span></text:p>
      <text:p text:style-name="P75">Tiesiog ideali sąjunga. Abu žemės ženklai puikiai supranta vienas kita, siekia panašių tikslų, mėgsta komfortą, gražius daiktus, vertina saugumo jausmą ir šeimos židinį. Meilę taip pat abu supranta labai panašiai, yra aistringi ir seksualūs, nelinkę į išdavystę. Be to, tiek Jautis, tiek Ožiaragis, moka ir mėgsta kalbėtis, tad nesunkiai išspręs bet kokį kilusį konfliktą. Jie papildys ir palaikys vienas kitą įvairiose gyvenimo situacijose, kartu planuos namų biudžetą, pinigines investicijas ir kt. Taigi, ši sąjunga itin harmoninga, galima sakyti net tobula.</text:p>
      <text:p text:style-name="P76"><text:span text:style-name="T77">Jautis ir Vandenis</text:span></text:p>
      <text:p text:style-name="P78">Gana sudėtingas derinukas. Trumpalaikis meilės ryšys galimas, tačiau ilgalaikėje perspektyvoje naujovių ir nuotykių trokštančiam Vandeniui ramus ir konservatyvus Jautis atrodys pernelyg nuobodus. Tuo tarpu Jautį erzins nerimtas Vandenio požiūris į meilę, ilgalaikius santykius, laisvės ir naujų pojūčių troškimas. Taigi, šie Zodiako ženklai labai skirtingi, jų skirtumai sunkiai suderinami, todėl kurti jaukų šeimos lizdelį kartu jiems kažin ar pavyks.</text:p>
      <text:p text:style-name="P79"><text:span text:style-name="T80">Jautis ir Žuvys</text:span></text:p>
      <text:p text:style-name="P81">Jautis ir Žuvys - tai pora, kurioje abu Zodiako ženklai natūraliai vienas kitą traukia ir papildo. Jautis žavisi Žuvų dvasiniu pasauliu ir džiaugiasi galėdamas suteikti joms saugumo jausmą, kurio Žuvims itin reikia. Be to realistas Jautis svajokles Žuvis sugražina į realybę, padrąsina jas siekti užsibrėžto tikslo. Tuo tarpu Žuvys išjudina ramų Jautį, praskaidrina jo kasdienybę romantiškomis akimirkomis, išmoko į viską žvelgti kūrybiškiau. Taigi, šie Zodiako ženklai puikiai sutaria ir gali tapti neišskiriamais.</text:p>
      <text:p text:style-name="P82"><text:span text:style-name="T83">Dvyniai ir Avinas</text:span></text:p>
      <text:p text:style-name="P84">Ši sąjunga žada daug nepamirštamų akimirkų. Abu ženklai be galo aktyvūs, kūrybingi, nepailstantys optimistai, tad judviejų santykiai gali būti kaip vienas didelis nuotykis. Tik Dvyniai turėtų atsisakyti savo pomėgio flirtuoti su priešingos lyties atstovais, nes Avinas nemėgsta savo partneriu dalintis dar su kažkuo.</text:p>
      <text:p text:style-name="P85"><text:span text:style-name="T86">Dvyniai ir Jautis</text:span></text:p>
      <text:p text:style-name="P87">Tai labai skirtingi zodiako ženklai, todėl ilgalaikis ryšys tarp jų sudėtingas. Dėl permainingos Dvynių prigimties Jaučiui atrodo, kad jie išsiblaškę, nepastovūs ir paviršutiniški. Tiesa santykių pradžioje Jautį žavi Dvynių gyvybingumas ir linksmumas, tačiau ilgainiui iškyla ne viena problema. Didžiausia iš jų – pavydas. Labai judrūs ir daug bendraujantys Dvyniai, šeimą ir namų jaukumą vertinantiems Jaučiams, neatrodo labai patikimi partneriai santuokai ar ilgalaikiam ryšiui. O Dvyniams sunkiai suvokiamas Jaučio konservatyvumas ir ramybės troškimas.</text:p>
      <text:soft-page-break/>
      <text:p text:style-name="P88"><text:span text:style-name="T89">Dvyniai ir Dvyniai</text:span></text:p>
      <text:p text:style-name="P90">Abu smalsūs, optimistiški, gyvybingi nenuoramos, mėgstantys leisti laiką draugų kompanijoje. Vienodas temperamentas, humoro jausmas, noras bendrauti, kalbėtis įvairiausiomis temomis leidžia jiems kartu jaustis tiesiog puikiai. Neišsenkančios kalbos apie viską pasaulyje ir taip mėgstamas aktyvus laisvalaikis padarys šių dviejų žmonių bendrą gyvenimą labai įdomiu ir smagiu. Tiesa Dvynių pomėgis flirtuoti gali išprovokuoti audringas pavydo scenas, o ilgalaikiams santykiams gali kenkti nebent tai, jeigu abu partneriai susilies į vieną visumą, neturės skirtingų pomėgių, veiklos. Tokiu atveju jie vienas kitam gali tiesiog nusibosti.</text:p>
      <text:p text:style-name="P91"><text:span text:style-name="T92">Dvyniai ir Vėžys</text:span></text:p>
      <text:p text:style-name="P93">Tai labai skirtingi Zodiako ženklai ir jų skirtumai sunkiai suderinami. Vienas itin gyvybingas, bendrauti ir keliauti mėgstantis nenuorama, kitas – ramus, pastovumą ir jaukų namų židinį vertinantis namisėda. Vėžį žavi Dvynių protas, smalsumas ir gyvybingumas, tačiau ilgainiui poroje su Dvyniais jam gali pritrūkti stabilumo. Tuo tarpu Dvyniai vertina Vėžio atsidavimą šeimai, tačiau vien to tvirtai santuokai nepakanka. Ilgalaikis ryšys tarp jų įmanomas, tik tuo atveju, jeigu Vėžys pasistengs nevaržyti Dvynių laisvės, o Dvyniai atsižvelgs į partnerio poreikius ir bent iš dalies suvaldys savo vėjavaikišką prigimtį.</text:p>
      <text:p text:style-name="P94"><text:span text:style-name="T95">Dvyniai ir Liūtas</text:span></text:p>
      <text:p text:style-name="P96">Šiedu Zodiako ženklai natūraliai traukia vienas kitą. Liūtas myli visa širdimi. Dėl mylimo žmogaus jis gali padaryti daug gražių dalykų. Dvyniams patinka toks, išskirtinis, partnerio dėmesys. Dvyniai neapkenčia rutinos, o su Liūtu jiems tai tikrai negresia. Problemų gali kelti nebent stiprus Dvynių laisvės poreikis, nes Liūtai pernelyg savininkiški, jie nenori dalintis savo partneriu su niekuo. Liūtams teks išmokti valdyti šį jausmą. Na o Dvyniai turėtų stengtis neužgauti Liūto išdidumo. Konfliktai šioje poroje greitai išsprendžiami, nes abu partneriai mėgsta kalbėtis. Tai sėkminga sąjunga, galinti pereiti į tvirtą santuoką.</text:p>
      <text:p text:style-name="P97"><text:span text:style-name="T98">Dvyniai ir Mergelė</text:span></text:p>
      <text:p text:style-name="P99">Nepastovūs, vėjavaikiški, lengvabūdžiai Dvyniai ir rimtos, viską planuojančios ir stabilumą vertinančios Mergelės, lyg ir ne kokia sąjunga, tačiau šiuodu ženklus valdantis Merkurijus stiprina jų ryšį. Abu ženklai smalsūs, mėgstantys kalbėtis, tad trumpalaikėje perspektyvoje jų santykiai gali būti net labai įdomūs, tačiau ilgainiui Mergelės Dvyniams gali pasirodyti pernelyg nuobodžios, o tuo tarpu Mergelės pavargs nuo Dvynių aktyvumo ir nuotykių troškimo, pasiges santykių stabilumo. Tokia sąjunga galima, tačiau mažai tikėtina. Norėdami išlaikyti ilgalaikį ryšį abu Zodiako ženklai turės stengtis prisitaikyti vienas prie kito diena iš dienos.</text:p>
      <text:soft-page-break/>
      <text:p text:style-name="P100"><text:span text:style-name="T101">Dvyniai ir Svarstyklės</text:span></text:p>
      <text:p text:style-name="P102"><text:span text:style-name="T103">Abu intelektualūs, kūrybingi, panašaus temperamento Oro ženklai puikiai jaučiasi kartu. Jiems lengva bendrauti, regis vienas kitą supranta iš pusės žodžio. Be to vienas kitą įkvepia, papildo. Jiems patinka keliauti, leisti laiką kartu, regis šiedu Zodiako ženklai džiaugiasi kiekviena kartu praleista akimirka. Be to abu seksualūs ir išradingi, todėl puikiai dera ir miegamajame. Tiesa </text:span><text:span text:style-name="T104">Svarstyklės</text:span><text:span text:style-name="T105"> labiau vertina šeimą, tačiau nėra pavydžios, tad dėl to problemų kilti neturėtų. Taigi, ši sąjunga itin harmoninga, galima sakyti net ideali.</text:span></text:p>
      <text:p text:style-name="P106"><text:span text:style-name="T107">Dvyniai ir Skorpionas</text:span></text:p>
      <text:p text:style-name="P108">Tai labai skirtingi Zodiako ženklai. Gyvybingi, lengvabūdžiai Dvyniai ir gana uždari, paslaptingi Skorpionai. Skorpionas myli stipriai ir giliai, jis labai aistringas ir išradingas meilės guolyje, tačiau be galo pavydus, tad sunkiai taikstysis su Dvynių nepastovumu ir pomėgiu flirtuoti. Be to, nors Skorpionas ir atrodo stiprus ir nepalaužiamas, jis labai jautriai reaguoja į tarpusavio nesutarimus. Šiuodu ženklus kurį laiką gali vienyti bendri tikslai ar pomėgiai, tačiau ilguoju laikotarpiu santykiai bus labai sudėtingi. Belieka tikėtis, kad Dvyniai vertins begalinę Skorpiono aistrą, ir nebeieškos nuotykių kitur.</text:p>
      <text:p text:style-name="P109"><text:span text:style-name="T110">Dvyniai ir Šaulys</text:span></text:p>
      <text:p text:style-name="P111">Šie du ženklai zodiako apskritime stovi vienas priešais kitą. Jie labai priešingi vienas kitam, sunkiai sutaria, tačiau gali jausti gilų dvasinį ryšį ir didelę trauką. Šaulys žvelgia į tolį, o Dvyniai geriau jaučiasi savo aplinkoje. Tačiau daug ir panašumų. Abu Zodiako ženklai gyvybingi, gyvenantys aktyvų socialinį gyvenimą ir per daug nereikalaujantys iš partnerio, tad jiems bus smagu kartu leisti laiką. Be to abu ženklai išradingi, tad puikiai dera miegamajame. Dvynių ir Šaulio pora greičiausiai susidurs su nemažais sunkumais, tačiau juos įveikus santykiai gali būti harmoningi ir ilgalaikiai.</text:p>
      <text:p text:style-name="P112"><text:span text:style-name="T113">Dvyniai ir Ožiaragis</text:span></text:p>
      <text:p text:style-name="P114">Tai labai skirtingos asmenybės ir jų skirtumai sunkiai suderinami. Darbštus, rimtas ir ambicingas Ožiaragis nesupranta gyvybingų, lengvabūdiškų, flirtuoti mėgstančių Dvynių, o Ožiaragio rimtumas svetimas Dvyniams. Kita vertus Ožiaragio suteikiamą saugumą ir stabilumą Dvyniai tikrai įvertins ir pasistengs jį prablaškyti nuo Ožiaragį amžinai kamuojančių darbo ir karjeros problemų. Dėl skirtingų poreikių miegamajame šiems ženklams taip pat gali kilti problemų. Visgi esant didelei meilei judviejų sąjunga įmanoma, tačiau Dvynys turės suvaldyti savo lengvabūdišką prigimtį, o Ožiaragis pasitelkti kantrybę ir nekankinti oro ženklo priekaištais.</text:p>
      <text:p text:style-name="P115"/>
      <text:soft-page-break/>
      <text:p text:style-name="P116"><text:span text:style-name="T117">Dvyniai ir Vandenis</text:span></text:p>
      <text:p text:style-name="P118">Tai dvi giminingos sielos, einančios per gyvenimą koja kojon, suprantančios viena kitą iš pusės žodžio. Abu gyvybingi, mėgstantys kalbėtis, bendrauti, susipažinti su naujais žmonėmis. Judviejų bendras gyvenimas bus kupinas smagių kelionių, nuotykių. Šios poros santykius lydi sėkmė, tačiau tai nereiškia, kad nuomonių nesutapimų ar ginčų jų kasdieniniame gyvenime nebus. Santykiai gali pabosti ir atšalti dėl pernelyg vienodos veiklos, pomėgių, todėl jau nuo draugystės pradžios abiems ženklams vertėtų pasistengti išlaikyti savo individualumą.</text:p>
      <text:p text:style-name="P119"><text:span text:style-name="T120">Dvyniai ir Žuvys</text:span></text:p>
      <text:p text:style-name="P121">Gana sudėtingas derinukas. Tai lyg skirtingų pasaulių atstovai. Vienas aktyvus ir gyvybingas, be galo mėgstantis bendrauti, flirtuoti, kitas uždaras vienišius mąstytojas, trokštantis meilės, romantikos ir visiško atsidavimo. Jų santykius lydės įtarimai, priekaištai ir nepasitikėjimas, todėl ilgalaikis ryšys vargiai įmanomas.</text:p>
      <text:p text:style-name="P122"><text:span text:style-name="T123">Vėžys ir Avinas</text:span></text:p>
      <text:p text:style-name="P124">Ši kombinacija gana sudėtinga. Vėžys vertina šeimą ir namų židinį, todėl bando pririšti partnerį prie savęs, namų. Tuo tarpu Avino tokia perspektyva visai nedžiugina, jis jaučiasi supančiotas ir veržiasi išsivaduoti. Visgi stiprus seksualinis potraukis gali kurį laiką šią porą išlaikyti drauge, tačiau neilgai.</text:p>
      <text:p text:style-name="P125"><text:span text:style-name="T126">Vėžys ir Jautis</text:span></text:p>
      <text:p text:style-name="P127">Abiems Zodiako ženklams svarbi šeima, jaukus namų židinys, patikimumas. Jie mėgaujasi patogia, estetiška aplinka, mėgsta prabangą, tad jų namai bus įrengti prabangiai ir patogiai, o svarbiausia abu tai vertins ir didžiuosis. Partneriai papildys ir palaikys vienas kitą įvairiose gyvenimo situacijose, kartu planuos namų biudžetą, pinigines investicijas ir kt. Taigi, ši sąjunga itin harmoninga, galima sakyti net tobula.</text:p>
      <text:p text:style-name="P128"><text:span text:style-name="T129">Vėžys ir Dvyniai</text:span></text:p>
      <text:p text:style-name="P130">Tai labai skirtingi Zodiako ženklai ir jų skirtumai sunkiai suderinami. Vienas itin gyvybingas, bendrauti ir keliauti mėgstantis nenuorama, kitas – ramus, pastovumą ir jaukų namų židinį vertinantis namisėda. Vėžį žavi Dvynių protas, smalsumas ir gyvybingumas, tačiau ilgainiui poroje su Dvyniais jam gali pritrūkti stabilumo. Tuo tarpu Dvyniai vertina Vėžio atsidavimą šeimai, tačiau vien to tvirtai santuokai nepakanka. Ilgalaikis ryšys tarp jų įmanomas, tik tuo atveju, jeigu Vėžys pasistengs nevaržyti Dvynių laisvės, o Dvyniai atsižvelgs į partnerio poreikius ir bent iš dalies suvaldys savo vėjavaikišką prigimtį.</text:p>
      <text:p text:style-name="P131"/>
      <text:soft-page-break/>
      <text:p text:style-name="P132"><text:span text:style-name="T133">Vėžys ir Vėžys</text:span></text:p>
      <text:p text:style-name="P134">Tai dvi giminingos sielos, su malonumu kuriančios jaukų namų židinį. Abu trokšta gilių jausmų, harmonijos, švelnumo. Miegamajame sutaria, bet kartais abu nori vadovauti, tad ilgainiui turėtų išmokti bent kartais vienas kitam nusileisti. Bėda ta, kad abu labai panašus, tad jų šeimyninis gyvenimas ilgainiui gali tapti monotoniškas ir nuobodus, ko pasekoje jausmai gali atvėsti.</text:p>
      <text:p text:style-name="P135"/>
      <text:p text:style-name="P136"><text:span text:style-name="T137">Vėžys ir Liūtas</text:span></text:p>
      <text:p text:style-name="P138">Gana nebloga sąjunga, kurioje dominuoja Liūtas. Vėžį žavi Liūto atlapaširdiškumas, dosnumas ir pasitikėjimas savimi, tačiau svetimas Liūto troškimas būti pripažintu. Šiedu ženklai turėtų puikiai sutarti, tačiau yra tikimybė, kad Liūtui ilgainiui pabos Vėžio pernelyg ramus būdas ir motiniškas rūpestis. Santuoka galima, tačiau Vėžys turėtų išmokti nuolat lepinti Liūtą išskirtiniu dėmesiu ir neskaičiuoti kiekvieno partnerio išleisto euro.</text:p>
      <text:p text:style-name="P139"><text:span text:style-name="T140">Vėžys ir Mergelė</text:span></text:p>
      <text:p text:style-name="P141">Nors šiedu Zodiako ženklai pakankamai skirtingi, jų santykiai klostosi labai natūraliai ir harmoningai. Abu ramūs, tačiau ne nuobodūs, visada atras bendrų temų įdomiam pokalbiui. Vienas vadovaujasi protu, kitas jausmais ir emocijomis, tačiau šie skirtumai konfliktų jų šeimoje nekelia, greičiau atvirkščiai, taip jie vienas kitą tik papildo. Miegamajame ši pora taip pat puikiai dera. Taigi, ši sąjunga itin harmoninga, galima sakyti net ideali.</text:p>
      <text:p text:style-name="P142"><text:span text:style-name="T143">Vėžys ir Svarstyklės</text:span></text:p>
      <text:p text:style-name="P144">Abu ženklai švelnūs, jausmingi. Santykių pradžioje gali atrodyti, kad jie idealiai tinka vienas kitam, tačiau ilgainiui išryškės santykius griaunantys skirtumai. Vėžys – šeimos žmogus, trokštantis stipraus emocinio ryšio su partneriu. Jis nori mylėti ir būti mylimas. Tuo tarpu Svarstyklėms labai svarbi socialinė aplinka, bendravimas su naujais žmonėmis, intelektualinis pasitenkinimas. Jos neskiria tiek dėmesio šeimai, mėgsta vakarėlius, pasisėdėjimus su draugais. Vėžys šiuose santykiuose jaučiasi nesaugus, jis nesupranta Svarstyklių. Ilgalaikiai santykiai galimi, tačiau mažai tikėtini. Norėdami išlaikyti ilgalaikį ryšį abu Zodiako ženklai turės stengtis prisitaikyti vienas prie kito diena iš dienos.</text:p>
      <text:p text:style-name="P145"/>
      <text:p text:style-name="P146"/>
      <text:p text:style-name="P147"/>
      <text:soft-page-break/>
      <text:p text:style-name="P148"><text:span text:style-name="T149">Vėžys ir Skorpionas</text:span></text:p>
      <text:p text:style-name="P150">Nors šiedu Zodiako ženklai nėra labai panašūs, jų sąjunga gali būti labai sėkminga. Skorpionas stiprus, seksualus, aistringas, beprotiškai pavydus ir savininkiškas. Bet Vėžio negąsdina šios Skorpiono savybės. Skorpiono energija ir drąsa žavi Vėžį, jis su malonumu pasiduoda Skorpiono aistrai, o pavydą ir savininkiškumą priima kaip didelės meilės požymį. Kadangi abu Zodiako ženklai gana ištikimi, čia problemų kilti neturėtų. Tačiau Vėžį gali atstumti per didelis Skorpiono egoizmas ir kartais pasireiškiantis grubumas. Nors lengva nebus, šiedu ženklai kartu gali būti labai laimingi.</text:p>
      <text:p text:style-name="P151"><text:span text:style-name="T152">Vėžys ir Šaulys</text:span></text:p>
      <text:p text:style-name="P153">Šie Zodiako ženklai sunkiai vienas kitą supranta. Šaulys – keliautojas ir nuotykių ieškotojas iš prigimties, o tai nedera su Vėžio ramybe, jausmingumu ir praktiškumu. Vėžiui svetimas vėjavaikiškas Šaulio gyvenimo būdas, jo laisvės ir nuotykių troškimas, tad jis greitai pavargs nuo šaulio aktyvumo, pasiges santykių stabilumo ir jausmingumo. Tuo tarpu Šauliui gyvenimas su Vėžiu ilgainiui taps nuobodus. Jų poreikiai ir tikslai labai skirtingi. Trumpalaikis ryšys galimas, tačiau ilgalaikė sąjunga mažai tikėtina.</text:p>
      <text:p text:style-name="P154"/>
      <text:p text:style-name="P155"><text:span text:style-name="T156">Vėžys ir Ožiaragis</text:span></text:p>
      <text:p text:style-name="P157"><text:span text:style-name="T158">Šie du vienas priešais kitą Zodiako rate stovintys ženklai jaučia didelę tarpusavio trauką, tačiau karjeristas Ožiaragis turi daug pomėgių ir užsiėmimų, todėl neskiria Vėžiui pakankamai laiko ir dėmesio, tuo jį labai liūdindamas. Vėžys jautrus, jausmingas, trokštantis mylėti ir būti mylimas, tuo tarpu Ožiaragis gana šiurkštus, šaltas ir valdingas. Šie skirtumai greičiausiai taps iširusių santykių priežastimi, bet visgi ilgalaikė sąjunga galima, jeigu abu Zodiako ženkla</text:span><text:a office:title="Zodiako zenklai" xlink:href="https://horoskopai.patarimupasaulis.lt/zodiako-zenklai" office:target-frame-name="_blank" xlink:show="new"><text:span text:style-name="T159">i</text:span></text:a><text:span text:style-name="T160"> pasistengs suprasti vienas kitą, išmoks nepastebėti partnerio netobulumo ir prisiderinti.</text:span></text:p>
      <text:p text:style-name="P161"><text:span text:style-name="T162">Vėžys ir Vandenis</text:span></text:p>
      <text:p text:style-name="P163">Šie du Zodiako ženklai jaučia didelę trauką vienas kitam, tačiau tai ir viskas. Aistra ilgai netruks, o pastovūs priekaištai ir barniai juos išskirs. Švelnus, jausmingas ir dvasingas Vėžys trokšta artumo, saugumo ir gilių jausmų, o iš prigimties gana lengvabūdiškas, šaltas ir plačiai bendraujantis Vandenis nemėgsta, kai kas nors varžo jo laisvę, tad poroje su Vėžiu jausis supančiotas. Ilgalaikė sąjunga galima tik tuo atveju, jeigu abu ženklai supras vienas kito poreikius, Vandenis neužgaus jautrios Vėžio sielos, o pastarasis neribos Vandenio laisvės.</text:p>
      <text:p text:style-name="P164"/>
      <text:p text:style-name="P165"/>
      <text:soft-page-break/>
      <text:p text:style-name="P166"><text:span text:style-name="T167">Vėžys ir Žuvys</text:span></text:p>
      <text:p text:style-name="P168">Abu vandens ženklai jautrūs, švelnūs, rūpestingi, jaučiantys vienas kito nuotaikas ir suprantys vienas kitą iš pusės žodžio. Abu emocionalūs, ieškantys gilių jausmų, be to kūrybingi, apdovanoti lakia vaizduote, tik Žuvys – svajoklės, gebančios generuoti naujas idėjas, o Vėžys rūpinasi jų įgyvendinimu realybėje, tad kartu jie gali paversti svajones realybe. Vėžys lepina Žuvis išskirtiniu dėmesiu, o Žuvys praturtina vėžio gyvenimą romantiškomis akimirkomis. Tiesiog ideali pora, kurios bendras gyvenimas žada daug laimingų akimirkų.</text:p>
      <text:p text:style-name="P169"><text:span text:style-name="T170">Liūtas ir Avinas</text:span></text:p>
      <text:p text:style-name="P171">Abu Zodiako ženklai pasižymi stipriu lytiniu potraukiu ir neišsenkančia seksualine energija. Tad liepsnojanti aistra gali šiuodu ugnies ženklus sulipdyti į įspūdingą porą. Tačiau Avino noras vadovauti, būti dėmesio centre ir Liūto išdidumas, garbės ir neišsenkančio dėmesio troškimas gali juos paversti amžinais varžovais. Kad ši sąjunga taptų ilgalaike, abu partneriai turi būti supratingi ir taktiški vienas kito atžvilgiu. Avinas turėtų pasistengti neužgauti Liūto išdidumo.</text:p>
      <text:p text:style-name="P172"><text:span text:style-name="T173">Liūtas ir Jautis</text:span></text:p>
      <text:p text:style-name="P174">Šiedu Zodiako ženklai turi daug bendro. Jie protingi, intelektualūs ir jausmingi, be to labai tvirtos asmenybės. Tačiau Jaučiui svetimas Liūto egoizmas ir troškimas būti pripažintu, o Liūtas nesupranta Jaučio taupumo ir poreikio viską planuoti. Miegamajame sutaria, bet kartais abu nori vadovauti, tad ilgainiui turėtų išmokti bent kartais vienas kitam nusileisti. Tokia sąjunga galima, tačiau abu Zodiako ženklai turės stengtis prisitaikyti vienas prie kito diena iš dienos.</text:p>
      <text:p text:style-name="P175"><text:span text:style-name="T176">Liūtas ir Dvyniai</text:span></text:p>
      <text:p text:style-name="P177">Šiedu Zodiako ženklai natūraliai traukia vienas kitą. Liūtas myli visa širdimi. Dėl mylimo žmogaus jis gali padaryti daug gražių dalykų. Dvyniams patinka toks, išskirtinis, partnerio dėmesys. Dvyniai neapkenčia rutinos, o su Liūtu jiems tai tikrai negresia. Problemų gali kelti nebent stiprus Dvynių laisvės poreikis, nes Liūtai pernelyg savininkiški, jie nenori dalintis savo partneriu su niekuo. Liūtams teks išmokti valdyti šį jausmą. Na o Dvyniai turėtų stengtis neužgauti Liūto išdidumo. Konfliktai šioje poroje greitai išsprendžiami, nes abu partneriai mėgsta kalbėtis. Tai sėkminga sąjunga, galinti pereiti į tvirtą santuoką.</text:p>
      <text:p text:style-name="P178"/>
      <text:p text:style-name="P179"/>
      <text:p text:style-name="P180"/>
      <text:p text:style-name="P181"/>
      <text:soft-page-break/>
      <text:p text:style-name="P182"><text:span text:style-name="T183">Liūtas ir Vėžys</text:span></text:p>
      <text:p text:style-name="P184">Gana nebloga sąjunga, kurioje dominuoja Liūtas. Vėžį žavi Liūto atlapaširdiškumas, dosnumas ir pasitikėjimas savimi, tačiau svetimas Liūto troškimas būti pripažintu. Šiedu ženklai turėtų puikiai sutarti, tačiau yra tikimybė, kad Liūtui ilgainiui pabos Vėžio pernelyg ramus būdas ir motiniškas rūpestis. Santuoka galima, tačiau Vėžys turėtų išmokti nuolat lepinti Liūtą išskirtiniu dėmesiu ir neskaičiuoti kiekvieno partnerio išleisto euro.</text:p>
      <text:p text:style-name="P185"><text:span text:style-name="T186">Liūtas ir Liūtas</text:span></text:p>
      <text:p text:style-name="P187">Kai karalius ir karalienė pasirodo kartu, aplinkinių dėmesys krypsta tik į juos. Šią porą jungia didelė aistra vienas kitam ir gyvenimui. Abu ryškūs, dosnūs, romantiški ir seksualūs. Pagrindinis, ramybės neduodantis klausimas: kuris taps lyderiu? Kur du Liūtai – kova dėl valdžios neišvengiama, todėl abu turėtų sutarti kuriose srityse kurio žodis bus lemiamas. Tai padaryti nebus lengva, tačiau būtina, kad jų bendras gyvenimas netaptų mūšio lauku.</text:p>
      <text:p text:style-name="P188"><text:span text:style-name="T189">Liūtas ir Mergelė</text:span></text:p>
      <text:p text:style-name="P190">Kukli, protinga, praktiška ir taupi Mergelė bei ekstravagantiškas, išskirtinį dėmesį ir prabangą mėgstantis Liūtas. Sudėtingas derinukas. Liūtą žavi aštrus Mergelės protas, tačiau jis nemėgsta kritikos, kuria jį “apipila“ Mergelė. Tuo tarpu Mergelei svetimas Liūto poreikis išlaidauti, tačiau ji žavisi nuoširdžia Liūto meile ir pasiekimais profesinėje veikloje. Kad ši sąjunga taptų ilgalaike, abu partneriai turėtų būti supratingi ir taktiški vienas kito atžvilgiu. Mergelei vertėtų kuo mažiau kritikuoti Liūtą, neužgauti jo išdidumo.</text:p>
      <text:p text:style-name="P191"><text:span text:style-name="T192">Liūtas ir Svarstyklės</text:span></text:p>
      <text:p text:style-name="P193">Abu Zodiako ženklai mėgsta bendrauti, užmegsti naujas pažintis. Kūrybingoji Liūto pusė puikiai dera su meniškos prigimties, ryškų estetikos pojūtį turinčiomis Svarstyklėmis. Be to Liūtas įvairiose gyvenimo situacijose padės Svarstyklėms greičiau apsispręsti. Jie puikiai jaučiasi vienas kito draugijoje, tiesa daugelyje sričių stengiasi vienas kitą pranokti, tačiau miegamajame karaliauja Liūtas. Problemų gali kilti nebent su jų bendrais finansais, nes abu ženklai išlaidūs, mėgstantys prabangą, naujus, kokybiškus daiktus.</text:p>
      <text:p text:style-name="P194"/>
      <text:p text:style-name="P195"/>
      <text:p text:style-name="P196"/>
      <text:p text:style-name="P197"/>
      <text:soft-page-break/>
      <text:p text:style-name="P198"><text:span text:style-name="T199">Liūtas ir Skorpionas</text:span></text:p>
      <text:p text:style-name="P200">Šiuos Zodiako ženklus sieja stipri seksualinė trauka, tačiau Liūtui sunku taikstytis su Skorpiono pavydu ir savininkiškumu. Skorpionas linkęs slėpti jausmus, tuo tarpu Liūtas myli atvirai ir nuoširdžiai, tad pastarojo slapukavimas jį erzina. Supykęs Skorpionas greit užsidega ir gali ilgai kankinti savo partnerį priekaištais, tuo tarpu Liūtas ištvermingesnis, jis nekels audros dėl niekų, o ir supykęs labiau linkęs išsiaiškinti ir susitaikyti. Jų santykiai audringi, suteikiantys skausmo ir palaimos. Kad ši sąjunga truktų ilgai, reikės gerokai pasistengti abiems.</text:p>
      <text:p text:style-name="P201"/>
      <text:p text:style-name="P202"><text:span text:style-name="T203">Liūtas ir Šaulys</text:span></text:p>
      <text:p text:style-name="P204">Ideali sąjunga. Abu Ugnies ženklai siekia panašių tikslų, mėgsta nuotykius, avantiūras ir laisvę. Savimi pasitikintis Liūtas žino kelius į Šaulio aistrą. Meilę abu supranta labai panašiai, yra romantiški ir labai seksualūs, tad miegamajame bus karšta. Šauliui patinka Liūto stiprybė ir ryžtas, tuo tarpu Liūtą žavi Šaulio teisingumo jausmas. Ši pora puikiai leis laiką kartu, o judviejų bendras gyvenimas taps aistringu nuotykiu. Dviese jie gali pasiekti to, kas atrodytų neįmanoma.</text:p>
      <text:p text:style-name="P205"/>
      <text:p text:style-name="P206"><text:span text:style-name="T207">Liūtas ir Ožiaragis</text:span></text:p>
      <text:p text:style-name="P208">Praktiškas, atsargus ir taupus Ožiaragis stengiasi pažaboti romantišką ir dosnų Liūtą. Ožiaragiui svetimas Liūto poreikis išlaidauti. Liūtas nesulauks iš partnerio pagyrų ir susižavėjimo šūksnių, o jam to reikia kaip oro. Abu zodiako ženklai seksualūs, tačiau jų poreikiai miegamajame labai skirtingi. Liūtai mėgsta romantiką, flirtą, komplimentus, žinoma išsakytus jo didingai asmenybei. Be to jie savo meilės guolį pagyvina įvairiausiais erotiniais žaidimais. Tuo tarpu Ožiaragis nesupranta kam viso to apskritai reikia, tad Liūtui jis atrodo pernelyg suvaržytas ir šaltas. Be to niekas šioje poroje nenori nusileisti. Šie skirtumai kels įtampą judviejų santykiuose ir galiausiai abu pasuks skirtingais keliais.</text:p>
      <text:p text:style-name="P209"/>
      <text:p text:style-name="P210"/>
      <text:p text:style-name="P211"/>
      <text:p text:style-name="P212"/>
      <text:p text:style-name="P213"/>
      <text:p text:style-name="P214"/>
      <text:soft-page-break/>
      <text:p text:style-name="P215"><text:span text:style-name="T216">Liūtas ir Vandenis</text:span></text:p>
      <text:p text:style-name="P217">Šie du ženklai zodiako apskritime stovi vienas priešais kitą. Santykių pradžioje jie nuoširdžiai domisi vienas kitu ir jaučia seksualinę trauką, tačiau Vandenio polinkis analizuoti ir kritikuoti gali sužaloti Liūto pasitikėjimą savimi ir suduoti skaudų smūgį jo savimeilei. Abu Zodiako ženklai socialiai aktyvūs, mėgstantys megzti naujas pažintis, tačiau Liūtas nori būti dėmesio centre, o Vandenį tai erzina. Meilę jie taip pat supranta skirtingai. Liūtas nuoširdžiai mylintis, romantiškas ir sentimentalus, o Vandenis žaidžia santykius. Jis nelinkęs įsipareigoti ir prisileisti partnerį pernelyg arti, kas neabejotinai skaudina Liūtą. Santykių pradžia graži, bet greičiausiai Liūto meilė išblės taip greitai, kaip ir prasidėjo.</text:p>
      <text:p text:style-name="P218"/>
      <text:p text:style-name="P219"><text:span text:style-name="T220">Liūtas ir Žuvys</text:span></text:p>
      <text:p text:style-name="P221">Liūtas aktyvus ir valdingas ženklas. Žuvys – jautrios, uždaros, mažakalbės vienišės, dažnai nepasitikinčios savimi. Jie intriguoja vienas kitą savo skirtumais, tačiau mažai vienas kitą papildo. Liūto karštakošiškumas ir noras būti dėmesio centre visiškai nedera su su uždaru Žuvų gyvenimo būdu, jų santūrumu ir svajingumu. Be to abu nori gauti, bet ne duoti. Tikėtinas trumpalaikis susižavėjimas, bet neužilgo Liūtas ims dairytis kito partnerio.</text:p>
      <text:p text:style-name="P222"/>
      <text:p text:style-name="P223"><text:span text:style-name="T224">Mergelė ir Avinas</text:span></text:p>
      <text:p text:style-name="P225">Šie zodiako ženklai labai skirtingi, tačiau kartais priešingybės traukia. Mergelės - viską apskaičiuojančios ir kruopščiai planuojančios strategės. Avinai - impulsyvūs, nenuspėjami, šia diena gyvenantys nutrūktgalviai. Gyvenimas su Avinu Mergelei tikras išbandymas. Avino impulsyvumas ir nenuspėjamumas gali ardyti kruopščius Mergelės planus ir kelti nepasitenkinimą. Tačiau ją intriguoja Avino drąsa ir aistra. Tuo tarpu Avinui patinka Mergelės pastovumas. Sėkminga sąjunga įmanoma, jeigu tik abu partneriai atsižvelgs į vienas kito norus ir poreikius. Tačiau šių santykių palaikymas pareikalaus daug kantrybės.</text:p>
      <text:p text:style-name="P226"><text:span text:style-name="T227">Mergelė ir Jautis</text:span></text:p>
      <text:p text:style-name="P228">Sumanus ir praktiškas Jautis bei kruopšti ir racionali Mergelė. Šiedu Zodiako ženklai turi daug bendro.. Jie praktiški, intelektualūs, mėgstantys viską planuoti ir priimti racionalius sprendimus, be to labai nemėgstantys naujovių. Jautis šioje poroje greičiausiai dominuos, o Mergelė nesipriešins, ji net žavėsis Jaučio ryžtu ir tvirtumu. Taigi, jie gali sudaryti harmoningą porą. Vienintelė bėda ta, kad judviejų bendras gyvenimas gali tapti pernelyg nuobodžiu, tad būtų ne pro šalį kartais įlieti naujovių, bent jau miegamajame.</text:p>
      <text:soft-page-break/>
      <text:p text:style-name="P229"><text:span text:style-name="T230">Mergelė ir Dvyniai</text:span></text:p>
      <text:p text:style-name="P231">Nepastovūs, vėjavaikiški, lengvabūdžiai Dvyniai ir rimtos, viską planuojančios ir stabilumą vertinančios Mergelės, lyg ir ne kokia sąjunga, tačiau šiuodu ženklus valdantis Merkurijus stiprina jų ryšį. Abu ženklai smalsūs, mėgstantys kalbėtis, tad trumpalaikėje perspektyvoje jų santykiai gali būti net labai įdomūs, tačiau ilgainiui Mergelės Dvyniams gali pasirodyti pernelyg nuobodžios, o tuo tarpu Mergelės pavargs nuo Dvynių aktyvumo ir nuotykių troškimo, pasiges santykių stabilumo. Tokia sąjunga galima, tačiau mažai tikėtina. Norėdami išlaikyti ilgalaikį ryšį abu Zodiako ženklai turės stengtis prisitaikyti vienas prie kito diena iš dienos.</text:p>
      <text:p text:style-name="P232"><text:span text:style-name="T233">Mergelė ir Vėžys</text:span></text:p>
      <text:p text:style-name="P234">Nors šiedu Zodiako ženklai pakankamai skirtingi, jų santykiai klostosi labai natūraliai ir harmoningai. Abu ramūs, tačiau ne nuobodūs, visada atras bendrų temų įdomiam pokalbiui. Vienas vadovaujasi protu, kitas jausmais ir emocijomis, tačiau šie skirtumai konfliktų jų šeimoje nekelia, greičiau atvirkščiai, taip jie vienas kitą tik papildo. Miegamajame ši pora taip pat puikiai dera. Taigi, ši sąjunga itin harmoninga, galima sakyti net ideali.</text:p>
      <text:p text:style-name="P235"><text:span text:style-name="T236">Mergelė ir Liūtas</text:span></text:p>
      <text:p text:style-name="P237">Kukli, protinga, praktiška ir taupi Mergelė bei ekstravagantiškas, išskirtinį dėmesį ir prabangą mėgstantis Liūtas. Sudėtingas derinukas. Liūtą žavi aštrus Mergelės protas, tačiau jis nemėgsta kritikos, kuria jį “apipila“ Mergelė. Tuo tarpu Mergelei svetimas Liūto poreikis išlaidauti, tačiau ji žavisi nuoširdžia Liūto meile ir pasiekimais profesinėje veikloje. Kad ši sąjunga taptų ilgalaike, abu partneriai turėtų būti supratingi ir taktiški vienas kito atžvilgiu. Mergelei vertėtų kuo mažiau kritikuoti Liūtą, neužgauti jo išdidumo.</text:p>
      <text:p text:style-name="P238"><text:span text:style-name="T239">Mergelė ir Mergelė</text:span></text:p>
      <text:p text:style-name="P240">Santykiai klostysis labai sklandžiai, kol abu tobulumo siekiantys partneriai sugebės užgniaužti savyje norą ieškoti vienas kito trūkumų. Bet ir tai jų neišskirs. Abu partneriai protingi atsakingi ir jausmingi, į meilę ir santykius žiūrintys labai rimtai. Jie visada ras temų įdomiam pokalbiui, tad puikiai jausis leisdami laiką kartu. Tiesa judviejų santykiai nebus labai aistringi, tačiau abu mano, kad nuoširdi draugystė, partnerystė ir emocinis ryšys yra kur kas svarbiau už seksą, todėl meilės guolyje problemų kilti neturėtų. Gali būti, kad poroje abu norės lyderiauti, tačiau ši priežastis per menka, kad juos išskirtų.</text:p>
      <text:p text:style-name="P241"/>
      <text:p text:style-name="P242"/>
      <text:p text:style-name="P243"/>
      <text:soft-page-break/>
      <text:p text:style-name="P244"><text:span text:style-name="T245">Mergelė ir Svarstyklės</text:span></text:p>
      <text:p text:style-name="P246">Svarstyklės pernelyg paviršutiniškos ir lengvabūdiškos asmenybės. Joms labai svarbi socialinė aplinka, bendravimas su naujais žmonėmis. Jos nevengia vakarėlių, pasisėdėjimų su draugais ir be galo mėgsta leisti pinigus. Tuo tarpu Mergelės santūrios ir praktiškos, joms labai svarbus finansinis stabilumas. Šioje sąjungoje Mergelė nevengs kritikuoti Svarstyklių, mokys jas gyventi taip, kaip jos tai supranta, nuo ko Svarstyklės pasijus nesuprastos ir nemylimos. Ilgainiui Svarstyklės pradės dairytis labiau sau tinkančio partnerio. Šiai porai bus sunku sukurti ilgalaikį ryšį.</text:p>
      <text:p text:style-name="P247"><text:span text:style-name="T248">Mergelė ir Skorpionas</text:span></text:p>
      <text:p text:style-name="P249">Jie nuoširdžiai žavisi vienas kitu. Mergelė pasižymi racionaliu, analitiniu mąstymu. Skorpionas paslaptingas, apdovanotas lakia vaizduote. Abiems kartais sunku išreikšti tikruosius jausmus, tačiau dažniausiai jie vienas kitą supranta be žodžių. Nors Skorpionas pavydus ir savininkiškas, Mergelei tai patinka. Ji priima Skorpiono pavydą kaip tikros meilės įrodymą ir jos ištikimybė nuramina Skorpioną. Skiriasi jų poreikiai meilės guolyje. Skorpionas jausmingas, aistringas ir be galo išradingas. Jis nuolat stengiasi įtraukti Mergelę į naujus meilės žaidimus. Tuo tarpu Mergelei seksas nėra labai svarbus, tačiau aistringasis Skorpionas sugeba pažadinti drovios ir susikausčiusios Mergelės aistrą. Šie Zodiako ženklai skirtingi, tačiau pasistengę jie gali sukurti gana tvirtą sąjungą.</text:p>
      <text:p text:style-name="P250"><text:span text:style-name="T251">Mergelė ir Šaulys</text:span></text:p>
      <text:p text:style-name="P252">Abu Zodiako ženklai intelektualūs, tačiau nepriklausomas vėjavaikis Šaulys neturi nieko bendro su praktiška, viską planuojančia Mergele. Šaulys – žaidėjas, jis gyvena šia diena, per daug nieko neplanuodamas, tuo tarpu Mergelė kuria saugią ateitį sau ir savo artimiesiems. Šaulys neabejingas prabangai, o Mergelė paprasta, kukli ir praktiška, ji nelinkusi švaistyti pinigų niekams. Šauliui nuolat reikia naujų pojūčių, jis nelinkęs įsipareigoti, tad be sąžinės graužaties gali dalintis savo aistra su keliais partneriais. Mergelė to niekada nesupras, įsipareigojimai jai tiesiog būtini ir šis esminis skirtumas kels didelę įtampą jų santykiuose. Prireiks didelių pastangų, kad ši pora galėtų būti kartu ilgesnį laiką.</text:p>
      <text:p text:style-name="P253"/>
      <text:p text:style-name="P254"/>
      <text:p text:style-name="P255"/>
      <text:p text:style-name="P256"/>
      <text:p text:style-name="P257"/>
      <text:soft-page-break/>
      <text:p text:style-name="P258"><text:span text:style-name="T259">Mergelė ir Ožiaragis</text:span></text:p>
      <text:p text:style-name="P260">Ožiaragio ambicijos ir sėkmės troškulys puikiai dera su Mergelės tobulumo paieškomis. Abu Zodiako ženklai darbštūs, dalykiški ir disciplinuoti, siekiantys užsibrėžtų tikslų. Jie nuoširdžiai domisi ir žavisi vienas kitu. Ožiaragis suteikia Mergelei taip trokštamo stabilumo ir finansinio saugumo. Mergelė įkvepia Ožiaragį dideliems darbams. Jie vienas kitą papildo ir kartu jaučiasi saugūs. Kartu kuria jaukų namų židinį ir tuo didžiuojasi. Miegamajame ši pora suderinama, tik pagrindinis vaidmuo paprastai atitenka Ožiaragiui. Taigi, ši sąjunga itin harmoninga, galima sakyti net tobula.</text:p>
      <text:p text:style-name="P261"><text:span text:style-name="T262">Mergelė ir Vandenis</text:span></text:p>
      <text:p text:style-name="P263">Abu Zodiako ženklai intelektualūs, smalsūs ir racionaliai mąstantys. Abu meilę supranta labiau protu nei širdimi. Bet tai ir viskas kas juos sieja. Vandenis veidu atsisukęs į išorinį pasaulį, jis kūrėjas, novatorius, kurį jaudina globalios pasaulio problemos. Jis nuoširdžiai tiki, kad gali kažką pakeisti. Tuo tarpu Mergelė nežiūri taip toli, ji apskritai nelinkusi išeiti iš savo komforto zonos. Mergelė gyvena savo susikurtame pasaulyje, jai reikia stabilumo ir finansinio saugumo, ji linkusi viską pasverti, kelis kartus pamatuoti. Platūs Vandenio užmojai ją gąsdina ir verčia jaustis nesaugiai. Jie bus puikūs partneriai darbe, bet prasti meilužiai miegamajame. Trauka minimali. Ilgalaikis ryšys įmanomas, tačiau labiau iš pripratimo nei iš meilės ir tai bus rimtas iššūkis abiems ženklams.</text:p>
      <text:p text:style-name="P264"><text:span text:style-name="T265">Mergelė ir Žuvys</text:span></text:p>
      <text:p text:style-name="P266">Mergelei meilė – tai saugumas ir intelektualinis suderinamumas. Žuvims meilė – tai didingas, visa apimantis jausmas. Iš pradžių Mergelė jaučia didelę trauką Žuvims. Sentimentalios, į pačią meilę įsimylėjusios Žuvys intriguoja Mergelę, o Žuvis žavi aštrus analitinis Mergelės protas. Tačiau Žuvų uždarukas, ekstravagancija ir svajingumas ilgainiui pradeda erzinti pragmatišką ir disciplinuotą Mergelę. Be to, kažin ar Mergelė pripras prie seksualinių Žuvų poreikių. Kita vertus abu Zodiako ženklai rūpestingi ir atsidavę, kas gali jiems padėti išlikti kartu.</text:p>
      <text:p text:style-name="P267"><text:span text:style-name="T268">Svarstyklės ir Avinas</text:span></text:p>
      <text:p text:style-name="P269">Aviną ir Svarstykles jungia bendras požiūris į gyvenimą. Tai pora, kurioje abu zodiako ženklai natūraliai vienas kitą traukia ir papildo. Svarstyklės įkvepia Aviną dideliems darbams ir savo taktiškumu malšina jų įsiūtį. Avinas suteikia Svarstyklėms ryžto greičiau priimti svarbius sprendimus, nepilstant iš tuščio į kiaurą. Tačiau Avino egoizmas gali trikdyti Svarstykles. O ir Avinas ilgainiui pasiges partnerio dėmesio, kurio jam taip reikia. Tad jų skirtumai gali kelti įtampą santykiuose ir baigtis išsiskyrimu.</text:p>
      <text:soft-page-break/>
      <text:p text:style-name="P270"><text:span text:style-name="T271">Svarstyklės ir Jautis</text:span></text:p>
      <text:p text:style-name="P272">Abu Zodiako ženklai neabejingi menui, muzikai ir prabangai. Be to tiek Jautį tiek Svarstykles valdo Venera, kuri suteikia jų santykiams jausmingumo ir aistros, tad miegamajame jie suderinami, tačiau tai ir viskas.. Jaučiai pernelyg ramūs, linkę planuoti toli į ateitį ir kurti jaukų namų lizdelį, kas gąsdina įsipareigoti ne itin linkusias ir pasilinksminimus mėgstančias Svarstykles. Tokia sąjunga galima tik tuo atveju, jeigu abu ženklai bus lankstesni, stengsis nepastebėti partnerio „netobulumų“ ir prisiderins vienas prie kito.</text:p>
      <text:p text:style-name="P273"><text:span text:style-name="T274">Svarstyklės ir Dvyniai</text:span></text:p>
      <text:p text:style-name="P275">Abu intelektualūs, kūrybingi, panašaus temperamento Oro ženklai puikiai jaučiasi kartu. Jiems lengva bendrauti, regis vienas kitą supranta iš pusės žodžio. Be to vienas kitą įkvepia, papildo. Jiems patinka keliauti, leisti laiką kartu, regis šiedu Zodiako ženklai džiaugiasi kiekviena kartu praleista akimirka. Be to abu seksualūs ir išradingi, todėl puikiai dera ir miegamajame. Tiesa Svarstyklės labiau vertina šeimą, tačiau nėra pavydžios, tad dėl to problemų kilti neturėtų. Taigi, ši sąjunga itin harmoninga, galima sakyti net ideali.</text:p>
      <text:p text:style-name="P276"><text:span text:style-name="T277">Svarstyklės ir Vėžys</text:span></text:p>
      <text:p text:style-name="P278">Abu ženklai švelnūs, jausmingi. Santykių pradžioje gali atrodyti, kad jie idealiai tinka vienas kitam, tačiau ilgainiui išryškės santykius griaunantys skirtumai. Vėžys – šeimos žmogus, trokštantis stipraus emocinio ryšio su partneriu. Jis nori mylėti ir būti mylimas. Tuo tarpu Svarstyklėms labai svarbi socialinė aplinka, bendravimas su naujais žmonėmis, intelektualinis pasitenkinimas. Jos neskiria tiek dėmesio šeimai, mėgsta vakarėlius, pasisėdėjimus su draugais. Vėžys šiuose santykiuose jaučiasi nesaugus, jis nesupranta Svarstyklių. Ilgalaikiai santykiai galimi, tačiau mažai tikėtini. Norėdami išlaikyti ilgalaikį ryšį abu Zodiako ženklai turės stengtis prisitaikyti vienas prie kito diena iš dienos.</text:p>
      <text:p text:style-name="P279"/>
      <text:p text:style-name="P280"><text:span text:style-name="T281">Svarstyklės ir Liūtas</text:span></text:p>
      <text:p text:style-name="P282">Abu Zodiako ženklai mėgsta bendrauti, užmegsti naujas pažintis. Kūrybingoji Liūto pusė puikiai dera su meniškos prigimties, ryškų estetikos pojūtį turinčiomis Svarstyklėmis. Be to Liūtas įvairiose gyvenimo situacijose padės Svarstyklėms greičiau apsispręsti. Jie puikiai jaučiasi vienas kito draugijoje, tiesa daugelyje sričių stengiasi vienas kitą pranokti, tačiau miegamajame karaliauja Liūtas. Problemų gali kilti nebent su jų bendrais finansais, nes abu ženklai išlaidūs, mėgstantys prabangą, naujus, kokybiškus daiktus.</text:p>
      <text:p text:style-name="P283"><text:span text:style-name="T284">Svarstyklės ir Mergelė</text:span></text:p>
      <text:soft-page-break/>
      <text:p text:style-name="P285">Svarstyklės pernelyg paviršutiniškos ir lengvabūdiškos asmenybės. Joms labai svarbi socialinė aplinka, bendravimas su naujais žmonėmis. Jos nevengia vakarėlių, pasisėdėjimų su draugais ir be galo mėgsta leisti pinigus. Tuo tarpu Mergelės santūrios ir praktiškos, joms labai svarbus finansinis stabilumas. Šioje sąjungoje Mergelė nevengs kritikuoti Svarstyklių, mokys jas gyventi taip, kaip jos tai supranta, nuo ko Svarstyklės pasijus nesuprastos ir nemylimos. Ilgainiui Svarstyklės pradės dairytis labiau sau tinkančio partnerio. Šiai porai bus sunku sukurti ilgalaikį ryšį.</text:p>
      <text:p text:style-name="P286"><text:span text:style-name="T287">Svarstyklės ir Svarstyklės</text:span></text:p>
      <text:p text:style-name="P288">Tai žavūs, draugiški, gyvybingi, bendrauti mėgstantys žmonės. Jie turės daug draugų, turiningai ir smagiai leis laiką kartu. Abu mėgsta prabangą ir gražius dauktus. Visgi šis ryšys gana paviršutiniškas, abu partneriai atitolę nuo realybės, nesistengiantys pažvelgti į santykius giliau. Jų sąjungoje daug vaidybos, skirtos daugiau aplinkinių akims. Dėl didelio jų panašumo partneriai gali greitai pabosti vienas kitam ir ieškoti linksmybių ir supratimo kitų glėbyje. Bet jeigu jie atras bendrus sąlyčio taškus, šiai porai gali ir pavykti.</text:p>
      <text:p text:style-name="P289"><text:span text:style-name="T290">Svarstyklės ir Skorpionas</text:span></text:p>
      <text:p text:style-name="P291">Dvasingosios Svarstyklės turi savo meilės partnerio idealą, kuris turi atnešti grožį, ramybę ir harmoniją į jų gyvenimą. Santykių pradžioje Svarstyklės mėgaujasi įvairiausiomis formomis pasireiškiančiu, išskirtiniu Skorpiono dėmesiu. Tačiau Skorpionas labai savininkiškas ir pavydus, kas nelabai suprantama atviroms, bendravimą ir vakarėlius mėgstančioms Svarstyklėms. Vis dažniau pasireiškiantis Skorpiono pavydas ilgainiui kels įtampą jų santykiuose. Skorpionas širsta ir kaupia pyktį savyje, kuris prasiveržia triukšmingais skandalai. Tai nesiliau ir kuo toliau tuo labiau griaus jų santykius. Svarstyklės turės tiesiog pasiduoti arba išeiti.</text:p>
      <text:p text:style-name="P292"><text:span text:style-name="T293">Svarstyklės ir Šaulys</text:span></text:p>
      <text:p text:style-name="P294">Žavingos ir švelnios Svarstyklės traukia Šaulį, o Svarstyklės nelieka abejingos Šaulio gyvybingumui ir nuotykių troškimui. Abu Zodiako ženklai romantiški optimistai, tik Svarstyklės labiau linkusios įsipareigoti, kas visai nebūdinga Šauliui, kuris bijo prarasti savo nepriklausomybę. Visgi Svarstyklės pakankamai gudrios, kad paleistų tokį laimikį. Jos neriboja Šaulio laisvės, kas padeda ugnies ženklui apsispręsti susieti savo gyvenimą su jomis. Taigi Svarstyklės nesunkiai išlaikys vėjavaikišką, nepastovų Šaulį šalia savęs. Jų sąjunga bus kupina džiaugsmingų akimirkų, kartu jie jausis laisvai ir smagiai. Tiesiog puiki pora.</text:p>
      <text:p text:style-name="P295"/>
      <text:p text:style-name="P296"/>
      <text:soft-page-break/>
      <text:p text:style-name="P297"><text:span text:style-name="T298">Svarstyklės ir Ožiaragis</text:span></text:p>
      <text:p text:style-name="P299">Svarstykles traukia Ožiaragio seksualumas, tačiau tuo visi geri dalykai ir baigiasi. Svarstyklės mėgsta bendravimą ir naktinį gyvenimą, jos dažni vakarėlių svečiai, tuo tarpu Ožiaragis tokio gyvenimo būdo nesupranta, jis vienišius, apsiribojantis vos keliais artimais ir patikimais draugais. Svarstyklėms reikalingas išskirtinis dėmesys ir šiluma, tuo tarpu Ožiaragis blaiviai mąstantis, šaltas ir uždaras Zodiako ženklas, jis slepia savo jausmus po devyniais užraktais. Be to Ožiaragis per daug užsiėmęs savo karjera ir materialinės gerovės kūrimu, kad rastų pakankamai laiko Svarstyklėms. Nusivylimas ir vienišumo jausmas pastūmės romantikes Svarstykles ieškoti laimės kitur.</text:p>
      <text:p text:style-name="P300"><text:span text:style-name="T301">Svarstyklės ir Vandenis</text:span></text:p>
      <text:p text:style-name="P302">Šioje poroje yra viskas, kas gali užtikrinti jų tvirtą, ilgalaikį ryšį. Juos jungia meilė gyvenimui ir aplinkai. Abu Zodiako ženklai socialūs, mėgstantys leisti laiką draugų būryje, abu neabejingi menui, grožiui, globalioms pasaulio problemoms. Neryžtingas, dažnai abejoti linkusias Svarstykles žavi vandenio ryžtas, jos su malonumu perda sprendimų priėmimą Vandeniui ir džiaugiasi atsikračiusios šios naštos. Jų bendras gyvenimas bus kupinas pasitikėjimo ir švelnios romantikos. Nesutarimų žinoma kils, bet juos bus nesunku išspręsti. Šiuos ženklus jungia yypatingas ryšys ir jie supranta vienas kitą iš pusės žodžio. Tiesiog tobula sąjunga.</text:p>
      <text:p text:style-name="P303"><text:span text:style-name="T304">Svarstyklės ir Žuvys</text:span></text:p>
      <text:p text:style-name="P305">Romano pradžia nuostabi, tačiau vėliau pradeda lįsti skirtumai kurie griauna jų meilės iliuziją. Svarstyklės neapsiriboja savo partnerio draugija, jos mėgsta bendrauti, leisti laiką su draugas. Joms nesvetimas naktinis gyvenimas, vakarėliai, įvairiausios pramogos. Tuo tarpu Žuvys gyvena savo svajonių pasaulyje. Nesulaukdamos pakankamai dėmesio iš partnerio jos jaučiasi nevertinamos, apleistos, nevengia priekaištauti, kaltinti Svarstyklių, nuo ko santykiuose atsiranda įtampa. Žuvys jaučia, kad Svarstyklių žavesys ir atsidavimas labai paviršutiniški, tačiau priversti Svarstykles elgtis kitaip neįmanoma, kol jos pačios to nepanorės. Be to Žuvims reikia stipraus, jas globojančio partnerio, o Svarstyklės nelinkusios būti kažkam atrama.</text:p>
      <text:p text:style-name="P306"/>
      <text:p text:style-name="P307"/>
      <text:p text:style-name="P308"/>
      <text:p text:style-name="P309"/>
      <text:p text:style-name="P310"/>
      <text:soft-page-break/>
      <text:p text:style-name="P311"><text:span text:style-name="T312">Skorpionas ir Avinas</text:span></text:p>
      <text:p text:style-name="P313">Aistra lovoje veršis per kraštus, tačiau šie santykiai gali pasirodyti aštroki. Abu Zodiako ženklai kovingi, energingi ir mėgstantys kontroliuoti, o būti kontroliuojamu nemėgsta nei vienas. Skorpiono savininkiškumas vargins Aviną, jis jausis supančiotas ir stengsis išsivaduoti. Tuo tarpu Skorpionas Avino savarankiškume matys išdavystę. Ši sąjunga gali būti ilgalaikė tik tuo atveju, jeigu abu Zodiako ženklai stengsis suprasti vienas kitą ir iškilusias problemas spręs iš karto, neatidėliodami.</text:p>
      <text:p text:style-name="P314"><text:span text:style-name="T315">Skorpionas ir Jautis</text:span></text:p>
      <text:p text:style-name="P316"><text:span text:style-name="T317">Abu Zodiako ženkla</text:span><text:a office:title="Zodiako ženklai" xlink:href="https://horoskopai.patarimupasaulis.lt/zodiako-zenklai" office:target-frame-name="_blank" xlink:show="new"><text:span text:style-name="T318">i</text:span></text:a><text:span text:style-name="T319"> be galo aistringi ir jaučia didelę trauką vienas kitam. Skorpionas pavydus ir nelinkęs keisti partnerių, o Jautis vertina šeimos židinį, tad nei vienas iš partnerių nejaus poreikio neištikimybei. Kita vertus abu ženklai labai užsispyrę ir trokštantys valdyti, tad bendras gyvenimas gali būti labai triukšmingas. Bet jeigu jie sugebės prisitaikyti vienas prie kito, greičiausiai šios poros laukia rojus žemėje.</text:span></text:p>
      <text:p text:style-name="P320"><text:span text:style-name="T321">Skorpionas ir Dvyniai</text:span></text:p>
      <text:p text:style-name="P322"><text:span text:style-name="T323">Tai labai skirtingi Zodiako ženklai. Gyvybingi, lengvabūdžiai </text:span><text:span text:style-name="T324">Dvyniai</text:span><text:span text:style-name="T325"> ir gana uždari, paslaptingi </text:span><text:span text:style-name="T326">Skorpionai</text:span><text:span text:style-name="T327">. </text:span><text:span text:style-name="T328">Skorpionas</text:span><text:span text:style-name="T329"> myli stipriai ir giliai, jis labai aistringas ir išradingas meilės guolyje, tačiau be galo pavydus, tad sunkiai taikstysis su Dvynių nepastovumu ir pomėgiu flirtuoti. Be to, nors </text:span><text:span text:style-name="T330">Skorpionas</text:span><text:span text:style-name="T331"> ir atrodo stiprus ir nepalaužiamas, jis labai jautriai reaguoja į tarpusavio nesutarimus. Šiuodu ženklus kurį laiką gali vienyti bendri tikslai ar pomėgiai, tačiau ilguoju laikotarpiu santykiai bus labai sudėtingi. Belieka tikėtis, kad </text:span><text:span text:style-name="T332">Dvyniai</text:span><text:span text:style-name="T333"> vertins begalinę Skorpiono aistrą, ir nebeieškos nuotykių kitur.</text:span></text:p>
      <text:p text:style-name="P334"><text:span text:style-name="T335">Skorpionas ir Vėžys</text:span></text:p>
      <text:p text:style-name="P336">Nors šiedu Zodiako ženklai nėra labai panašūs, jų sąjunga gali būti labai sėkminga. Skorpionas stiprus, seksualus, aistringas, beprotiškai pavydus ir savininkiškas. Bet Vėžio negąsdina šios Skorpiono savybės. Skorpiono energija ir drąsa žavi Vėžį, jis su malonumu pasiduoda Skorpiono aistrai, o pavydą ir savininkiškumą priima kaip didelės meilės požymį. Kadangi abu Zodiako ženklai gana ištikimi, čia problemų kilti neturėtų. Tačiau Vėžį gali atstumti per didelis Skorpiono egoizmas ir kartais pasireiškiantis grubumas. Nors lengva nebus, šiedu ženklai kartu gali būti labai laimingi.</text:p>
      <text:p text:style-name="P337"/>
      <text:p text:style-name="P338"/>
      <text:p text:style-name="P339"/>
      <text:soft-page-break/>
      <text:p text:style-name="P340"><text:span text:style-name="T341">Skorpionas ir Liūtas</text:span></text:p>
      <text:p text:style-name="P342">Šiuos Zodiako ženklus sieja stipri seksualinė trauka, tačiau Liūtui sunku taikstytis su Skorpiono pavydu ir savininkiškumu. Skorpionas linkęs slėpti jausmus, tuo tarpu Liūtas myli atvirai ir nuoširdžiai, tad pastarojo slapukavimas jį erzina. Supykęs Skorpionas greit užsidega ir gali ilgai kankinti savo partnerį priekaištais, tuo tarpu Liūtas ištvermingesnis, jis nekels audros dėl niekų, o ir supykęs labiau linkęs išsiaiškinti ir susitaikyti. Jų santykiai audringi, suteikiantys skausmo ir palaimos. Kad ši sąjunga truktų ilgai, reikės gerokai pasistengti abiems.</text:p>
      <text:p text:style-name="P343"><text:span text:style-name="T344">Skorpionas ir Mergelė</text:span></text:p>
      <text:p text:style-name="P345">Jie nuoširdžiai žavisi vienas kitu. Mergelė pasižymi racionaliu, analitiniu mąstymu. Skorpionas paslaptingas, apdovanotas lakia vaizduote. Abiems kartais sunku išreikšti tikruosius jausmus, tačiau dažniausiai jie vienas kitą supranta be žodžių. Nors Skorpionas pavydus ir savininkiškas, Mergelei tai patinka. Ji priima Skorpiono pavydą kaip tikros meilės įrodymą ir jos ištikimybė nuramina Skorpioną. Skiriasi jų poreikiai meilės guolyje. Skorpionas jausmingas, aistringas ir be galo išradingas. Jis nuolat stengiasi įtraukti Mergelę į naujus meilės žaidimus. Tuo tarpu Mergelei seksas nėra labai svarbus, tačiau aistringasis Skorpionas sugeba pažadinti drovios ir susikausčiusios Mergelės aistrą. Šie Zodiako ženklai skirtingi, tačiau pasistengę jie gali sukurti gana tvirtą sąjungą.</text:p>
      <text:p text:style-name="P346"><text:span text:style-name="T347">Skorpionas ir Svarstyklės</text:span></text:p>
      <text:p text:style-name="P348">Dvasingosios Svarstyklės turi savo meilės partnerio idealą, kuris turi atnešti grožį, ramybę ir harmoniją į jų gyvenimą. Santykių pradžioje Svarstyklės mėgaujasi įvairiausiomis formomis pasireiškiančiu, išskirtiniu Skorpiono dėmesiu. Tačiau Skorpionas labai savininkiškas ir pavydus, kas nelabai suprantama atviroms, bendravimą ir vakarėlius mėgstančioms Svarstyklėms. Vis dažniau pasireiškiantis Skorpiono pavydas ilgainiui kels įtampą jų santykiuose. Skorpionas širsta ir kaupia pyktį savyje, kuris prasiveržia triukšmingais skandalai. Tai nesiliau ir kuo toliau tuo labiau griaus jų santykius. Svarstyklės turės tiesiog pasiduoti arba išeiti.</text:p>
      <text:p text:style-name="P349"><text:span text:style-name="T350">Skorpionas ir Skorpionas</text:span></text:p>
      <text:p text:style-name="P351">Seksualinis potraukis šioje sąjungoje labai stiprus. Dviejų Skorpionų pora be galo aistringa ir seksuali. Tačiau supranta jie vienas kitą sunkiai, nors ir yra labai panašūs. Jie savininkiški, pavydūs ir reiklūs savo antrajai pusei, abu nori lyderiauti, todėl menkas nesantaikos vėjelis, padvelkęs jų namuose, gali greitai virsti viską griaunančiu uraganu. Santykiai audringi, tačiau įmanomi, jei tik abu Skorpionai pasistengs nekankinti vienas kito pykčio priepuoliais, audringomis pavydo scenomis ar nekalbadieniais.</text:p>
      <text:p text:style-name="P352"/>
      <text:soft-page-break/>
      <text:p text:style-name="P353"><text:span text:style-name="T354">Skorpionas ir Šaulys</text:span></text:p>
      <text:p text:style-name="P355">Skorpioną žavi nuoširdus, atviras ir nepriklausomas Šaulys. Abu Zodiako ženklai aistringi ir seksualūs, abu mėgsta pramogas ir nuotykius. Tačiau Skorpiono jausmai gilūs, o Šaulio šiek tiek paviršutiniški. Skorpionas labai pavydus, jis vertina savo namų erdvę, santykiuose nori jaustis saugus ir trokšta amžinos meilės. Tuo tarpu Šaulys prie namų neprisiriša, jis amžinas keliautojas, kurį traukia dar neištirti toliai. Be to Šauliui laisvė reikalinga kaip oras, o tai Skorpionui kelia pavydo priepuolius. Šioje sąjungoje be abejo dominuos Skorpionas, tačiau klausimas ar ilgai jam pavyks išlaikyti nenuoramą Šaulį šalia savęs.</text:p>
      <text:p text:style-name="P356"><text:span text:style-name="T357">Skorpionas ir Ožiaragis</text:span></text:p>
      <text:p text:style-name="P358">Ožiaragį žavi Skorpiono aistra ir gyvybingumas. Emocingasis Skorpionas padeda uždarajam intravertui Ožiaragiui atsiskleisti ir pasinerti į šiltų jausmų ir nesuvaidintų emocijų jūrą. Ši pora jaučia stiprų emocinį ryšį. Nors daugelis Zodiako ženklų negali pakęsti Skorpiono pavydo, Ožiaragiui tai netgi patinka. Jis pavydą supranta kaip didelės meilės įrodymą ir santykiuose su Skorpionu jaučiasi mylimas ir saugus. Be to abu ženklai ambicingi, ryžtingi ir atsakingi, siekiantys užsibrėžto tikslo, tad kartu turi puikias galimybes pasiekti finansines aukštumas. Tiesiog ideali sąjunga.</text:p>
      <text:p text:style-name="P359"><text:span text:style-name="T360">Skorpionas ir Vandenis</text:span></text:p>
      <text:p text:style-name="P361">Skorpiono jausmai gilūs, iš savo partnerio jis tikisi visiško atsidavimo. Tuo tarpu Vandeniui meilė – tik dar vienas būdas praplėsti savo akiratį, jis labiau vadovaujasi protu, ne jausmais. Vandenio ženklo žmonės turi išreikštą laisvės ir nepriklausomybės siekimą, kas visai nesuderinama su Skorpiono pavydu ir savininkiškumo jausmu. Gana lengvabūdiškas, šaltas ir plačiai bendraujantis Vandenis nemėgsta, kai kas nors varžo jo laisvę, tad poroje su Skorpionu jausis supančiotas. Nors santykių pradžioje miegamajame šėls aistros, atslūgus pirmam susižavėjimui, pastovūs priekaištai ir barniai greičiausiai juos išskirs.</text:p>
      <text:p text:style-name="P362"><text:span text:style-name="T363">Skorpionas ir Žuvys</text:span></text:p>
      <text:p text:style-name="P364">Skorpiono stiprybė žavi Žuvis, tuo labiau, kad neryžtingoms Žuvims reikalingas partneris į kurį jos galėtų atsiremti. Abu Zodiako ženklai jautrūs ir romantiški, supranta vienas kitą iš pusės žodžio ir jaučiasi be galo artimi. Laki Žuvų vaizduotė pakursto Skorpiono kūrybines galias. Žuvys su malonumu paklus valdingam Skorpionui, bus jam atsidavusio, o pastarasis tuo mėgausis. Paprastai šie ženklai jaučia didelę trauką vienas kitam. Skorpionas labai seksualus, o žuvys išradingos, tad aistra miegamajame liepsnos. Ši sąjunga tiesiog ideali. Nors Skorpiono pavydas ir savininkiškumo jausmas gali tapti barnių priežastimi, tačiau ši pora turėtų atlaikyti laiko išbandymus.</text:p>
      <text:soft-page-break/>
      <text:p text:style-name="P365"><text:span text:style-name="T366">Šaulys ir Avinas</text:span></text:p>
      <text:p text:style-name="P367">Ši sąjunga gali būti labai harmoninga. Abu ugnies ženklai aistringi, seksualūs ir išradingi, todėl puikiai dera miegamajame. Abu aktyvūs, spontaniški, linkę į nuotykius, tad smagiai leis laiką kartu džiaugdamiesi nerūpestingu gyvenimu. O ir kasdienėje veikloje šie ženklai puikiai papildo vienas kitą. Avinas padės mažiau ryžto turinčiam Šauliui įgyvendinti jo siekius ir planus, tuo tarpu Šaulys suteiks Avinui asmeninės erdvės, nekankindamas jokiais suvaržymais.</text:p>
      <text:p text:style-name="P368"><text:span text:style-name="T369">Šaulys ir Jautis</text:span></text:p>
      <text:p text:style-name="P370">Tai labai skirtingos asmenybės ir jų skirtumai sunkiai suderinami. Jaukų namų židinį vertinantis Jautis niekada nesupras vėjavaikiško Šaulio gyvenimo būdo, jo laisvės ir nuotykių troškimo. Tuo tarpu Šauliui svetimas Jaučio konservatyvumas, jis atviras pokyčiams ir trokšta pažinti visas gyvenimo spalvas. Trumpalaikis ryšys galimas, tačiau ilgainiui besikartojantys priekaištai ir užgauliojimai juos išskirs.</text:p>
      <text:p text:style-name="P371"><text:span text:style-name="T372">Šaulys ir Dvyniai</text:span></text:p>
      <text:p text:style-name="P373">Šie du ženklai zodiako apskritime stovi vienas priešais kitą. Jie labai priešingi vienas kitam, sunkiai sutaria, tačiau gali jausti gilų dvasinį ryšį ir didelę trauką. Šaulys žvelgia į tolį, o Dvyniai geriau jaučiasi savo aplinkoje. Tačiau daug ir panašumų. Abu Zodiako ženklai gyvybingi, gyvenantys aktyvų socialinį gyvenimą ir per daug nereikalaujantys iš partnerio, tad jiems bus smagu kartu leisti laiką. Be to abu ženklai išradingi, tad puikiai dera miegamajame. Dvynių ir Šaulio pora greičiausiai susidurs su nemažais sunkumais, tačiau juos įveikus santykiai gali būti harmoningi ir ilgalaikiai.</text:p>
      <text:p text:style-name="P374"><text:span text:style-name="T375">Šaulys ir Vėžys</text:span></text:p>
      <text:p text:style-name="P376">Šie Zodiako ženklai sunkiai vienas kitą supranta. Šaulys – keliautojas ir nuotykių ieškotojas iš prigimties, o tai nedera su Vėžio ramybe, jausmingumu ir praktiškumu. Vėžiui svetimas vėjavaikiškas Šaulio gyvenimo būdas, jo laisvės ir nuotykių troškimas, tad jis greitai pavargs nuo šaulio aktyvumo, pasiges santykių stabilumo ir jausmingumo. Tuo tarpu Šauliui gyvenimas su Vėžiu ilgainiui taps nuobodus. Jų poreikiai ir tikslai labai skirtingi. Trumpalaikis ryšys galimas, tačiau ilgalaikė sąjunga mažai tikėtina.</text:p>
      <text:p text:style-name="P377"/>
      <text:p text:style-name="P378"/>
      <text:p text:style-name="P379"/>
      <text:p text:style-name="P380"/>
      <text:soft-page-break/>
      <text:p text:style-name="P381"><text:span text:style-name="T382">Šaulys ir Liūtas</text:span></text:p>
      <text:p text:style-name="P383">Ideali sąjunga. Abu Ugnies ženklai siekia panašių tikslų, mėgsta nuotykius, avantiūras ir laisvę. Savimi pasitikintis Liūtas žino kelius į Šaulio aistrą. Meilę abu supranta labai panašiai, yra romantiški ir labai seksualūs, tad miegamajame bus karšta. Šauliui patinka Liūto stiprybė ir ryžtas, tuo tarpu Liūtą žavi Šaulio teisingumo jausmas. Ši pora puikiai leis laiką kartu, o judviejų bendras gyvenimas taps aistringu nuotykiu. Dviese jie gali pasiekti to, kas atrodytų neįmanoma.</text:p>
      <text:p text:style-name="P384"><text:span text:style-name="T385">Šaulys ir Mergelė</text:span></text:p>
      <text:p text:style-name="P386">Abu Zodiako ženklai intelektualūs, tačiau nepriklausomas vėjavaikis Šaulys neturi nieko bendro su praktiška, viską planuojančia Mergele. Šaulys – žaidėjas, jis gyvena šia diena, per daug nieko neplanuodamas, tuo tarpu Mergelė kuria saugią ateitį sau ir savo artimiesiems. Šaulys neabejingas prabangai, o Mergelė paprasta, kukli ir praktiška, ji nelinkusi švaistyti pinigų niekams. Šauliui nuolat reikia naujų pojūčių, jis nelinkęs įsipareigoti, tad be sąžinės graužaties gali dalintis savo aistra su keliais partneriais. Mergelė to niekada nesupras, įsipareigojimai jai tiesiog būtini ir šis esminis skirtumas kels didelę įtampą jų santykiuose. Prireiks didelių pastangų, kad ši pora galėtų būti kartu ilgesnį laiką.</text:p>
      <text:p text:style-name="P387"><text:span text:style-name="T388">Šaulys ir Svarstyklės</text:span></text:p>
      <text:p text:style-name="P389">Žavingos ir švelnios Svarstyklės traukia Šaulį, o Svarstyklės nelieka abejingos Šaulio gyvybingumui ir nuotykių troškimui. Abu Zodiako ženklai romantiški optimistai, tik Svarstyklės labiau linkusios įsipareigoti, kas visai nebūdinga Šauliui, kuris bijo prarasti savo nepriklausomybę. Visgi Svarstyklės pakankamai gudrios, kad paleistų tokį laimikį. Jos neriboja Šaulio laisvės, kas padeda ugnies ženklui apsispręsti susieti savo gyvenimą su jomis. Taigi Svarstyklės nesunkiai išlaikys vėjavaikišką, nepastovų Šaulį šalia savęs. Jų sąjunga bus kupina džiaugsmingų akimirkų, kartu jie jausis laisvai ir smagiai. Tiesiog puiki pora.</text:p>
      <text:p text:style-name="P390"><text:span text:style-name="T391">Šaulys ir Skorpionas</text:span></text:p>
      <text:p text:style-name="P392">Skorpioną žavi nuoširdus, atviras ir nepriklausomas Šaulys. Abu Zodiako ženklai aistringi ir seksualūs, abu mėgsta pramogas ir nuotykius. Tačiau Skorpiono jausmai gilūs, o Šaulio šiek tiek paviršutiniški. Skorpionas labai pavydus, jis vertina savo namų erdvę, santykiuose nori jaustis saugus ir trokšta amžinos meilės. Tuo tarpu Šaulys prie namų neprisiriša, jis amžinas keliautojas, kurį traukia dar neištirti toliai. Be to Šauliui laisvė reikalinga kaip oras, o tai Skorpionui kelia pavydo priepuolius. Šioje sąjungoje be abejo dominuos Skorpionas, tačiau klausimas ar ilgai jam pavyks išlaikyti nenuoramą Šaulį šalia savęs.</text:p>
      <text:p text:style-name="P393"/>
      <text:soft-page-break/>
      <text:p text:style-name="P394"><text:span text:style-name="T395">Šaulys ir Šaulys</text:span></text:p>
      <text:p text:style-name="P396">Šiedu nepriklausomi, laisvę mylintys ir vietoje nenustygstantys žmonės atrodo skirti vienas kitam. Abu optimistai, tyrinėtojai, filosofai.. Juos traukia nuotykiai, dar neištirti toliai. Tačiau jų įdomūs, jaudinantys, chaotiški, nuotykių kupini santykiai sunkiai nuspėjami. Būdami kartu jie atskleidžia ne pačias geriausias vienas kito savybes. Abu nevaržo savęs įsipareigojimais, kiekvienas turi savų interesų bei pomėgių, tad dažniausiai anksčiau ar vėliau pasuka skirtingais keliais, tačiau dažnu atveju lieka gerais draugais.</text:p>
      <text:p text:style-name="P397"><text:span text:style-name="T398">Šaulys ir Ožiaragis</text:span></text:p>
      <text:p text:style-name="P399">Abu Zodiako ženklai yra intelektualūs, ambicingi ir draugiški. Abu siekia didelių tikslų, kurie ir gali juos suvienyti, deja, greičiausiai neilgam. Ožiaragiui pinigai suteikia saugumo jausmą ir galimybę palaikyti solidų įvaizdį. Tuo tarpu Šaulys pinigus leidžia kelionėms, nuotykiams ir kitiems gyvenimo malonumams. Be to Šaulys nepataisomas optimistas, o Ožiaragis labiau linkęs į pesimistines nuotaikas. Šie skirtumai ilgainiui gerokai apkartins poros santykius. Be to ir Šaulio nenoras įsipareigoti privers Ožiaragį santykiuose jaustis nesaugiai. Ši sąjunga gali gyvuoti tik tol, kol juos sieja bendras tikslas.</text:p>
      <text:p text:style-name="P400"><text:span text:style-name="T401">Šaulys ir Vandenis</text:span></text:p>
      <text:p text:style-name="P402">Abu Zodiako ženklai myli gyvenimą ir mėgaujasi jo teikiamais malonumais be suvaržymų. Jų požiūriai į meilę ir gyvenimą labai panašūs, juos sieja humaniški idealai ir noras patirti kuo daugiau nuotykių. Vandenis supranta Šaulio nepriklausomybę ir nesistengia jo kontroliuoti. Jie su malonumu leidžia laiką vienas kito draugijoje ir supranta vienas kitą iš pusės žodžio. Abu ženklai be galo aistringi. Vandenis dievina naujoves, o Šaulys mėgsta eksperimentuoti, tad miegamajame ši pora tikrai neliūdės. Emocinis ryšys gali atsirasti ne iš karto, tačiau jeigu taip nutiks, ši pora gali praleisti kartu visą gyvenimą.</text:p>
      <text:p text:style-name="P403"><text:span text:style-name="T404">Šaulys ir Žuvys</text:span></text:p>
      <text:p text:style-name="P405">Nors miegamajame šie Zodiako ženklai suderinami, tačiau kasdieniame gyvenime jie neišvengiamai susidurs su nemenkomis problemomis. Žuvys sukurtos meilei, jos nepaprastai jausmingos ir švelnios, vertinančios ne tik kūniškus, bet ir dvasinius malonumus, kuriuos suteikia šis jausmas. Tuo tarpu Šaulys į santykius žiūri kaip į nuotykį. Mylėti Šaulys tikrai moka, tačiau savaip. Nepriklausomas Šaulys nesuteiks Žuvims tiek dėmesio, kiek jo tikėsis Žuvys, o tai kankins jautrias ir viską giliai į širdį imančias Žuvis. Be to aštrus Šaulio liežuvis neretai gali užgauti jautruoles Žuvis.</text:p>
      <text:p text:style-name="P406"/>
      <text:soft-page-break/>
      <text:p text:style-name="P407"><text:span text:style-name="T408">Ožiaragis ir Avinas</text:span></text:p>
      <text:p text:style-name="P409">Gana konfliktiškas derinukas. Avino polinkis rizikuoti pinigais ar švaistyti juos nereikalingiems dalykams (žiūrint Ožiaragio akimis), kels Ožiaragio nepasitenkinimą. Tuo tarpu optimistą Aviną erzins gana dažnos pesimistinės Ožiaragio nuotaikos. Taigi, šie Zodiako ženklai kalba skirtingomis kalbomis ir suprasti vienas kitą jiems greičiausiai nepavyks..</text:p>
      <text:p text:style-name="P410"><text:span text:style-name="T411">Ožiaragis ir Jautis</text:span></text:p>
      <text:p text:style-name="P412">Tiesiog ideali sąjunga. Abu žemės ženklai puikiai supranta vienas kita, siekia panašių tikslų, mėgsta komfortą, gražius daiktus, vertina saugumo jausmą ir šeimos židinį. Meilę taip pat abu supranta labai panašiai, yra aistringi ir seksualūs, nelinkę į išdavystę. Be to, tiek Jautis, tiek Ožiaragis, moka ir mėgsta kalbėtis, tad nesunkiai išspręs bet kokį kilusį konfliktą. Jie papildys ir palaikys vienas kitą įvairiose gyvenimo situacijose, kartu planuos namų biudžetą, pinigines investicijas ir kt. Taigi, ši sąjunga itin harmoninga, galima sakyti net tobula.</text:p>
      <text:p text:style-name="P413"><text:span text:style-name="T414">Ožiaragis ir Dvyniai</text:span></text:p>
      <text:p text:style-name="P415">Tai labai skirtingos asmenybės ir jų skirtumai sunkiai suderinami. Darbštus, rimtas ir ambicingas Ožiaragis nesupranta gyvybingų, lengvabūdiškų, flirtuoti mėgstančių Dvynių, o Ožiaragio rimtumas svetimas Dvyniams. Kita vertus Ožiaragio suteikiamą saugumą ir stabilumą Dvyniai tikrai įvertins ir pasistengs jį prablaškyti nuo Ožiaragį amžinai kamuojančių darbo ir karjeros problemų. Dėl skirtingų poreikių miegamajame šiems ženklams taip pat gali kilti problemų. Visgi esant didelei meilei judviejų sąjunga įmanoma, tačiau Dvynys turės suvaldyti savo lengvabūdišką prigimtį, o Ožiaragis pasitelkti kantrybę ir nekankinti oro ženklo priekaištais.</text:p>
      <text:p text:style-name="P416"><text:span text:style-name="T417">Ožiaragis ir Vėžys</text:span></text:p>
      <text:p text:style-name="P418">Šie du vienas priešais kitą Zodiako rate stovintys ženklai jaučia didelę tarpusavio trauką, tačiau karjeristas Ožiaragis turi daug pomėgių ir užsiėmimų, todėl neskiria Vėžiui pakankamai laiko ir dėmesio, tuo jį labai liūdindamas. Vėžys jautrus, jausmingas, trokštantis mylėti ir būti mylimas, tuo tarpu Ožiaragis gana šiurkštus, šaltas ir valdingas. Šie skirtumai greičiausiai taps iširusių santykių priežastimi, bet visgi ilgalaikė sąjunga galima, jeigu abu Zodiako ženklai pasistengs suprasti vienas kitą, išmoks nepastebėti partnerio netobulumo ir prisiderinti.</text:p>
      <text:p text:style-name="P419"/>
      <text:p text:style-name="P420"/>
      <text:p text:style-name="P421"/>
      <text:soft-page-break/>
      <text:p text:style-name="P422"><text:span text:style-name="T423">Ožiaragis ir Liūtas</text:span></text:p>
      <text:p text:style-name="P424">Praktiškas, atsargus ir taupus Ožiaragis stengiasi pažaboti romantišką ir dosnų Liūtą. Ožiaragiui svetimas Liūto poreikis išlaidauti. Liūtas nesulauks iš partnerio pagyrų ir susižavėjimo šūksnių, o jam to reikia kaip oro. Abu zodiako ženklai seksualūs, tačiau jų poreikiai miegamajame labai skirtingi. Liūtai mėgsta romantiką, flirtą, komplimentus, žinoma išsakytus jo didingai asmenybei. Be to jie savo meilės guolį pagyvina įvairiausiais erotiniais žaidimais. Tuo tarpu Ožiaragis nesupranta kam viso to apskritai reikia, tad Liūtui jis atrodo pernelyg suvaržytas ir šaltas. Be to niekas šioje poroje nenori nusileisti. Šie skirtumai kels įtampą judviejų santykiuose ir galiausiai abu pasuks skirtingais keliais.</text:p>
      <text:p text:style-name="P425"/>
      <text:p text:style-name="P426"><text:span text:style-name="T427">Ožiaragis ir Mergelė</text:span></text:p>
      <text:p text:style-name="P428">Ožiaragio ambicijos ir sėkmės troškulys puikiai dera su Mergelės tobulumo paieškomis. Abu Zodiako ženklai darbštūs, dalykiški ir disciplinuoti, siekiantys užsibrėžtų tikslų. Jie nuoširdžiai domisi ir žavisi vienas kitu. Ožiaragis suteikia Mergelei taip trokštamo stabilumo ir finansinio saugumo. Mergelė įkvepia Ožiaragį dideliems darbams. Jie vienas kitą papildo ir kartu jaučiasi saugūs. Kartu kuria jaukų namų židinį ir tuo didžiuojasi. Miegamajame ši pora suderinama, tik pagrindinis vaidmuo paprastai atitenka Ožiaragiui. Taigi, ši sąjunga itin harmoninga, galima sakyti net tobula.</text:p>
      <text:p text:style-name="P429"><text:span text:style-name="T430">Ožiaragis ir Svarstyklės</text:span></text:p>
      <text:p text:style-name="P431">Svarstykles traukia Ožiaragio seksualumas, tačiau tuo visi geri dalykai ir baigiasi. Svarstyklės mėgsta bendravimą ir naktinį gyvenimą, jos dažni vakarėlių svečiai, tuo tarpu Ožiaragis tokio gyvenimo būdo nesupranta, jis vienišius, apsiribojantis vos keliais artimais ir patikimais draugais. Svarstyklėms reikalingas išskirtinis dėmesys ir šiluma, tuo tarpu Ožiaragis blaiviai mąstantis, šaltas ir uždaras Zodiako ženklas, jis slepia savo jausmus po devyniais užraktais. Be to Ožiaragis per daug užsiėmęs savo karjera ir materialinės gerovės kūrimu, kad rastų pakankamai laiko Svarstyklėms. Nusivylimas ir vienišumo jausmas pastūmės romantikes Svarstykles ieškoti laimės kitur.</text:p>
      <text:p text:style-name="P432"/>
      <text:p text:style-name="P433"/>
      <text:p text:style-name="P434"/>
      <text:p text:style-name="P435"/>
      <text:p text:style-name="P436"/>
      <text:soft-page-break/>
      <text:p text:style-name="P437"><text:span text:style-name="T438">Ožiaragis ir Skorpionas</text:span></text:p>
      <text:p text:style-name="P439">Ožiaragį žavi Skorpiono aistra ir gyvybingumas. Emocingasis Skorpionas padeda uždarajam intravertui Ožiaragiui atsiskleisti ir pasinerti į šiltų jausmų ir nesuvaidintų emocijų jūrą. Ši pora jaučia stiprų emocinį ryšį. Nors daugelis Zodiako ženklų negali pakęsti Skorpiono pavydo, Ožiaragiui tai netgi patinka. Jis pavydą supranta kaip didelės meilės įrodymą ir santykiuose su Skorpionu jaučiasi mylimas ir saugus. Be to abu ženklai ambicingi, ryžtingi ir atsakingi, siekiantys užsibrėžto tikslo, tad kartu turi puikias galimybes pasiekti finansines aukštumas. Tiesiog ideali sąjunga.</text:p>
      <text:p text:style-name="P440"><text:span text:style-name="T441">Ožiaragis ir Šaulys</text:span></text:p>
      <text:p text:style-name="P442">Abu Zodiako ženklai yra intelektualūs, ambicingi ir draugiški. Abu siekia didelių tikslų, kurie ir gali juos suvienyti, deja, greičiausiai neilgam. Ožiaragiui pinigai suteikia saugumo jausmą ir galimybę palaikyti solidų įvaizdį. Tuo tarpu Šaulys pinigus leidžia kelionėms, nuotykiams ir kitiems gyvenimo malonumams. Be to Šaulys nepataisomas optimistas, o Ožiaragis labiau linkęs į pesimistines nuotaikas. Šie skirtumai ilgainiui gerokai apkartins poros santykius. Be to ir Šaulio nenoras įsipareigoti privers Ožiaragį santykiuose jaustis nesaugiai. Ši sąjunga gali gyvuoti tik tol, kol juos sieja bendras tikslas.</text:p>
      <text:p text:style-name="P443"><text:span text:style-name="T444">Ožiaragis ir Ožiaragis</text:span></text:p>
      <text:p text:style-name="P445">Šiedu žmonės labai panašūs, abu atsargūs, santūrūs, darbštūs ir taupūs, abu vertina saugumą ir stabilumą, tad tarp jų tikėtinas glaudus ryšys. Be to jie visada ras temų intelektualiam pokalbiui ir santykių pradžioje jausis atradę savo sielos dvynį. Tačiau abu jie karjeristai, tad šioje poroje greičiausiai nebus kas rūpinasi namais, šeima, nebus kas įpučia santykiams naujos gyvybės, tad ilgainiui gali tapti nuobodu. Jie nemoka ilsėtis, atsipalaiduoti ir giliai širdyje kiekvienas trokšta partnerio, kuris įneštų į jų gyvenimą daugiau spalvų, aistros, gyvenimo džiaugsmo. Bet kadangi abu vertina ištikimybę, tai greičiausiai ir liks tik svajonėse. Jeigu ši pora tokiomis sąlygomis sugebės išsaugoti meilę, jie gali likti kartu ilgam.</text:p>
      <text:p text:style-name="P446"><text:span text:style-name="T447">Ožiaragis ir Vandenis</text:span></text:p>
      <text:p text:style-name="P448">Šie Zodiako ženklai visiškos priešingybės. Ožiaragis praktiškas, konservatyvus ir gana taupus. Jam svarbus jaukus namų židinys. Santykiuose jis nori jaustis saugus ir vertina ištikimybę. Tuo tarpu Vandenis nei viena iš šių savybių pasigirti negali. Jis nepriklausomas, nenuspėjamas, amžinai trokštantis permainų. Vandenis neapsiriboja namais, jį jaudina globalios problemos, jis nuoširdžiai tiki galįs pakeisti pasaulį. O ir miegamajame Ožiaragio santūrumas Vandeniui nelabai suprantamas. Be to jis linkęs bent kartais nuklysti į šalį. Tokia sąjunga iš abiejų Zodiako ženklų pareikalaus didelių pastangų ir galiausiai vistiek greičiausiai nebus sėkminga.</text:p>
      <text:soft-page-break/>
      <text:p text:style-name="P449"><text:span text:style-name="T450">Ožiaragis ir Žuvys</text:span></text:p>
      <text:p text:style-name="P451">Šiuodu Zodiako ženklus sieja abipusė trauka ir supratimas. Žuvys nuoširdžiai žavisi Ožiaragio tvirtybe, taip leisdamos jam pasijusti labai reikšmingu. Tuo tarpu praktiškas Ožiaragis suteikia svajoklėms Žuvims stabilumo ir saugumo jausmą, o ir pats Ožiaragis su švelniomis ir jausmingomis Žuvimis jaučiasi saugus. Žinoma šioje poroje Ožiaragis užima vadovaujančią poziciją ir Žuvys tam nesipriešina, joms reikia tvirto peties. Šios dvi labai skirtingos asmenybės viena kitą papildo ir patenkina viena kitos poreikius, todėl ši sąjunga gali būti net labai sėkminga.</text:p>
      <text:p text:style-name="P452"><text:span text:style-name="T453">Vandenis ir Avinas</text:span></text:p>
      <text:p text:style-name="P454">Aktyvus ir energingas Avinas traukia permainų trokštantį Vandenį, o Aviną žavi Vandenio nenuspėjamumas. Be to Vandenis įkvepią Aviną ir pasikrauna iš jo energijos. Abu Zodiako ženklai atviri naujovėms ir aktyviam gyvenimo būdui. Jie puikiai vienas kitą supranta ir gerbia vienas kito laisvę. Taigi, ši sąjunga gana įdomi ir harmoninga.</text:p>
      <text:p text:style-name="P455"><text:span text:style-name="T456">Vandenis ir Jautis</text:span></text:p>
      <text:p text:style-name="P457">Gana sudėtingas derinukas. Trumpalaikis meilės ryšys galimas, tačiau ilgalaikėje perspektyvoje naujovių ir nuotykių trokštančiam Vandeniui ramus ir konservatyvus Jautis atrodys pernelyg nuobodus. Tuo tarpu Jautį erzins nerimtas Vandenio požiūris į meilę, ilgalaikius santykius, laisvės ir naujų pojūčių troškimas. Taigi, šie Zodiako ženklai labai skirtingi, jų skirtumai sunkiai suderinami, todėl kurti jaukų šeimos lizdelį kartu jiems kažin ar pavyks.</text:p>
      <text:p text:style-name="P458"><text:span text:style-name="T459">Vandenis ir Dvyniai</text:span></text:p>
      <text:p text:style-name="P460">Tai dvi giminingos sielos, einančios per gyvenimą koja kojon, suprantančios viena kitą iš pusės žodžio. Abu gyvybingi, mėgstantys kalbėtis, bendrauti, susipažinti su naujais žmonėmis. Judviejų bendras gyvenimas bus kupinas smagių kelionių, nuotykių. Šios poros santykius lydi sėkmė, tačiau tai nereiškia, kad nuomonių nesutapimų ar ginčų jų kasdieniniame gyvenime nebus. Santykiai gali pabosti ir atšalti dėl pernelyg vienodos veiklos, pomėgių, todėl jau nuo draugystės pradžios abiems ženklams vertėtų pasistengti išlaikyti savo individualumą.</text:p>
      <text:p text:style-name="P461"/>
      <text:p text:style-name="P462"/>
      <text:p text:style-name="P463"/>
      <text:p text:style-name="P464"/>
      <text:p text:style-name="P465"/>
      <text:soft-page-break/>
      <text:p text:style-name="P466"><text:span text:style-name="T467">Vandenis ir Vėžys</text:span></text:p>
      <text:p text:style-name="P468">Šie du Zodiako ženklai jaučia didelę trauką vienas kitam, tačiau tai ir viskas. Aistra ilgai netruks, o pastovūs priekaištai ir barniai juos išskirs. Švelnus, jausmingas ir dvasingas Vėžys trokšta artumo, saugumo ir gilių jausmų, o iš prigimties gana lengvabūdiškas, šaltas ir plačiai bendraujantis Vandenis nemėgsta, kai kas nors varžo jo laisvę, tad poroje su Vėžiu jausis supančiotas. Ilgalaikė sąjunga galima tik tuo atveju, jeigu abu ženklai supras vienas kito poreikius, Vandenis neužgaus jautrios Vėžio sielos, o pastarasis neribos Vandenio laisvės.</text:p>
      <text:p text:style-name="P469"/>
      <text:p text:style-name="P470"><text:span text:style-name="T471">Vandenis ir Liūtas</text:span></text:p>
      <text:p text:style-name="P472">Šie du ženklai zodiako apskritime stovi vienas priešais kitą. Santykių pradžioje jie nuoširdžiai domisi vienas kitu ir jaučia seksualinę trauką, tačiau Vandenio polinkis analizuoti ir kritikuoti gali sužaloti Liūto pasitikėjimą savimi ir suduoti skaudų smūgį jo savimeilei. Abu Zodiako ženklai socialiai aktyvūs, mėgstantys megzti naujas pažintis, tačiau Liūtas nori būti dėmesio centre, o Vandenį tai erzina. Meilę jie taip pat supranta skirtingai. Liūtas nuoširdžiai mylintis, romantiškas ir sentimentalus, o Vandenis žaidžia santykius. Jis nelinkęs įsipareigoti ir prisileisti partnerį pernelyg arti, kas neabejotinai skaudina Liūtą. Santykių pradžia graži, bet greičiausiai Liūto meilė išblės taip greitai, kaip ir prasidėjo.</text:p>
      <text:p text:style-name="P473"><text:span text:style-name="T474">Vandenis ir Mergelė</text:span></text:p>
      <text:p text:style-name="P475">Abu Zodiako ženklai intelektualūs, smalsūs ir racionaliai mąstantys. Abu meilę supranta labiau protu nei širdimi. Bet tai ir viskas kas juos sieja. Vandenis veidu atsisukęs į išorinį pasaulį, jis kūrėjas, novatorius, kurį jaudina globalios pasaulio problemos. Jis nuoširdžiai tiki, kad gali kažką pakeisti. Tuo tarpu Mergelė nežiūri taip toli, ji apskritai nelinkusi išeiti iš savo komforto zonos. Mergelė gyvena savo susikurtame pasaulyje, jai reikia stabilumo ir finansinio saugumo, ji linkusi viską pasverti, kelis kartus pamatuoti. Platūs Vandenio užmojai ją gąsdina ir verčia jaustis nesaugiai. Jie bus puikūs partneriai darbe, bet prasti meilužiai miegamajame. Trauka minimali. Ilgalaikis ryšys įmanomas, tačiau labiau iš pripratimo nei iš meilės ir tai bus rimtas iššūkis abiems ženklams.</text:p>
      <text:p text:style-name="P476"/>
      <text:p text:style-name="P477"/>
      <text:p text:style-name="P478"/>
      <text:p text:style-name="P479"/>
      <text:p text:style-name="P480"/>
      <text:soft-page-break/>
      <text:p text:style-name="P481"><text:span text:style-name="T482">Vandenis ir Svarstyklės</text:span></text:p>
      <text:p text:style-name="P483">Šioje poroje yra viskas, kas gali užtikrinti jų tvirtą, ilgalaikį ryšį. Juos jungia meilė gyvenimui ir aplinkai. Abu Zodiako ženklai socialūs, mėgstantys leisti laiką draugų būryje, abu neabejingi menui, grožiui, globalioms pasaulio problemoms. Neryžtingas, dažnai abejoti linkusias Svarstykles žavi vandenio ryžtas, jos su malonumu perda sprendimų priėmimą Vandeniui ir džiaugiasi atsikračiusios šios naštos. Jų bendras gyvenimas bus kupinas pasitikėjimo ir švelnios romantikos. Nesutarimų žinoma kils, bet juos bus nesunku išspręsti. Šiuos ženklus jungia yypatingas ryšys ir jie supranta vienas kitą iš pusės žodžio. Tiesiog tobula sąjunga.</text:p>
      <text:p text:style-name="P484"><text:span text:style-name="T485">Vandenis ir Skorpionas</text:span></text:p>
      <text:p text:style-name="P486">Skorpiono jausmai gilūs, iš savo partnerio jis tikisi visiško atsidavimo. Tuo tarpu Vandeniui meilė – tik dar vienas būdas praplėsti savo akiratį, jis labiau vadovaujasi protu, ne jausmais. Vandenio ženklo žmonės turi išreikštą laisvės ir nepriklausomybės siekimą, kas visai nesuderinama su Skorpiono pavydu ir savininkiškumo jausmu. Gana lengvabūdiškas, šaltas ir plačiai bendraujantis Vandenis nemėgsta, kai kas nors varžo jo laisvę, tad poroje su Skorpionu jausis supančiotas. Nors santykių pradžioje miegamajame šėls aistros, atslūgus pirmam susižavėjimui, pastovūs priekaištai ir barniai greičiausiai juos išskirs.</text:p>
      <text:p text:style-name="P487"><text:span text:style-name="T488">Vandenis ir Šaulys</text:span></text:p>
      <text:p text:style-name="P489">Abu Zodiako ženklai myli gyvenimą ir mėgaujasi jo teikiamais malonumais be suvaržymų. Jų požiūriai į meilę ir gyvenimą labai panašūs, juos sieja humaniški idealai ir noras patirti kuo daugiau nuotykių. Vandenis supranta Šaulio nepriklausomybę ir nesistengia jo kontroliuoti. Jie su malonumu leidžia laiką vienas kito draugijoje ir supranta vienas kitą iš pusės žodžio. Abu ženklai be galo aistringi. Vandenis dievina naujoves, o Šaulys mėgsta eksperimentuoti, tad miegamajame ši pora tikrai neliūdės. Emocinis ryšys gali atsirasti ne iš karto, tačiau jeigu taip nutiks, ši pora gali praleisti kartu visą gyvenimą.</text:p>
      <text:p text:style-name="P490"><text:span text:style-name="T491">Vandenis ir Ožiaragis</text:span></text:p>
      <text:p text:style-name="P492">Šie Zodiako ženklai visiškos priešingybės. Ožiaragis praktiškas, konservatyvus ir gana taupus. Jam svarbus jaukus namų židinys. Santykiuose jis nori jaustis saugus ir vertina ištikimybę. Tuo tarpu Vandenis nei viena iš šių savybių pasigirti negali. Jis nepriklausomas, nenuspėjamas, amžinai trokštantis permainų. Vandenis neapsiriboja namais, jį jaudina globalios problemos, jis nuoširdžiai tiki galįs pakeisti pasaulį. O ir miegamajame Ožiaragio santūrumas Vandeniui nelabai suprantamas. Be to jis linkęs bent kartais nuklysti į šalį. Tokia sąjunga iš abiejų Zodiako ženklų pareikalaus didelių pastangų ir galiausiai vistiek greičiausiai nebus sėkminga.</text:p>
      <text:soft-page-break/>
      <text:p text:style-name="P493"><text:span text:style-name="T494">Vandenis ir Vandenis</text:span></text:p>
      <text:p text:style-name="P495">Tai stabili ir tvirta sąjunga, du panašiai mąstantys, ir daug bendro turintys žmonės. Abu myli gyvenimą ir mėgaujasi jo teikiamais malonumais be suvaržymų. Jų požiūriai į daugelį dalykų labai panašūs, todėl jie bus geri draugai ir kompanjonai, su malonumu leis laiką vienas kito draugijoje, ir sutars beveik dėl visko. Tiesa jų ryšys nebus labai gilus, bet nei vienam dėl to problemų kilti neturėtų. Miegamajame karšta taip pat nebus, tačiau jie išreiškš savo meilę per kitus dalykus ir nevaržys vienas kito laisvės, kas Vandeniui yra labai svarbu. Taigi, ši pora gali praleisti kartu visą gyvenimą.</text:p>
      <text:p text:style-name="P496"><text:span text:style-name="T497">Vandenis ir Žuvys</text:span></text:p>
      <text:p text:style-name="P498">Romantiškas Žuvų žavesys intriguoja Vandenį, o Žuvis žavi aukšti Vandenio siekiai ir idealai. Juos sieja abipusė trauka ir supratimas. Šie žmonės gali būti labai artimi, tačiau kažin ar tai truks ilgai. Santykiams įsibėgėjus jie pradės geriau vienas kitą pažinti. Neryžtingoms, nesavarankiškoms Žuvims reikia tvirto peties, žmogaus kuris jomis pasirūpintų, suteiktų joms saugumo jausmą. Tuo tarpu Vandenis to nesupranta, jis nenori būti kažkieno “ramsčiu”, jam reikia lygiaverčio partnerio. Santykiai pašlys dar labiau jeigu jausmingosios Žuvys pradės reikalauti iš Vandenio pastovaus dėmesio ir nuolatinių meilės prisipažinimų. Vandenis apskritai nemėgsta kai iš jo ko nors reikalaujama. Vos tik Vandenis pasijus supančiotas, jis pasistengs ištrūkti ir pasuks savais keliais.</text:p>
      <text:p text:style-name="P499"><text:span text:style-name="T500">Žuvys ir Avinas</text:span></text:p>
      <text:p text:style-name="P501">Energingas užkariautojas Avinas ir ramios, švelnios svajoklės Žuvys. Iš pirmo žvilgsnio sudėtingas, tačiau gana dažnas, derinys. Avinas trokšta vadovauti, o Žuvys nieko prieš nusileisti, joms netgi reikia tvirto partnerio peties. Taigi, Avinas suteikia Žuvims saugumo jausmą ir aktyvesni gyvenimą, tuo tarpu Žuvys suteikia Avinui vidinės ramybės. Lyg ir visi patenkinti.., tik Avinas turėtų pasistengti neužgauti jautrios Žuvų sielos.</text:p>
      <text:p text:style-name="P502"><text:span text:style-name="T503">Žuvys ir Jautis</text:span></text:p>
      <text:p text:style-name="P504">Jautis ir Žuvys - tai pora, kurioje abu Zodiako ženklai natūraliai vienas kitą traukia ir papildo. Jautis žavisi Žuvų dvasiniu pasauliu ir džiaugiasi galėdamas suteikti joms saugumo jausmą, kurio Žuvims itin reikia. Be to realistas Jautis svajokles Žuvis sugražina į realybę, padrąsina jas siekti užsibrėžto tikslo. Tuo tarpu Žuvys išjudina ramų Jautį, praskaidrina jo kasdienybę romantiškomis akimirkomis, išmoko į viską žvelgti kūrybiškiau. Taigi, šie Zodiako ženklai puikiai sutaria ir gali tapti neišskiriamais.</text:p>
      <text:p text:style-name="P505"/>
      <text:soft-page-break/>
      <text:p text:style-name="P506"><text:span text:style-name="T507">Žuvys ir Dvyniai</text:span></text:p>
      <text:p text:style-name="P508">Gana sudėtingas derinukas. Tai lyg skirtingų pasaulių atstovai. Vienas aktyvus ir gyvybingas, be galo mėgstantis bendrauti, flirtuoti, kitas uždaras vienišius mąstytojas, trokštantis meilės, romantikos ir visiško atsidavimo. Jų santykius lydės įtarimai, priekaištai ir nepasitikėjimas, todėl ilgalaikis ryšys vargiai įmanomas.</text:p>
      <text:p text:style-name="P509"><text:span text:style-name="T510">Žuvys ir Vėžys</text:span></text:p>
      <text:p text:style-name="P511">Abu vandens ženklai jautrūs, švelnūs, rūpestingi, jaučiantys vienas kito nuotaikas ir suprantys vienas kitą iš pusės žodžio. Abu emocionalūs, ieškantys gilių jausmų, be to kūrybingi, apdovanoti lakia vaizduote, tik Žuvys – svajoklės, gebančios generuoti naujas idėjas, o Vėžys rūpinasi jų įgyvendinimu realybėje, tad kartu jie gali paversti svajones realybe. Vėžys lepina Žuvis išskirtiniu dėmesiu, o Žuvys praturtina vėžio gyvenimą romantiškomis akimirkomis. Tiesiog ideali pora, kurios bendras gyvenimas žada daug laimingų akimirkų.</text:p>
      <text:p text:style-name="P512"><text:span text:style-name="T513">Žuvys ir Liūtas</text:span></text:p>
      <text:p text:style-name="P514">Liūtas aktyvus ir valdingas ženklas. Žuvys – jautrios, uždaros, mažakalbės vienišės, dažnai nepasitikinčios savimi. Jie intriguoja vienas kitą savo skirtumais, tačiau mažai vienas kitą papildo. Liūto karštakošiškumas ir noras būti dėmesio centre visiškai nedera su su uždaru Žuvų gyvenimo būdu, jų santūrumu ir svajingumu. Be to abu nori gauti, bet ne duoti. Tikėtinas trumpalaikis susižavėjimas, bet neužilgo Liūtas ims dairytis kito partnerio.</text:p>
      <text:p text:style-name="P515"><text:span text:style-name="T516">Žuvys ir Mergelė</text:span></text:p>
      <text:p text:style-name="P517">Mergelei meilė – tai saugumas ir intelektualinis suderinamumas. Žuvims meilė – tai didingas, visa apimantis jausmas. Iš pradžių Mergelė jaučia didelę trauką Žuvims. Sentimentalios, į pačią meilę įsimylėjusios Žuvys intriguoja Mergelę, o Žuvis žavi aštrus analitinis Mergelės protas. Tačiau Žuvų uždarukas, ekstravagancija ir svajingumas ilgainiui pradeda erzinti pragmatišką ir disciplinuotą Mergelę. Be to, kažin ar Mergelė pripras prie seksualinių Žuvų poreikių. Kita vertus abu Zodiako ženklai rūpestingi ir atsidavę, kas gali jiems padėti išlikti kartu.</text:p>
      <text:p text:style-name="P518"><text:span text:style-name="T519">Žuvys ir Svarstyklės</text:span></text:p>
      <text:p text:style-name="P520">Jų Romano pradžia nuostabi, tačiau vėliau pradeda lįsti skirtumai kurie griauna jų meilės iliuziją. Svarstyklės neapsiriboja savo partnerio draugija, jos mėgsta bendrauti, leisti laiką su draugas. Joms nesvetimas naktinis gyvenimas, vakarėliai, įvairiausios pramogos. Tuo tarpu Žuvys gyvena savo svajonių pasaulyje. Nesulaukdamos pakankamai dėmesio iš partnerio jos jaučiasi<text:s/><text:soft-page-break/>nevertinamos, apleistos, nevengia priekaištauti, kaltinti Svarstyklių, nuo ko santykiuose atsiranda įtampa. Žuvys jaučia, kad Svarstyklių žavesys ir atsidavimas labai paviršutiniški, tačiau priversti Svarstykles elgtis kitaip neįmanoma, kol jos pačios to nepanorės. Be to Žuvims reikia stipraus, jas globojančio partnerio, o Svarstyklės nelinkusios būti kažkam atrama.</text:p>
      <text:p text:style-name="P521"><text:span text:style-name="T522">Žuvys ir Skorpionas</text:span></text:p>
      <text:p text:style-name="P523">Skorpiono stiprybė žavi Žuvis, tuo labiau, kad neryžtingoms Žuvims reikalingas partneris į kurį jos galėtų atsiremti. Abu Zodiako ženklai jautrūs ir romantiški, supranta vienas kitą iš pusės žodžio ir jaučiasi be galo artimi. Laki Žuvų vaizduotė pakursto Skorpiono kūrybines galias. Žuvys su malonumu paklus valdingam Skorpionui, bus jam atsidavusio, o pastarasis tuo mėgausis. Paprastai šie ženklai jaučia didelę trauką vienas kitam. Skorpionas labai seksualus, o žuvys išradingos, tad aistra miegamajame liepsnos. Ši sąjunga tiesiog ideali. Nors Skorpiono pavydas ir savininkiškumo jausmas gali tapti barnių priežastimi, tačiau ši pora turėtų atlaikyti laiko išbandymus.</text:p>
      <text:p text:style-name="P524"><text:span text:style-name="T525">Žuvys ir Šaulys</text:span></text:p>
      <text:p text:style-name="P526">Nors miegamajame šie Zodiako ženklai suderinami, tačiau kasdieniame gyvenime jie neišvengiamai susidurs su nemenkomis problemomis. Žuvys sukurtos meilei, jos nepaprastai jausmingos ir švelnios, vertinančios ne tik kūniškus, bet ir dvasinius malonumus, kuriuos suteikia šis jausmas. Tuo tarpu Šaulys į santykius žiūri kaip į nuotykį. Mylėti Šaulys tikrai moka, tačiau savaip. Nepriklausomas Šaulys nesuteiks Žuvims tiek dėmesio, kiek jo tikėsis Žuvys, o tai kankins jautrias ir viską giliai į širdį imančias Žuvis. Be to aštrus Šaulio liežuvis neretai gali užgauti jautruoles Žuvis.</text:p>
      <text:p text:style-name="P527"><text:span text:style-name="T528">Žuvys ir Ožiaragis</text:span></text:p>
      <text:p text:style-name="P529">Šiuodu Zodiako ženklus sieja abipusė trauka ir supratimas. Žuvys nuoširdžiai žavisi Ožiaragio tvirtybe, taip leisdamos jam pasijusti labai reikšmingu. Tuo tarpu praktiškas Ožiaragis suteikia svajoklėms Žuvims stabilumo ir saugumo jausmą, o ir pats Ožiaragis su švelniomis ir jausmingomis Žuvimis jaučiasi saugus. Žinoma šioje poroje Ožiaragis užima vadovaujančią poziciją ir Žuvys tam nesipriešina, joms reikia tvirto peties. Šios dvi labai skirtingos asmenybės viena kitą papildo ir patenkina viena kitos poreikius, todėl ši sąjunga gali būti net labai sėkminga.</text:p>
      <text:p text:style-name="P530"/>
      <text:p text:style-name="P531"/>
      <text:p text:style-name="P532"/>
      <text:p text:style-name="P533"/>
      <text:soft-page-break/>
      <text:p text:style-name="P534"><text:span text:style-name="T535">Žuvys ir Vandenis</text:span></text:p>
      <text:p text:style-name="P536">Romantiškas Žuvų žavesys intriguoja Vandenį, o Žuvis žavi aukšti Vandenio siekiai ir idealai. Juos sieja abipusė trauka ir supratimas. Šie žmonės gali būti labai artimi, tačiau kažin ar tai truks ilgai. Santykiams įsibėgėjus jie pradės geriau vienas kitą pažinti. Neryžtingoms, nesavarankiškoms Žuvims reikia tvirto peties, žmogaus kuris jomis pasirūpintų, suteiktų joms saugumo jausmą. Tuo tarpu Vandenis to nesupranta, jis nenori būti kažkieno “ramsčiu”, jam reikia lygiaverčio partnerio. Santykiai pašlys dar labiau jeigu jausmingosios Žuvys pradės reikalauti iš Vandenio pastovaus dėmesio ir nuolatinių meilės prisipažinimų. Vandenis apskritai nemėgsta kai iš jo ko nors reikalaujama. Vos tik Vandenis pasijus supančiotas, jis pasistengs ištrūkti ir pasuks savais keliais.</text:p>
      <text:p text:style-name="P537"/>
      <text:p text:style-name="P538"><text:span text:style-name="T539">Žuvys ir Žuvys</text:span></text:p>
      <text:p text:style-name="P540">Jeigu būtų galimybė visas gyvenimo problemas išspręsti miegamajame, ši sąjunga būtų tiesiog ideali. Deja, šioje poroje trūksta tvirto peties į kurį abu norėtų atsiremti. Žuvys romantikės, pernelyg nutolusios nuo realybės svajotojos, be to dar ir labai jautrios. Šie žmonės supranta vienas kitą iš pusės žodžio, instinktyviai jaučia giliausius vienas kito jausmus, puikiai leidžia laimą miegamajame, tačiau yra per daug nutolę nuo realybės ir dažnai linkę savęs gailėtis. Kartais jiems net patinka būti kankinio vaidmenyje. O jeigu taip elgsis abu, tai kas spręs elementarias gyvenimiškas problemas? Sąjunga galima ir gali būti laiminga, jei vienas iš partnerių prisiims stipresniojo vaidmenį.</text:p>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9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lt" fo:country="L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lt" style:country-asian="LT" fo:hyphenate="fals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1812in" fo:margin-left="1.1812in" fo:margin-bottom="0.7875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omas Vitkauskas</meta:initial-creator>
    <dc:creator>Domas Vitkauskas</dc:creator>
    <meta:creation-date>2022-03-17T17:02:00Z</meta:creation-date>
    <dc:date>2022-03-17T17:18:00Z</dc:date>
    <meta:template xlink:href="Normal.dotm" xlink:type="simple"/>
    <meta:editing-cycles>2</meta:editing-cycles>
    <meta:editing-duration>PT960S</meta:editing-duration>
    <meta:document-statistic meta:page-count="37" meta:paragraph-count="164" meta:word-count="52419" meta:character-count="82135" meta:row-count="249" meta:non-whitespace-character-count="29880"/>
  </office:meta>
</office:document-meta>
</file>